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1" svg:font-family="Arial"/>
    <style:font-face style:name="Lohit Devanagari" svg:font-family="'Lohit Devanagari'"/>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0.774cm" fo:margin-left="1.804cm" fo:margin-top="0cm" fo:margin-bottom="0cm" table:align="left" style:writing-mode="lr-tb"/>
    </style:style>
    <style:style style:name="Table1.A" style:family="table-column">
      <style:table-column-properties style:column-width="0.901cm"/>
    </style:style>
    <style:style style:name="Table1.B" style:family="table-column">
      <style:table-column-properties style:column-width="0.917cm"/>
    </style:style>
    <style:style style:name="Table1.C" style:family="table-column">
      <style:table-column-properties style:column-width="0.919cm"/>
    </style:style>
    <style:style style:name="Table1.D" style:family="table-column">
      <style:table-column-properties style:column-width="0.915cm"/>
    </style:style>
    <style:style style:name="Table1.K" style:family="table-column">
      <style:table-column-properties style:column-width="0.612cm"/>
    </style:style>
    <style:style style:name="Table1.L" style:family="table-column">
      <style:table-column-properties style:column-width="1.004cm"/>
    </style:style>
    <style:style style:name="Table1.1" style:family="table-row">
      <style:table-row-properties style:min-row-height="0.409cm" fo:keep-together="auto"/>
    </style:style>
    <style:style style:name="Table1.A1" style:family="table-cell">
      <style:table-cell-properties fo:padding="0cm" fo:border="none"/>
    </style:style>
    <style:style style:name="Table1.2" style:family="table-row">
      <style:table-row-properties style:min-row-height="0.45cm" fo:keep-together="auto"/>
    </style:style>
    <style:style style:name="Table1.6" style:family="table-row">
      <style:table-row-properties style:min-row-height="0.938cm" fo:keep-together="auto"/>
    </style:style>
    <style:style style:name="Table2" style:family="table">
      <style:table-properties style:width="10.774cm" fo:margin-left="1.804cm" fo:margin-top="0cm" fo:margin-bottom="0cm" table:align="left" style:writing-mode="lr-tb"/>
    </style:style>
    <style:style style:name="Table2.A" style:family="table-column">
      <style:table-column-properties style:column-width="0.901cm"/>
    </style:style>
    <style:style style:name="Table2.B" style:family="table-column">
      <style:table-column-properties style:column-width="0.917cm"/>
    </style:style>
    <style:style style:name="Table2.C" style:family="table-column">
      <style:table-column-properties style:column-width="0.919cm"/>
    </style:style>
    <style:style style:name="Table2.D" style:family="table-column">
      <style:table-column-properties style:column-width="0.915cm"/>
    </style:style>
    <style:style style:name="Table2.K" style:family="table-column">
      <style:table-column-properties style:column-width="0.612cm"/>
    </style:style>
    <style:style style:name="Table2.L" style:family="table-column">
      <style:table-column-properties style:column-width="1.004cm"/>
    </style:style>
    <style:style style:name="Table2.1" style:family="table-row">
      <style:table-row-properties style:min-row-height="0.409cm" fo:keep-together="auto"/>
    </style:style>
    <style:style style:name="Table2.A1" style:family="table-cell">
      <style:table-cell-properties fo:padding="0cm" fo:border="none"/>
    </style:style>
    <style:style style:name="Table2.2" style:family="table-row">
      <style:table-row-properties style:min-row-height="0.45cm" fo:keep-together="auto"/>
    </style:style>
    <style:style style:name="Table2.6" style:family="table-row">
      <style:table-row-properties style:min-row-height="0.938cm" fo:keep-together="auto"/>
    </style:style>
    <style:style style:name="P1" style:family="paragraph" style:parent-style-name="List_20_Paragraph" style:list-style-name="WWNum1">
      <style:paragraph-properties fo:margin-left="3.355cm" fo:margin-right="0cm" fo:margin-top="0.104cm" fo:margin-bottom="0cm" loext:contextual-spacing="false" fo:line-height="100%" fo:text-align="start" style:justify-single-word="false" fo:text-indent="-0.614cm" style:auto-text-indent="false">
        <style:tab-stops>
          <style:tab-stop style:position="3.357cm"/>
        </style:tab-stops>
      </style:paragraph-properties>
    </style:style>
    <style:style style:name="P2" style:family="paragraph" style:parent-style-name="List_20_Paragraph" style:list-style-name="WWNum2">
      <style:paragraph-properties fo:margin-left="3.355cm" fo:margin-right="0cm" fo:margin-top="0.104cm" fo:margin-bottom="0cm" loext:contextual-spacing="false" fo:line-height="100%" fo:text-align="start" style:justify-single-word="false" fo:text-indent="-0.614cm" style:auto-text-indent="false">
        <style:tab-stops>
          <style:tab-stop style:position="3.357cm"/>
        </style:tab-stops>
      </style:paragraph-properties>
    </style:style>
    <style:style style:name="P3" style:family="paragraph" style:parent-style-name="List_20_Paragraph" style:list-style-name="WWNum1">
      <style:paragraph-properties fo:margin-left="3.353cm" fo:margin-right="0cm" fo:margin-top="0.023cm" fo:margin-bottom="0cm" loext:contextual-spacing="false" fo:line-height="100%" fo:text-align="start" style:justify-single-word="false" fo:text-indent="-0.409cm" style:auto-text-indent="false">
        <style:tab-stops>
          <style:tab-stop style:position="3.355cm"/>
        </style:tab-stops>
      </style:paragraph-properties>
    </style:style>
    <style:style style:name="P4" style:family="paragraph" style:parent-style-name="List_20_Paragraph" style:list-style-name="WWNum2">
      <style:paragraph-properties fo:margin-left="3.353cm" fo:margin-right="0cm" fo:margin-top="0.023cm" fo:margin-bottom="0cm" loext:contextual-spacing="false" fo:line-height="100%" fo:text-align="start" style:justify-single-word="false" fo:text-indent="-0.409cm" style:auto-text-indent="false">
        <style:tab-stops>
          <style:tab-stop style:position="3.355cm"/>
        </style:tab-stops>
      </style:paragraph-properties>
    </style:style>
    <style:style style:name="P5" style:family="paragraph" style:parent-style-name="List_20_Paragraph" style:list-style-name="WWNum1">
      <style:paragraph-properties fo:margin-left="3.353cm" fo:margin-right="0cm" fo:margin-top="0.025cm" fo:margin-bottom="0cm" loext:contextual-spacing="false" fo:line-height="100%" fo:text-align="start" style:justify-single-word="false" fo:text-indent="-0.409cm" style:auto-text-indent="false">
        <style:tab-stops>
          <style:tab-stop style:position="3.355cm"/>
        </style:tab-stops>
      </style:paragraph-properties>
    </style:style>
    <style:style style:name="P6" style:family="paragraph" style:parent-style-name="List_20_Paragraph" style:list-style-name="WWNum2">
      <style:paragraph-properties fo:margin-left="3.353cm" fo:margin-right="0cm" fo:margin-top="0.025cm" fo:margin-bottom="0cm" loext:contextual-spacing="false" fo:line-height="100%" fo:text-align="start" style:justify-single-word="false" fo:text-indent="-0.409cm" style:auto-text-indent="false">
        <style:tab-stops>
          <style:tab-stop style:position="3.355cm"/>
        </style:tab-stops>
      </style:paragraph-properties>
    </style:style>
    <style:style style:name="P7" style:family="paragraph" style:parent-style-name="Table_20_Paragraph">
      <style:paragraph-properties fo:margin-left="0cm" fo:margin-right="0cm" fo:line-height="100%" fo:text-indent="0cm" style:auto-text-indent="false"/>
      <style:text-properties style:font-name="Times New Roman" fo:font-size="10pt" style:font-size-asian="10pt"/>
    </style:style>
    <style:style style:name="P8" style:family="paragraph" style:parent-style-name="Table_20_Paragraph">
      <style:paragraph-properties fo:margin-left="0cm" fo:margin-right="0cm" fo:line-height="100%" fo:text-indent="0cm" style:auto-text-indent="false"/>
      <style:text-properties style:font-name="Times New Roman" fo:font-size="9pt" style:font-size-asian="9pt"/>
    </style:style>
    <style:style style:name="P9" style:family="paragraph" style:parent-style-name="Table_20_Paragraph">
      <style:paragraph-properties fo:margin-left="0cm" fo:margin-right="0cm" fo:margin-top="0.011cm" fo:margin-bottom="0cm" loext:contextual-spacing="false" fo:line-height="100%" fo:text-indent="0cm" style:auto-text-indent="false"/>
      <style:text-properties fo:font-size="11pt" style:font-size-asian="11pt"/>
    </style:style>
    <style:style style:name="P10" style:family="paragraph" style:parent-style-name="Table_20_Paragraph">
      <style:paragraph-properties fo:margin-left="0.088cm" fo:margin-right="0cm" fo:text-indent="0cm" style:auto-text-indent="false"/>
    </style:style>
    <style:style style:name="P11" style:family="paragraph" style:parent-style-name="Table_20_Paragraph">
      <style:paragraph-properties fo:margin-left="0.088cm" fo:margin-right="0cm" fo:line-height="0.353cm" fo:text-indent="0cm" style:auto-text-indent="false"/>
    </style:style>
    <style:style style:name="P12" style:family="paragraph" style:parent-style-name="Table_20_Paragraph">
      <style:paragraph-properties fo:margin-left="0.088cm" fo:margin-right="0cm" fo:line-height="0.376cm" fo:text-indent="0cm" style:auto-text-indent="false"/>
    </style:style>
    <style:style style:name="P13" style:family="paragraph" style:parent-style-name="Table_20_Paragraph">
      <style:paragraph-properties fo:margin-left="0.088cm" fo:margin-right="0cm" fo:line-height="100%" fo:text-indent="0cm" style:auto-text-indent="false"/>
    </style:style>
    <style:style style:name="P14" style:family="paragraph" style:parent-style-name="Table_20_Paragraph">
      <style:paragraph-properties fo:margin-left="-0.014cm" fo:margin-right="0.099cm" fo:line-height="0.353cm" fo:text-align="end" style:justify-single-word="false" fo:text-indent="0cm" style:auto-text-indent="false"/>
    </style:style>
    <style:style style:name="P15" style:family="paragraph" style:parent-style-name="Table_20_Paragraph">
      <style:paragraph-properties fo:margin-left="-0.014cm" fo:margin-right="0.099cm" fo:text-align="end" style:justify-single-word="false" fo:text-indent="0cm" style:auto-text-indent="false"/>
    </style:style>
    <style:style style:name="P16" style:family="paragraph" style:parent-style-name="Table_20_Paragraph">
      <style:paragraph-properties fo:margin-left="-0.014cm" fo:margin-right="0.099cm" fo:line-height="0.376cm" fo:text-align="end" style:justify-single-word="false" fo:text-indent="0cm" style:auto-text-indent="false"/>
    </style:style>
    <style:style style:name="P17" style:family="paragraph" style:parent-style-name="Table_20_Paragraph">
      <style:paragraph-properties fo:margin-left="-0.014cm" fo:margin-right="0.099cm" fo:line-height="100%" fo:text-align="end" style:justify-single-word="false" fo:text-indent="0cm" style:auto-text-indent="false"/>
    </style:style>
    <style:style style:name="P18" style:family="paragraph" style:parent-style-name="Table_20_Paragraph">
      <style:paragraph-properties fo:margin-left="0.099cm" fo:margin-right="0cm" fo:text-indent="0cm" style:auto-text-indent="false"/>
    </style:style>
    <style:style style:name="P19" style:family="paragraph" style:parent-style-name="Table_20_Paragraph">
      <style:paragraph-properties fo:margin-left="0.099cm" fo:margin-right="0cm" fo:line-height="0.353cm" fo:text-indent="0cm" style:auto-text-indent="false"/>
    </style:style>
    <style:style style:name="P20" style:family="paragraph" style:parent-style-name="Table_20_Paragraph">
      <style:paragraph-properties fo:margin-left="0.099cm" fo:margin-right="0cm" fo:line-height="0.376cm" fo:text-indent="0cm" style:auto-text-indent="false"/>
    </style:style>
    <style:style style:name="P21" style:family="paragraph" style:parent-style-name="Table_20_Paragraph">
      <style:paragraph-properties fo:margin-left="0.099cm" fo:margin-right="0cm" fo:line-height="100%" fo:text-indent="0cm" style:auto-text-indent="false"/>
    </style:style>
    <style:style style:name="P22" style:family="paragraph" style:parent-style-name="Table_20_Paragraph">
      <style:paragraph-properties fo:margin-left="-0.014cm" fo:margin-right="0.102cm" fo:line-height="0.353cm" fo:text-align="end" style:justify-single-word="false" fo:text-indent="0cm" style:auto-text-indent="false"/>
    </style:style>
    <style:style style:name="P23" style:family="paragraph" style:parent-style-name="Table_20_Paragraph">
      <style:paragraph-properties fo:margin-left="-0.014cm" fo:margin-right="0.102cm" fo:text-align="end" style:justify-single-word="false" fo:text-indent="0cm" style:auto-text-indent="false"/>
    </style:style>
    <style:style style:name="P24" style:family="paragraph" style:parent-style-name="Table_20_Paragraph">
      <style:paragraph-properties fo:margin-left="-0.014cm" fo:margin-right="0.102cm" fo:line-height="0.376cm" fo:text-align="end" style:justify-single-word="false" fo:text-indent="0cm" style:auto-text-indent="false"/>
    </style:style>
    <style:style style:name="P25" style:family="paragraph" style:parent-style-name="Table_20_Paragraph">
      <style:paragraph-properties fo:margin-left="-0.014cm" fo:margin-right="0.102cm" fo:line-height="100%" fo:text-align="end" style:justify-single-word="false" fo:text-indent="0cm" style:auto-text-indent="false"/>
    </style:style>
    <style:style style:name="P26" style:family="paragraph" style:parent-style-name="Table_20_Paragraph">
      <style:paragraph-properties fo:margin-left="0.095cm" fo:margin-right="0cm" fo:text-indent="0cm" style:auto-text-indent="false"/>
    </style:style>
    <style:style style:name="P27" style:family="paragraph" style:parent-style-name="Table_20_Paragraph">
      <style:paragraph-properties fo:margin-left="0.095cm" fo:margin-right="0cm" fo:line-height="0.353cm" fo:text-indent="0cm" style:auto-text-indent="false"/>
    </style:style>
    <style:style style:name="P28" style:family="paragraph" style:parent-style-name="Table_20_Paragraph">
      <style:paragraph-properties fo:margin-left="0.095cm" fo:margin-right="0cm" fo:line-height="0.376cm" fo:text-indent="0cm" style:auto-text-indent="false"/>
    </style:style>
    <style:style style:name="P29" style:family="paragraph" style:parent-style-name="Table_20_Paragraph">
      <style:paragraph-properties fo:margin-left="0.095cm" fo:margin-right="0cm" fo:line-height="100%" fo:text-indent="0cm" style:auto-text-indent="false"/>
    </style:style>
    <style:style style:name="P30" style:family="paragraph" style:parent-style-name="Table_20_Paragraph">
      <style:paragraph-properties fo:margin-left="-0.014cm" fo:margin-right="0.106cm" fo:line-height="0.353cm" fo:text-align="end" style:justify-single-word="false" fo:text-indent="0cm" style:auto-text-indent="false"/>
    </style:style>
    <style:style style:name="P31" style:family="paragraph" style:parent-style-name="Table_20_Paragraph">
      <style:paragraph-properties fo:margin-left="-0.014cm" fo:margin-right="0.106cm" fo:text-align="end" style:justify-single-word="false" fo:text-indent="0cm" style:auto-text-indent="false"/>
    </style:style>
    <style:style style:name="P32" style:family="paragraph" style:parent-style-name="Table_20_Paragraph">
      <style:paragraph-properties fo:margin-left="-0.014cm" fo:margin-right="0.106cm" fo:line-height="0.376cm" fo:text-align="end" style:justify-single-word="false" fo:text-indent="0cm" style:auto-text-indent="false"/>
    </style:style>
    <style:style style:name="P33" style:family="paragraph" style:parent-style-name="Table_20_Paragraph">
      <style:paragraph-properties fo:margin-left="-0.014cm" fo:margin-right="0.106cm" fo:line-height="100%" fo:text-align="end" style:justify-single-word="false" fo:text-indent="0cm" style:auto-text-indent="false"/>
    </style:style>
    <style:style style:name="P34" style:family="paragraph" style:parent-style-name="Table_20_Paragraph">
      <style:paragraph-properties fo:margin-left="0.092cm" fo:margin-right="0cm" fo:text-indent="0cm" style:auto-text-indent="false"/>
    </style:style>
    <style:style style:name="P35" style:family="paragraph" style:parent-style-name="Table_20_Paragraph">
      <style:paragraph-properties fo:margin-left="0.092cm" fo:margin-right="0cm" fo:line-height="0.353cm" fo:text-indent="0cm" style:auto-text-indent="false"/>
    </style:style>
    <style:style style:name="P36" style:family="paragraph" style:parent-style-name="Table_20_Paragraph">
      <style:paragraph-properties fo:margin-left="0.092cm" fo:margin-right="0cm" fo:line-height="0.376cm" fo:text-indent="0cm" style:auto-text-indent="false"/>
    </style:style>
    <style:style style:name="P37" style:family="paragraph" style:parent-style-name="Table_20_Paragraph">
      <style:paragraph-properties fo:margin-left="0.092cm" fo:margin-right="0cm" fo:line-height="100%" fo:text-indent="0cm" style:auto-text-indent="false"/>
    </style:style>
    <style:style style:name="P38" style:family="paragraph" style:parent-style-name="Table_20_Paragraph">
      <style:paragraph-properties fo:margin-left="-0.014cm" fo:margin-right="0.109cm" fo:line-height="0.353cm" fo:text-align="end" style:justify-single-word="false" fo:text-indent="0cm" style:auto-text-indent="false"/>
    </style:style>
    <style:style style:name="P39" style:family="paragraph" style:parent-style-name="Table_20_Paragraph">
      <style:paragraph-properties fo:margin-left="-0.014cm" fo:margin-right="0.109cm" fo:text-align="end" style:justify-single-word="false" fo:text-indent="0cm" style:auto-text-indent="false"/>
    </style:style>
    <style:style style:name="P40" style:family="paragraph" style:parent-style-name="Table_20_Paragraph">
      <style:paragraph-properties fo:margin-left="-0.014cm" fo:margin-right="0.109cm" fo:line-height="0.376cm" fo:text-align="end" style:justify-single-word="false" fo:text-indent="0cm" style:auto-text-indent="false"/>
    </style:style>
    <style:style style:name="P41" style:family="paragraph" style:parent-style-name="Table_20_Paragraph">
      <style:paragraph-properties fo:margin-left="-0.014cm" fo:margin-right="0.109cm" fo:line-height="100%" fo:text-align="end" style:justify-single-word="false" fo:text-indent="0cm" style:auto-text-indent="false"/>
    </style:style>
    <style:style style:name="P42" style:family="paragraph" style:parent-style-name="Table_20_Paragraph">
      <style:paragraph-properties fo:margin-left="0.09cm" fo:margin-right="0cm" fo:text-indent="0cm" style:auto-text-indent="false"/>
    </style:style>
    <style:style style:name="P43" style:family="paragraph" style:parent-style-name="Table_20_Paragraph">
      <style:paragraph-properties fo:margin-left="0.09cm" fo:margin-right="0cm" fo:line-height="0.353cm" fo:text-indent="0cm" style:auto-text-indent="false"/>
    </style:style>
    <style:style style:name="P44" style:family="paragraph" style:parent-style-name="Table_20_Paragraph">
      <style:paragraph-properties fo:margin-left="0.09cm" fo:margin-right="0cm" fo:line-height="0.376cm" fo:text-indent="0cm" style:auto-text-indent="false"/>
    </style:style>
    <style:style style:name="P45" style:family="paragraph" style:parent-style-name="Table_20_Paragraph">
      <style:paragraph-properties fo:margin-left="0.09cm" fo:margin-right="0cm" fo:line-height="100%" fo:text-indent="0cm" style:auto-text-indent="false"/>
    </style:style>
    <style:style style:name="P46" style:family="paragraph" style:parent-style-name="Table_20_Paragraph">
      <style:paragraph-properties fo:margin-left="-0.014cm" fo:margin-right="0.111cm" fo:line-height="0.353cm" fo:text-align="end" style:justify-single-word="false" fo:text-indent="0cm" style:auto-text-indent="false"/>
    </style:style>
    <style:style style:name="P47" style:family="paragraph" style:parent-style-name="Table_20_Paragraph">
      <style:paragraph-properties fo:margin-left="-0.014cm" fo:margin-right="0.111cm" fo:text-align="end" style:justify-single-word="false" fo:text-indent="0cm" style:auto-text-indent="false"/>
    </style:style>
    <style:style style:name="P48" style:family="paragraph" style:parent-style-name="Table_20_Paragraph">
      <style:paragraph-properties fo:margin-left="-0.014cm" fo:margin-right="0.111cm" fo:line-height="0.376cm" fo:text-align="end" style:justify-single-word="false" fo:text-indent="0cm" style:auto-text-indent="false"/>
    </style:style>
    <style:style style:name="P49" style:family="paragraph" style:parent-style-name="Table_20_Paragraph">
      <style:paragraph-properties fo:margin-left="-0.014cm" fo:margin-right="0.111cm" fo:line-height="100%" fo:text-align="end" style:justify-single-word="false" fo:text-indent="0cm" style:auto-text-indent="false"/>
    </style:style>
    <style:style style:name="P50" style:family="paragraph" style:parent-style-name="Table_20_Paragraph">
      <style:paragraph-properties fo:margin-left="0.086cm" fo:margin-right="0cm" fo:line-height="0.376cm" fo:text-indent="0cm" style:auto-text-indent="false"/>
    </style:style>
    <style:style style:name="P51" style:family="paragraph" style:parent-style-name="Table_20_Paragraph">
      <style:paragraph-properties fo:margin-left="0.085cm" fo:margin-right="0cm" fo:line-height="0.376cm" fo:text-indent="0cm" style:auto-text-indent="false"/>
    </style:style>
    <style:style style:name="P52" style:family="paragraph" style:parent-style-name="Frame_20_contents">
      <style:paragraph-properties fo:margin-left="0.035cm" fo:margin-right="0cm" fo:margin-top="0.025cm" fo:margin-bottom="0cm" loext:contextual-spacing="false" fo:text-align="start" style:justify-single-word="false" fo:text-indent="0cm" style:auto-text-indent="false"/>
    </style:style>
    <style:style style:name="P53" style:family="paragraph" style:parent-style-name="Frame_20_contents">
      <style:paragraph-properties fo:margin-left="0.106cm" fo:margin-right="0cm" fo:margin-top="0.025cm" fo:margin-bottom="0cm" loext:contextual-spacing="false" fo:text-align="start" style:justify-single-word="false" fo:text-indent="0cm" style:auto-text-indent="false"/>
    </style:style>
    <style:style style:name="P54" style:family="paragraph" style:parent-style-name="Heading_20_1">
      <style:paragraph-properties fo:margin-top="0.164cm" fo:margin-bottom="0cm" loext:contextual-spacing="false"/>
    </style:style>
    <style:style style:name="P55" style:family="paragraph" style:parent-style-name="Heading_20_1">
      <style:paragraph-properties fo:margin-left="0cm" fo:margin-right="0cm" fo:text-align="end" style:justify-single-word="false" fo:text-indent="0cm" style:auto-text-indent="false"/>
    </style:style>
    <style:style style:name="P56" style:family="paragraph" style:parent-style-name="Heading_20_1">
      <style:paragraph-properties fo:margin-left="1.065cm" fo:margin-right="0cm" fo:text-indent="0cm" style:auto-text-indent="false"/>
    </style:style>
    <style:style style:name="P57" style:family="paragraph" style:parent-style-name="Heading_20_1">
      <style:paragraph-properties fo:margin-left="1.065cm" fo:margin-right="0cm" fo:margin-top="0.025cm" fo:margin-bottom="0cm" loext:contextual-spacing="false" fo:text-indent="0cm" style:auto-text-indent="false"/>
    </style:style>
    <style:style style:name="P58" style:family="paragraph" style:parent-style-name="Heading_20_1">
      <style:paragraph-properties fo:margin-top="0.166cm" fo:margin-bottom="0cm" loext:contextual-spacing="false"/>
    </style:style>
    <style:style style:name="P59" style:family="paragraph" style:parent-style-name="Standard">
      <style:text-properties fo:font-size="1pt" style:font-size-asian="1pt" style:font-size-complex="1pt"/>
    </style:style>
    <style:style style:name="P60" style:family="paragraph" style:parent-style-name="Standard">
      <style:paragraph-properties fo:margin-left="0.25cm" fo:margin-right="10.686cm" fo:margin-top="0.104cm" fo:margin-bottom="0cm" loext:contextual-spacing="false" fo:line-height="105%" fo:text-align="start" style:justify-single-word="false" fo:text-indent="0cm" style:auto-text-indent="false" fo:break-before="column"/>
    </style:style>
    <style:style style:name="P61" style:family="paragraph" style:parent-style-name="Standard">
      <style:paragraph-properties fo:margin-left="0.25cm" fo:margin-right="9.998cm" fo:margin-top="0cm" fo:margin-bottom="0cm" loext:contextual-spacing="false" fo:line-height="105%" fo:text-align="start" style:justify-single-word="false" fo:text-indent="0cm" style:auto-text-indent="false"/>
    </style:style>
    <style:style style:name="P62" style:family="paragraph" style:parent-style-name="Standard">
      <style:paragraph-properties fo:margin-left="0.25cm" fo:margin-right="0cm" fo:margin-top="0cm" fo:margin-bottom="0cm" loext:contextual-spacing="false" fo:line-height="0.422cm" fo:text-align="start" style:justify-single-word="false" fo:text-indent="0cm" style:auto-text-indent="false"/>
    </style:style>
    <style:style style:name="P63" style:family="paragraph" style:parent-style-name="Standard">
      <style:paragraph-properties fo:margin-left="0.25cm" fo:margin-right="0cm" fo:margin-top="0cm" fo:margin-bottom="0cm" loext:contextual-spacing="false" fo:text-align="start" style:justify-single-word="false" fo:text-indent="0cm" style:auto-text-indent="false"/>
    </style:style>
    <style:style style:name="P64" style:family="paragraph" style:parent-style-name="Standard">
      <style:paragraph-properties fo:margin-left="0.25cm" fo:margin-right="0cm" fo:margin-top="0.104cm" fo:margin-bottom="0cm" loext:contextual-spacing="false" fo:text-align="start" style:justify-single-word="false" fo:text-indent="0cm" style:auto-text-indent="false" fo:break-before="column"/>
    </style:style>
    <style:style style:name="P65" style:family="paragraph" style:parent-style-name="Standard">
      <style:paragraph-properties fo:margin-left="0.25cm" fo:margin-right="0cm" fo:margin-top="0.002cm" fo:margin-bottom="0cm" loext:contextual-spacing="false" fo:text-align="start" style:justify-single-word="false" fo:text-indent="0cm" style:auto-text-indent="false"/>
    </style:style>
    <style:style style:name="P66" style:family="paragraph" style:parent-style-name="Standard">
      <style:paragraph-properties fo:margin-left="0.25cm" fo:margin-right="0cm" fo:margin-top="0.106cm" fo:margin-bottom="0cm" loext:contextual-spacing="false" fo:text-align="start" style:justify-single-word="false" fo:text-indent="0cm" style:auto-text-indent="false" fo:break-before="column"/>
    </style:style>
    <style:style style:name="P67" style:family="paragraph" style:parent-style-name="Standard">
      <style:paragraph-properties fo:margin-left="1.873cm" fo:margin-right="8.823cm" fo:margin-top="0.025cm" fo:margin-bottom="0cm" loext:contextual-spacing="false" fo:text-align="center" style:justify-single-word="false" fo:text-indent="0cm" style:auto-text-indent="false"/>
    </style:style>
    <style:style style:name="P68" style:family="paragraph" style:parent-style-name="Standard">
      <style:paragraph-properties fo:margin-left="0.42cm" fo:margin-right="6.881cm" fo:margin-top="0cm" fo:margin-bottom="0cm" loext:contextual-spacing="false" fo:text-align="center" style:justify-single-word="false" fo:text-indent="0cm" style:auto-text-indent="false"/>
    </style:style>
    <style:style style:name="P69" style:family="paragraph" style:parent-style-name="Standard">
      <style:paragraph-properties fo:margin-left="4.397cm" fo:margin-right="0cm" fo:margin-top="0.023cm" fo:margin-bottom="0cm" loext:contextual-spacing="false" fo:text-align="start" style:justify-single-word="false" fo:text-indent="0cm" style:auto-text-indent="false"/>
    </style:style>
    <style:style style:name="P70" style:family="paragraph" style:parent-style-name="Standard">
      <style:paragraph-properties fo:margin-left="4.397cm" fo:margin-right="0cm" fo:margin-top="0.011cm" fo:margin-bottom="0cm" loext:contextual-spacing="false" fo:text-align="start" style:justify-single-word="false" fo:text-indent="0cm" style:auto-text-indent="false"/>
    </style:style>
    <style:style style:name="P71" style:family="paragraph" style:parent-style-name="Standard">
      <style:paragraph-properties fo:margin-left="2.769cm" fo:margin-right="10.329cm" fo:margin-top="0cm" fo:margin-bottom="0cm" loext:contextual-spacing="false" fo:line-height="105%" fo:text-align="start" style:justify-single-word="false" fo:text-indent="0cm" style:auto-text-indent="false"/>
    </style:style>
    <style:style style:name="P72" style:family="paragraph" style:parent-style-name="Standard">
      <style:paragraph-properties fo:margin-left="2.769cm" fo:margin-right="10.257cm" fo:margin-top="0.002cm" fo:margin-bottom="0cm" loext:contextual-spacing="false" fo:line-height="105%" fo:text-align="justify" style:justify-single-word="false" fo:text-indent="0cm" style:auto-text-indent="false"/>
    </style:style>
    <style:style style:name="P73" style:family="paragraph" style:parent-style-name="Standard">
      <style:paragraph-properties fo:margin-left="2.769cm" fo:margin-right="0cm" fo:margin-top="0cm" fo:margin-bottom="0cm" loext:contextual-spacing="false" fo:text-align="justify" style:justify-single-word="false" fo:text-indent="0cm" style:auto-text-indent="false"/>
    </style:style>
    <style:style style:name="P74" style:family="paragraph" style:parent-style-name="Standard">
      <style:paragraph-properties fo:margin-left="1.065cm" fo:margin-right="0cm" fo:margin-top="0cm" fo:margin-bottom="0cm" loext:contextual-spacing="false" fo:text-align="start" style:justify-single-word="false" fo:text-indent="0cm" style:auto-text-indent="false"/>
    </style:style>
    <style:style style:name="P75" style:family="paragraph" style:parent-style-name="Standard">
      <style:paragraph-properties fo:margin-left="1.065cm" fo:margin-right="0cm" fo:margin-top="0.025cm" fo:margin-bottom="0cm" loext:contextual-spacing="false" fo:text-align="start" style:justify-single-word="false" fo:text-indent="0cm" style:auto-text-indent="false"/>
    </style:style>
    <style:style style:name="P76" style:family="paragraph" style:parent-style-name="Standard">
      <style:paragraph-properties fo:margin-left="1.065cm" fo:margin-right="0cm" fo:margin-top="0.002cm" fo:margin-bottom="0cm" loext:contextual-spacing="false" fo:text-align="start" style:justify-single-word="false" fo:text-indent="0cm" style:auto-text-indent="false"/>
    </style:style>
    <style:style style:name="P77" style:family="paragraph" style:parent-style-name="Standard">
      <style:paragraph-properties fo:margin-left="1.065cm" fo:margin-right="0cm" fo:margin-top="0.023cm" fo:margin-bottom="0cm" loext:contextual-spacing="false" fo:text-align="start" style:justify-single-word="false" fo:text-indent="0cm" style:auto-text-indent="false"/>
    </style:style>
    <style:style style:name="P78" style:family="paragraph" style:parent-style-name="Standard">
      <style:paragraph-properties fo:margin-left="1.88cm" fo:margin-right="0cm" fo:margin-top="0.023cm" fo:margin-bottom="0cm" loext:contextual-spacing="false" fo:text-align="start" style:justify-single-word="false" fo:text-indent="0cm" style:auto-text-indent="false"/>
    </style:style>
    <style:style style:name="P79" style:family="paragraph" style:parent-style-name="Standard">
      <style:paragraph-properties fo:margin-left="1.88cm" fo:margin-right="0cm" fo:margin-top="0.025cm" fo:margin-bottom="0cm" loext:contextual-spacing="false" fo:text-align="start" style:justify-single-word="false" fo:text-indent="0cm" style:auto-text-indent="false"/>
    </style:style>
    <style:style style:name="P80" style:family="paragraph" style:parent-style-name="Text_20_body">
      <style:text-properties style:font-name="Times New Roman" fo:font-size="10pt" style:font-size-asian="10pt"/>
    </style:style>
    <style:style style:name="P81" style:family="paragraph" style:parent-style-name="Text_20_body">
      <style:text-properties fo:font-size="11pt" fo:font-weight="bold" style:font-size-asian="11pt" style:font-weight-asian="bold"/>
    </style:style>
    <style:style style:name="P82" style:family="paragraph" style:parent-style-name="Text_20_body">
      <style:text-properties fo:font-size="11pt" style:font-size-asian="11pt"/>
    </style:style>
    <style:style style:name="P83" style:family="paragraph" style:parent-style-name="Text_20_body">
      <style:text-properties fo:font-size="11pt" fo:font-style="italic" style:font-size-asian="11pt" style:font-style-asian="italic"/>
    </style:style>
    <style:style style:name="P84" style:family="paragraph" style:parent-style-name="Text_20_body">
      <style:text-properties fo:font-size="10pt" style:font-size-asian="10pt"/>
    </style:style>
    <style:style style:name="P85" style:family="paragraph" style:parent-style-name="Text_20_body">
      <style:paragraph-properties fo:line-height="5%"/>
      <style:text-properties fo:font-size="10pt" style:font-size-asian="10pt"/>
    </style:style>
    <style:style style:name="P86" style:family="paragraph" style:parent-style-name="Text_20_body">
      <style:paragraph-properties fo:margin-top="0.019cm" fo:margin-bottom="0cm" loext:contextual-spacing="false"/>
    </style:style>
    <style:style style:name="P87" style:family="paragraph" style:parent-style-name="Text_20_body">
      <style:paragraph-properties fo:margin-top="0.019cm" fo:margin-bottom="0cm" loext:contextual-spacing="false"/>
      <style:text-properties style:font-name="Times New Roman" fo:font-size="12pt" style:font-size-asian="12pt"/>
    </style:style>
    <style:style style:name="P88" style:family="paragraph" style:parent-style-name="Text_20_body">
      <style:paragraph-properties fo:margin-top="0.019cm" fo:margin-bottom="0cm" loext:contextual-spacing="false"/>
      <style:text-properties fo:font-size="13.5pt" style:font-size-asian="13.5pt"/>
    </style:style>
    <style:style style:name="P89" style:family="paragraph" style:parent-style-name="Text_20_body">
      <style:paragraph-properties fo:margin-top="0.018cm" fo:margin-bottom="0cm" loext:contextual-spacing="false"/>
      <style:text-properties fo:font-size="8.5pt" fo:font-weight="bold" style:font-size-asian="8.5pt" style:font-weight-asian="bold"/>
    </style:style>
    <style:style style:name="P90" style:family="paragraph" style:parent-style-name="Text_20_body">
      <style:paragraph-properties fo:margin-top="0.018cm" fo:margin-bottom="0cm" loext:contextual-spacing="false"/>
      <style:text-properties fo:font-size="14pt" style:font-size-asian="14pt"/>
    </style:style>
    <style:style style:name="P91" style:family="paragraph" style:parent-style-name="Text_20_body">
      <style:paragraph-properties fo:margin-left="0.199cm" fo:margin-right="0cm" fo:margin-top="0.4cm" fo:margin-bottom="0cm" loext:contextual-spacing="false" fo:text-indent="0cm" style:auto-text-indent="false"/>
    </style:style>
    <style:style style:name="P92" style:family="paragraph" style:parent-style-name="Text_20_body">
      <style:paragraph-properties fo:margin-left="0.199cm" fo:margin-right="0cm" fo:margin-top="0.002cm" fo:margin-bottom="0cm" loext:contextual-spacing="false" fo:text-indent="0cm" style:auto-text-indent="false"/>
    </style:style>
    <style:style style:name="P93" style:family="paragraph" style:parent-style-name="Text_20_body">
      <style:paragraph-properties fo:margin-top="0.012cm" fo:margin-bottom="0cm" loext:contextual-spacing="false"/>
      <style:text-properties fo:font-size="16pt" style:font-size-asian="16pt"/>
    </style:style>
    <style:style style:name="P94" style:family="paragraph" style:parent-style-name="Text_20_body">
      <style:paragraph-properties fo:margin-top="0.012cm" fo:margin-bottom="0cm" loext:contextual-spacing="false"/>
      <style:text-properties fo:font-size="14pt" style:font-size-asian="14pt"/>
    </style:style>
    <style:style style:name="P95" style:family="paragraph" style:parent-style-name="Text_20_body">
      <style:paragraph-properties fo:margin-left="0.199cm" fo:margin-right="0.153cm" fo:margin-top="0.002cm" fo:margin-bottom="0cm" loext:contextual-spacing="false" fo:line-height="123%" fo:text-indent="0cm" style:auto-text-indent="false"/>
    </style:style>
    <style:style style:name="P96" style:family="paragraph" style:parent-style-name="Text_20_body" style:master-page-name="Standard">
      <style:paragraph-properties style:page-number="auto"/>
      <style:text-properties style:font-name="Times New Roman" fo:font-size="10pt" style:font-size-asian="10pt"/>
    </style:style>
    <style:style style:name="P97" style:family="paragraph" style:parent-style-name="Text_20_body">
      <style:paragraph-properties fo:margin-top="0.004cm" fo:margin-bottom="0cm" loext:contextual-spacing="false"/>
      <style:text-properties fo:font-size="12pt" style:font-size-asian="12pt"/>
    </style:style>
    <style:style style:name="P98" style:family="paragraph" style:parent-style-name="Text_20_body" style:master-page-name="Converted1">
      <style:paragraph-properties fo:margin-top="0.004cm" fo:margin-bottom="0cm" loext:contextual-spacing="false" style:page-number="auto"/>
      <style:text-properties fo:font-size="6.5pt" style:font-size-asian="6.5pt"/>
    </style:style>
    <style:style style:name="P99" style:family="paragraph" style:parent-style-name="Text_20_body" style:master-page-name="Converted2">
      <style:paragraph-properties fo:margin-top="0.004cm" fo:margin-bottom="0cm" loext:contextual-spacing="false" style:page-number="auto"/>
      <style:text-properties fo:font-size="6.5pt" style:font-size-asian="6.5pt"/>
    </style:style>
    <style:style style:name="P100" style:family="paragraph" style:parent-style-name="Text_20_body">
      <style:paragraph-properties fo:margin-left="1.021cm" fo:margin-right="0cm" fo:margin-top="0.104cm" fo:margin-bottom="0cm" loext:contextual-spacing="false" fo:text-indent="0cm" style:auto-text-indent="false"/>
    </style:style>
    <style:style style:name="P101" style:family="paragraph" style:parent-style-name="Text_20_body">
      <style:paragraph-properties fo:margin-left="1.021cm" fo:margin-right="0cm" fo:margin-top="0.106cm" fo:margin-bottom="0cm" loext:contextual-spacing="false" fo:text-indent="0cm" style:auto-text-indent="false"/>
    </style:style>
    <style:style style:name="P102" style:family="paragraph" style:parent-style-name="Text_20_body">
      <style:paragraph-properties fo:margin-left="1.88cm" fo:margin-right="9.931cm" fo:margin-top="0.023cm" fo:margin-bottom="0cm" loext:contextual-spacing="false" fo:line-height="105%" fo:text-indent="-1.63cm" style:auto-text-indent="false"/>
    </style:style>
    <style:style style:name="P103" style:family="paragraph" style:parent-style-name="Text_20_body">
      <style:paragraph-properties fo:margin-left="1.873cm" fo:margin-right="8.827cm" fo:line-height="0.423cm" fo:text-align="center" style:justify-single-word="false" fo:text-indent="0cm" style:auto-text-indent="false"/>
    </style:style>
    <style:style style:name="P104" style:family="paragraph" style:parent-style-name="Text_20_body">
      <style:paragraph-properties fo:margin-top="0.007cm" fo:margin-bottom="0cm" loext:contextual-spacing="false" fo:break-before="column"/>
      <style:text-properties fo:font-size="11.5pt" style:font-size-asian="11.5pt"/>
    </style:style>
    <style:style style:name="P105" style:family="paragraph" style:parent-style-name="Text_20_body">
      <style:paragraph-properties fo:margin-top="0.007cm" fo:margin-bottom="0cm" loext:contextual-spacing="false"/>
      <style:text-properties fo:font-size="11.5pt" style:font-size-asian="11.5pt"/>
    </style:style>
    <style:style style:name="P106" style:family="paragraph" style:parent-style-name="Text_20_body">
      <style:paragraph-properties fo:margin-top="0.007cm" fo:margin-bottom="0cm" loext:contextual-spacing="false"/>
      <style:text-properties fo:font-size="1.5pt" style:font-size-asian="1.5pt"/>
    </style:style>
    <style:style style:name="P107" style:family="paragraph" style:parent-style-name="Text_20_body">
      <style:paragraph-properties fo:margin-left="0.42cm" fo:margin-right="0.769cm" fo:margin-top="0.023cm" fo:margin-bottom="0cm" loext:contextual-spacing="false" fo:text-align="center" style:justify-single-word="false" fo:text-indent="0cm" style:auto-text-indent="false"/>
    </style:style>
    <style:style style:name="P108" style:family="paragraph" style:parent-style-name="Text_20_body">
      <style:paragraph-properties fo:margin-left="0.42cm" fo:margin-right="3.418cm" fo:margin-top="0.025cm" fo:margin-bottom="0cm" loext:contextual-spacing="false" fo:text-align="center" style:justify-single-word="false" fo:text-indent="0cm" style:auto-text-indent="false"/>
    </style:style>
    <style:style style:name="P109" style:family="paragraph" style:parent-style-name="Text_20_body">
      <style:paragraph-properties fo:margin-left="4.397cm" fo:margin-right="0cm" fo:line-height="0.42cm" fo:text-indent="0cm" style:auto-text-indent="false"/>
    </style:style>
    <style:style style:name="P110" style:family="paragraph" style:parent-style-name="Text_20_body">
      <style:paragraph-properties fo:margin-left="4.397cm" fo:margin-right="0cm" fo:margin-top="0.025cm" fo:margin-bottom="0cm" loext:contextual-spacing="false" fo:text-indent="0cm" style:auto-text-indent="false"/>
    </style:style>
    <style:style style:name="P111" style:family="paragraph" style:parent-style-name="Text_20_body">
      <style:paragraph-properties fo:margin-left="4.397cm" fo:margin-right="0cm" fo:margin-top="0.023cm" fo:margin-bottom="0cm" loext:contextual-spacing="false" fo:text-indent="0cm" style:auto-text-indent="false"/>
    </style:style>
    <style:style style:name="P112" style:family="paragraph" style:parent-style-name="Text_20_body">
      <style:paragraph-properties fo:margin-left="6.027cm" fo:margin-right="8.416cm" fo:margin-top="0.025cm" fo:margin-bottom="0cm" loext:contextual-spacing="false" fo:line-height="105%" fo:text-indent="-1.63cm" style:auto-text-indent="false"/>
    </style:style>
    <style:style style:name="P113" style:family="paragraph" style:parent-style-name="Text_20_body">
      <style:paragraph-properties fo:margin-left="7.657cm" fo:margin-right="0cm" fo:line-height="0.423cm" fo:text-indent="0cm" style:auto-text-indent="false"/>
    </style:style>
    <style:style style:name="P114" style:family="paragraph" style:parent-style-name="Text_20_body">
      <style:paragraph-properties fo:margin-left="6.027cm" fo:margin-right="0cm" fo:margin-top="0.025cm" fo:margin-bottom="0cm" loext:contextual-spacing="false" fo:text-indent="0cm" style:auto-text-indent="false"/>
    </style:style>
    <style:style style:name="P115" style:family="paragraph" style:parent-style-name="Text_20_body">
      <style:paragraph-properties fo:margin-left="6.027cm" fo:margin-right="0cm" fo:margin-top="0.023cm" fo:margin-bottom="0cm" loext:contextual-spacing="false" fo:text-indent="0cm" style:auto-text-indent="false"/>
    </style:style>
    <style:style style:name="P116" style:family="paragraph" style:parent-style-name="Text_20_body">
      <style:paragraph-properties fo:margin-left="6.027cm" fo:margin-right="0cm" fo:line-height="0.423cm" fo:text-indent="0cm" style:auto-text-indent="false"/>
    </style:style>
    <style:style style:name="P117" style:family="paragraph" style:parent-style-name="Text_20_body">
      <style:paragraph-properties fo:margin-left="6.027cm" fo:margin-right="0cm" fo:line-height="0.422cm" fo:text-indent="0cm" style:auto-text-indent="false"/>
    </style:style>
    <style:style style:name="P118" style:family="paragraph" style:parent-style-name="Text_20_body">
      <style:paragraph-properties fo:margin-top="0.005cm" fo:margin-bottom="0cm" loext:contextual-spacing="false"/>
      <style:text-properties fo:font-size="11.5pt" style:font-size-asian="11.5pt"/>
    </style:style>
    <style:style style:name="P119" style:family="paragraph" style:parent-style-name="Text_20_body">
      <style:paragraph-properties fo:margin-top="0.005cm" fo:margin-bottom="0cm" loext:contextual-spacing="false"/>
      <style:text-properties fo:font-size="12.5pt" style:font-size-asian="12.5pt"/>
    </style:style>
    <style:style style:name="P120" style:family="paragraph" style:parent-style-name="Text_20_body">
      <style:paragraph-properties fo:margin-left="4.397cm" fo:margin-right="8.834cm" fo:line-height="105%" fo:text-align="justify" style:justify-single-word="false" fo:text-indent="-1.63cm" style:auto-text-indent="false"/>
    </style:style>
    <style:style style:name="P121" style:family="paragraph" style:parent-style-name="Text_20_body">
      <style:paragraph-properties fo:margin-left="6.027cm" fo:margin-right="7.408cm" fo:line-height="105%" fo:text-align="justify" style:justify-single-word="false" fo:text-indent="-1.63cm" style:auto-text-indent="false"/>
    </style:style>
    <style:style style:name="P122" style:family="paragraph" style:parent-style-name="Text_20_body">
      <style:paragraph-properties fo:margin-left="6.027cm" fo:margin-right="6.593cm" fo:line-height="105%" fo:text-align="justify" style:justify-single-word="false" fo:text-indent="1.628cm" style:auto-text-indent="false"/>
    </style:style>
    <style:style style:name="P123" style:family="paragraph" style:parent-style-name="Text_20_body">
      <style:paragraph-properties fo:margin-left="2.769cm" fo:margin-right="0cm" fo:margin-top="0.025cm" fo:margin-bottom="0cm" loext:contextual-spacing="false" fo:text-align="justify" style:justify-single-word="false" fo:text-indent="0cm" style:auto-text-indent="false"/>
    </style:style>
    <style:style style:name="P124" style:family="paragraph" style:parent-style-name="Text_20_body">
      <style:paragraph-properties fo:margin-left="4.397cm" fo:margin-right="3.796cm" fo:margin-top="0.025cm" fo:margin-bottom="0cm" loext:contextual-spacing="false" fo:line-height="105%" fo:text-indent="0cm" style:auto-text-indent="false"/>
    </style:style>
    <style:style style:name="P125" style:family="paragraph" style:parent-style-name="Text_20_body">
      <style:paragraph-properties fo:margin-left="2.743cm" fo:margin-right="0cm" fo:text-align="justify" style:justify-single-word="false" fo:text-indent="0cm" style:auto-text-indent="false"/>
    </style:style>
    <style:style style:name="P126" style:family="paragraph" style:parent-style-name="Text_20_body">
      <style:paragraph-properties fo:margin-left="2.743cm" fo:margin-right="0cm" fo:margin-top="0.025cm" fo:margin-bottom="0cm" loext:contextual-spacing="false" fo:text-indent="0cm" style:auto-text-indent="false"/>
    </style:style>
    <style:style style:name="P127" style:family="paragraph" style:parent-style-name="Text_20_body">
      <style:paragraph-properties fo:margin-left="2.743cm" fo:margin-right="0cm" fo:margin-top="0.023cm" fo:margin-bottom="0cm" loext:contextual-spacing="false" fo:text-indent="0cm" style:auto-text-indent="false"/>
    </style:style>
    <style:style style:name="P128" style:family="paragraph" style:parent-style-name="Text_20_body">
      <style:paragraph-properties fo:margin-top="0.011cm" fo:margin-bottom="0cm" loext:contextual-spacing="false"/>
      <style:text-properties fo:font-size="12.5pt" style:font-size-asian="12.5pt"/>
    </style:style>
    <style:style style:name="P129" style:family="paragraph" style:parent-style-name="Text_20_body">
      <style:paragraph-properties fo:margin-left="1.065cm" fo:margin-right="11.455cm" fo:line-height="105%" fo:text-indent="-0.815cm" style:auto-text-indent="false"/>
    </style:style>
    <style:style style:name="P130" style:family="paragraph" style:parent-style-name="Text_20_body">
      <style:paragraph-properties fo:margin-left="1.065cm" fo:margin-right="11.455cm" fo:margin-top="0.002cm" fo:margin-bottom="0cm" loext:contextual-spacing="false" fo:line-height="105%" fo:text-indent="-0.815cm" style:auto-text-indent="false"/>
    </style:style>
    <style:style style:name="P131" style:family="paragraph" style:parent-style-name="Text_20_body">
      <style:paragraph-properties fo:margin-left="1.065cm" fo:margin-right="0cm" fo:margin-top="0.007cm" fo:margin-bottom="0cm" loext:contextual-spacing="false" fo:text-indent="0cm" style:auto-text-indent="false"/>
    </style:style>
    <style:style style:name="P132" style:family="paragraph" style:parent-style-name="Text_20_body">
      <style:paragraph-properties fo:margin-left="1.065cm" fo:margin-right="0cm" fo:margin-top="0.025cm" fo:margin-bottom="0cm" loext:contextual-spacing="false" fo:text-indent="0cm" style:auto-text-indent="false"/>
    </style:style>
    <style:style style:name="P133" style:family="paragraph" style:parent-style-name="Text_20_body">
      <style:paragraph-properties fo:margin-left="1.065cm" fo:margin-right="0cm" fo:margin-top="0.023cm" fo:margin-bottom="0cm" loext:contextual-spacing="false" fo:text-indent="0cm" style:auto-text-indent="false"/>
    </style:style>
    <style:style style:name="P134" style:family="paragraph" style:parent-style-name="Text_20_body">
      <style:paragraph-properties fo:margin-left="1.065cm" fo:margin-right="0cm" fo:text-indent="0cm" style:auto-text-indent="false"/>
    </style:style>
    <style:style style:name="P135" style:family="paragraph" style:parent-style-name="Text_20_body">
      <style:paragraph-properties fo:margin-left="1.065cm" fo:margin-right="0cm" fo:line-height="0.423cm" fo:text-indent="0cm" style:auto-text-indent="false"/>
    </style:style>
    <style:style style:name="P136" style:family="paragraph" style:parent-style-name="Text_20_body">
      <style:paragraph-properties fo:margin-left="1.065cm" fo:margin-right="0cm" fo:margin-top="0.002cm" fo:margin-bottom="0cm" loext:contextual-spacing="false" fo:text-indent="0cm" style:auto-text-indent="false"/>
    </style:style>
    <style:style style:name="P137" style:family="paragraph" style:parent-style-name="Text_20_body">
      <style:paragraph-properties fo:margin-left="2.695cm" fo:margin-right="0cm" fo:margin-top="0.025cm" fo:margin-bottom="0cm" loext:contextual-spacing="false" fo:text-indent="0cm" style:auto-text-indent="false"/>
    </style:style>
    <style:style style:name="P138" style:family="paragraph" style:parent-style-name="Text_20_body">
      <style:paragraph-properties fo:margin-left="2.695cm" fo:margin-right="0cm" fo:margin-top="0.023cm" fo:margin-bottom="0cm" loext:contextual-spacing="false" fo:text-indent="0cm" style:auto-text-indent="false"/>
    </style:style>
    <style:style style:name="P139" style:family="paragraph" style:parent-style-name="Text_20_body">
      <style:paragraph-properties fo:margin-top="0.009cm" fo:margin-bottom="0cm" loext:contextual-spacing="false"/>
    </style:style>
    <style:style style:name="P140" style:family="paragraph" style:parent-style-name="Text_20_body">
      <style:paragraph-properties fo:margin-top="0.009cm" fo:margin-bottom="0cm" loext:contextual-spacing="false"/>
      <style:text-properties fo:font-size="12.5pt" style:font-size-asian="12.5pt"/>
    </style:style>
    <style:style style:name="P141" style:family="paragraph" style:parent-style-name="Text_20_body">
      <style:paragraph-properties fo:margin-left="1.88cm" fo:margin-right="3.921cm" fo:margin-top="0.025cm" fo:margin-bottom="0cm" loext:contextual-spacing="false" fo:line-height="105%" fo:text-indent="-0.815cm" style:auto-text-indent="false"/>
    </style:style>
    <style:style style:name="P142" style:family="paragraph" style:parent-style-name="Text_20_body">
      <style:paragraph-properties fo:margin-left="1.88cm" fo:margin-right="0cm" fo:margin-top="0.025cm" fo:margin-bottom="0cm" loext:contextual-spacing="false" fo:text-indent="0cm" style:auto-text-indent="false"/>
    </style:style>
    <style:style style:name="P143" style:family="paragraph" style:parent-style-name="Text_20_body">
      <style:paragraph-properties fo:margin-left="1.88cm" fo:margin-right="0cm" fo:margin-top="0.023cm" fo:margin-bottom="0cm" loext:contextual-spacing="false" fo:text-indent="0cm" style:auto-text-indent="false"/>
    </style:style>
    <style:style style:name="P144" style:family="paragraph" style:parent-style-name="Text_20_body">
      <style:paragraph-properties fo:margin-left="1.065cm" fo:margin-right="3.921cm" fo:line-height="105%" fo:text-indent="0cm" style:auto-text-indent="false"/>
    </style:style>
    <style:style style:name="P145" style:family="paragraph" style:parent-style-name="Text_20_body">
      <style:paragraph-properties fo:margin-left="0.455cm" fo:margin-right="0.716cm" fo:margin-top="0.025cm" fo:margin-bottom="0cm" loext:contextual-spacing="false" fo:line-height="105%" fo:text-indent="0.61cm" style:auto-text-indent="false"/>
    </style:style>
    <style:style style:name="P146" style:family="paragraph" style:parent-style-name="Text_20_body">
      <style:paragraph-properties fo:margin-left="2.946cm" fo:margin-right="0cm" fo:text-indent="0cm" style:auto-text-indent="false"/>
    </style:style>
    <style:style style:name="P147" style:family="paragraph" style:parent-style-name="Text_20_body" style:master-page-name="Converted3">
      <style:paragraph-properties style:page-number="auto"/>
      <style:text-properties fo:font-size="10pt" style:font-size-asian="10pt"/>
    </style:style>
    <style:style style:name="P148" style:family="paragraph" style:parent-style-name="Text_20_body" style:master-page-name="Converted4">
      <style:paragraph-properties fo:margin-top="0.002cm" fo:margin-bottom="0cm" loext:contextual-spacing="false" style:page-number="auto"/>
      <style:text-properties fo:font-size="6.5pt" fo:font-weight="bold" style:font-size-asian="6.5pt" style:font-weight-asian="bold"/>
    </style:style>
    <style:style style:name="P149" style:family="paragraph" style:parent-style-name="Text_20_body">
      <style:paragraph-properties fo:margin-left="2.743cm" fo:margin-right="10.329cm" fo:line-height="105%" fo:text-indent="0.203cm" style:auto-text-indent="false"/>
    </style:style>
    <style:style style:name="P150" style:family="paragraph" style:parent-style-name="Text_20_body" style:master-page-name="Converted5">
      <style:paragraph-properties style:page-number="auto"/>
      <style:text-properties fo:font-size="10pt" style:font-size-asian="10pt"/>
    </style:style>
    <style:style style:name="P151" style:family="paragraph" style:parent-style-name="Title">
      <style:paragraph-properties fo:line-height="83%"/>
    </style:style>
    <style:style style:name="P152" style:family="paragraph">
      <loext:graphic-properties draw:fill="none"/>
      <style:paragraph-properties fo:text-align="center"/>
    </style:style>
    <style:style style:name="P153" style:family="paragraph">
      <style:paragraph-properties fo:text-align="start"/>
    </style:style>
    <style:style style:name="P154" style:family="paragraph">
      <loext:graphic-properties draw:fill="none"/>
      <style:paragraph-properties fo:text-align="start"/>
    </style:style>
    <style:style style:name="T1" style:family="text">
      <style:text-properties fo:font-size="8pt" style:font-size-asian="8pt"/>
    </style:style>
    <style:style style:name="T2" style:family="text">
      <style:text-properties fo:color="#2f3f9e" style:text-scale="150%"/>
    </style:style>
    <style:style style:name="T3" style:family="text">
      <style:text-properties fo:color="#2f3f9e" style:text-scale="185%"/>
    </style:style>
    <style:style style:name="T4" style:family="text">
      <style:text-properties fo:color="#408080" fo:font-size="10.5pt" fo:font-style="italic" style:font-size-asian="10.5pt" style:font-style-asian="italic" style:text-scale="110%"/>
    </style:style>
    <style:style style:name="T5" style:family="text">
      <style:text-properties fo:color="#408080" fo:font-size="10.5pt" fo:font-style="italic" style:font-size-asian="10.5pt" style:font-style-asian="italic" style:text-scale="115%"/>
    </style:style>
    <style:style style:name="T6" style:family="text">
      <style:text-properties fo:color="#408080" fo:font-size="10.5pt" fo:font-style="italic" style:font-size-asian="10.5pt" style:font-style-asian="italic" style:text-scale="120%"/>
    </style:style>
    <style:style style:name="T7" style:family="text">
      <style:text-properties fo:color="#408080" fo:font-size="10.5pt" fo:font-style="italic" style:font-size-asian="10.5pt" style:font-style-asian="italic" style:text-scale="140%"/>
    </style:style>
    <style:style style:name="T8" style:family="text">
      <style:text-properties fo:color="#408080" fo:font-size="10.5pt" fo:font-style="italic" style:font-size-asian="10.5pt" style:font-style-asian="italic" style:text-scale="165%"/>
    </style:style>
    <style:style style:name="T9" style:family="text">
      <style:text-properties fo:color="#408080" fo:font-size="10.5pt" fo:font-style="italic" style:font-size-asian="10.5pt" style:font-style-asian="italic" style:text-scale="130%"/>
    </style:style>
    <style:style style:name="T10" style:family="text">
      <style:text-properties fo:color="#408080" fo:font-size="10.5pt" fo:letter-spacing="0.064cm" fo:font-style="italic" style:font-size-asian="10.5pt" style:font-style-asian="italic" style:text-scale="110%"/>
    </style:style>
    <style:style style:name="T11" style:family="text">
      <style:text-properties fo:color="#408080" fo:font-size="10.5pt" fo:letter-spacing="-0.005cm" fo:font-style="italic" style:font-size-asian="10.5pt" style:font-style-asian="italic" style:text-scale="140%"/>
    </style:style>
    <style:style style:name="T12" style:family="text">
      <style:text-properties fo:color="#408080" fo:font-size="10.5pt" fo:letter-spacing="-0.005cm" fo:font-style="italic" style:font-size-asian="10.5pt" style:font-style-asian="italic" style:text-scale="115%"/>
    </style:style>
    <style:style style:name="T13" style:family="text">
      <style:text-properties fo:color="#408080" fo:font-size="10.5pt" fo:letter-spacing="0.048cm" fo:font-style="italic" style:font-size-asian="10.5pt" style:font-style-asian="italic" style:text-scale="120%"/>
    </style:style>
    <style:style style:name="T14" style:family="text">
      <style:text-properties fo:color="#408080" fo:font-size="10.5pt" fo:letter-spacing="-0.009cm" fo:font-style="italic" style:font-size-asian="10.5pt" style:font-style-asian="italic" style:text-scale="115%"/>
    </style:style>
    <style:style style:name="T15" style:family="text">
      <style:text-properties fo:color="#408080" fo:font-size="10.5pt" fo:letter-spacing="0.106cm" fo:font-style="italic" style:font-size-asian="10.5pt" style:font-style-asian="italic" style:text-scale="115%"/>
    </style:style>
    <style:style style:name="T16" style:family="text">
      <style:text-properties fo:font-size="10.5pt" fo:font-style="italic" style:font-size-asian="10.5pt" style:font-style-asian="italic"/>
    </style:style>
    <style:style style:name="T17" style:family="text">
      <style:text-properties fo:font-size="10.5pt" style:font-size-asian="10.5pt"/>
    </style:style>
    <style:style style:name="T18" style:family="text">
      <style:text-properties fo:font-size="10.5pt" style:font-size-asian="10.5pt" style:text-scale="115%"/>
    </style:style>
    <style:style style:name="T19" style:family="text">
      <style:text-properties fo:font-size="10.5pt" style:font-size-asian="10.5pt" style:text-scale="110%"/>
    </style:style>
    <style:style style:name="T20" style:family="text">
      <style:text-properties fo:font-size="10.5pt" style:font-size-asian="10.5pt" style:text-scale="130%"/>
    </style:style>
    <style:style style:name="T21" style:family="text">
      <style:text-properties fo:font-size="10.5pt" fo:letter-spacing="0.085cm" style:font-size-asian="10.5pt" style:text-scale="115%"/>
    </style:style>
    <style:style style:name="T22" style:family="text">
      <style:text-properties fo:font-size="10.5pt" fo:letter-spacing="0.09cm" style:font-size-asian="10.5pt" style:text-scale="110%"/>
    </style:style>
    <style:style style:name="T23" style:family="text">
      <style:text-properties fo:font-size="10.5pt" fo:letter-spacing="0.06cm" style:font-size-asian="10.5pt" style:text-scale="110%"/>
    </style:style>
    <style:style style:name="T24" style:family="text">
      <style:text-properties fo:font-size="10.5pt" fo:letter-spacing="0.039cm" style:font-size-asian="10.5pt" style:text-scale="110%"/>
    </style:style>
    <style:style style:name="T25" style:family="text">
      <style:text-properties fo:color="#008000" fo:font-weight="bold" style:font-weight-asian="bold" style:text-scale="125%"/>
    </style:style>
    <style:style style:name="T26" style:family="text">
      <style:text-properties fo:color="#008000" fo:font-weight="bold" style:font-weight-asian="bold" style:text-scale="150%"/>
    </style:style>
    <style:style style:name="T27" style:family="text">
      <style:text-properties fo:color="#008000" fo:font-weight="bold" style:font-weight-asian="bold" style:text-scale="140%"/>
    </style:style>
    <style:style style:name="T28" style:family="text">
      <style:text-properties fo:color="#008000" fo:font-weight="bold" style:font-weight-asian="bold" style:text-scale="145%"/>
    </style:style>
    <style:style style:name="T29" style:family="text">
      <style:text-properties fo:color="#008000" fo:font-weight="bold" style:font-weight-asian="bold" style:text-scale="130%"/>
    </style:style>
    <style:style style:name="T30" style:family="text">
      <style:text-properties fo:color="#008000" fo:font-weight="bold" style:font-weight-asian="bold" style:text-scale="160%"/>
    </style:style>
    <style:style style:name="T31" style:family="text">
      <style:text-properties fo:color="#008000" fo:font-weight="bold" style:font-weight-asian="bold" style:text-scale="120%"/>
    </style:style>
    <style:style style:name="T32" style:family="text">
      <style:text-properties fo:color="#008000" fo:font-weight="bold" style:font-weight-asian="bold" style:text-scale="123%"/>
    </style:style>
    <style:style style:name="T33" style:family="text">
      <style:text-properties fo:color="#008000" fo:font-weight="bold" style:font-weight-asian="bold"/>
    </style:style>
    <style:style style:name="T34" style:family="text">
      <style:text-properties fo:color="#008000" style:text-scale="130%"/>
    </style:style>
    <style:style style:name="T35" style:family="text">
      <style:text-properties fo:color="#008000" style:text-scale="135%"/>
    </style:style>
    <style:style style:name="T36" style:family="text">
      <style:text-properties fo:color="#008000" fo:font-size="10.5pt" fo:font-weight="bold" style:font-size-asian="10.5pt" style:font-weight-asian="bold" style:text-scale="120%"/>
    </style:style>
    <style:style style:name="T37" style:family="text">
      <style:text-properties fo:color="#008000" fo:font-size="10.5pt" fo:font-weight="bold" style:font-size-asian="10.5pt" style:font-weight-asian="bold" style:text-scale="140%"/>
    </style:style>
    <style:style style:name="T38" style:family="text">
      <style:text-properties fo:color="#008000" fo:font-size="10.5pt" fo:font-weight="bold" style:font-size-asian="10.5pt" style:font-weight-asian="bold" style:text-scale="145%"/>
    </style:style>
    <style:style style:name="T39" style:family="text">
      <style:text-properties fo:color="#008000" fo:font-size="10.5pt" fo:font-weight="bold" style:font-size-asian="10.5pt" style:font-weight-asian="bold" style:text-scale="150%"/>
    </style:style>
    <style:style style:name="T40" style:family="text">
      <style:text-properties fo:color="#008000" fo:font-size="10.5pt" fo:font-weight="bold" style:font-size-asian="10.5pt" style:font-weight-asian="bold" style:text-scale="110%"/>
    </style:style>
    <style:style style:name="T41" style:family="text">
      <style:text-properties fo:color="#008000" fo:font-size="10.5pt" fo:font-weight="bold" style:font-size-asian="10.5pt" style:font-weight-asian="bold" style:text-scale="125%"/>
    </style:style>
    <style:style style:name="T42" style:family="text">
      <style:text-properties fo:color="#008000" fo:font-size="10.5pt" fo:font-weight="bold" style:font-size-asian="10.5pt" style:font-weight-asian="bold" style:text-scale="109%"/>
    </style:style>
    <style:style style:name="T43" style:family="text">
      <style:text-properties fo:color="#008000" fo:font-size="10.5pt" fo:font-weight="bold" style:font-size-asian="10.5pt" style:font-weight-asian="bold"/>
    </style:style>
    <style:style style:name="T44" style:family="text">
      <style:text-properties fo:color="#008000" fo:font-size="10.5pt" fo:font-weight="bold" style:font-size-asian="10.5pt" style:font-weight-asian="bold" style:text-scale="180%"/>
    </style:style>
    <style:style style:name="T45" style:family="text">
      <style:text-properties fo:color="#008000" fo:font-size="10.5pt" style:font-size-asian="10.5pt" style:text-scale="140%"/>
    </style:style>
    <style:style style:name="T46" style:family="text">
      <style:text-properties fo:color="#008000" fo:font-size="10.5pt" fo:letter-spacing="0.123cm" fo:font-weight="bold" style:font-size-asian="10.5pt" style:font-weight-asian="bold" style:text-scale="120%"/>
    </style:style>
    <style:style style:name="T47" style:family="text">
      <style:text-properties fo:color="#008000" fo:font-size="10.5pt" fo:letter-spacing="-0.004cm" fo:font-weight="bold" style:font-size-asian="10.5pt" style:font-weight-asian="bold"/>
    </style:style>
    <style:style style:name="T48" style:family="text">
      <style:text-properties fo:color="#008000" style:text-scale="140%"/>
    </style:style>
    <style:style style:name="T49" style:family="text">
      <style:text-properties fo:color="#008000" style:text-scale="123%"/>
    </style:style>
    <style:style style:name="T50" style:family="text">
      <style:text-properties fo:color="#008000" fo:letter-spacing="-0.002cm" style:text-scale="123%"/>
    </style:style>
    <style:style style:name="T51" style:family="text">
      <style:text-properties fo:color="#008000" fo:letter-spacing="-0.002cm" style:text-scale="114%"/>
    </style:style>
    <style:style style:name="T52" style:family="text">
      <style:text-properties fo:color="#008000" fo:letter-spacing="-0.002cm" style:text-scale="118%"/>
    </style:style>
    <style:style style:name="T53" style:family="text">
      <style:text-properties fo:color="#008000" style:text-scale="114%"/>
    </style:style>
    <style:style style:name="T54" style:family="text">
      <style:text-properties fo:color="#008000" style:text-scale="125%"/>
    </style:style>
    <style:style style:name="T55" style:family="text">
      <style:text-properties fo:color="#008000" style:text-scale="118%"/>
    </style:style>
    <style:style style:name="T56" style:family="text">
      <style:text-properties fo:color="#008000" style:text-underline-style="solid" style:text-underline-width="auto" style:text-underline-color="#17167b" fo:font-weight="bold" style:font-weight-asian="bold" style:text-scale="160%"/>
    </style:style>
    <style:style style:name="T57" style:family="text">
      <style:text-properties fo:color="#008000" style:text-scale="179%"/>
    </style:style>
    <style:style style:name="T58" style:family="text">
      <style:text-properties fo:color="#008000" style:text-scale="84%"/>
    </style:style>
    <style:style style:name="T59" style:family="text">
      <style:text-properties fo:color="#008000" style:text-scale="156%"/>
    </style:style>
    <style:style style:name="T60" style:family="text">
      <style:text-properties fo:color="#0000ff" style:text-scale="125%"/>
    </style:style>
    <style:style style:name="T61" style:family="text">
      <style:text-properties fo:color="#0000ff" fo:font-size="10.5pt" style:font-size-asian="10.5pt" style:text-scale="120%"/>
    </style:style>
    <style:style style:name="T62" style:family="text">
      <style:text-properties fo:color="#0000ff" fo:font-size="10.5pt" style:font-size-asian="10.5pt" style:text-scale="125%"/>
    </style:style>
    <style:style style:name="T63" style:family="text">
      <style:text-properties fo:color="#0000ff" fo:font-size="10.5pt" style:font-size-asian="10.5pt" style:text-scale="104%"/>
    </style:style>
    <style:style style:name="T64" style:family="text">
      <style:text-properties fo:color="#0000ff" fo:font-size="10.5pt" fo:font-weight="bold" style:font-size-asian="10.5pt" style:font-weight-asian="bold" style:text-scale="110%"/>
    </style:style>
    <style:style style:name="T65" style:family="text">
      <style:text-properties fo:color="#0000ff" style:text-scale="120%"/>
    </style:style>
    <style:style style:name="T66" style:family="text">
      <style:text-properties fo:color="#333333" style:text-scale="125%"/>
    </style:style>
    <style:style style:name="T67" style:family="text">
      <style:text-properties fo:color="#333333" style:text-scale="130%"/>
    </style:style>
    <style:style style:name="T68" style:family="text">
      <style:text-properties fo:color="#333333" style:text-scale="135%"/>
    </style:style>
    <style:style style:name="T69" style:family="text">
      <style:text-properties fo:color="#333333" fo:font-size="10.5pt" style:font-size-asian="10.5pt" style:text-scale="120%"/>
    </style:style>
    <style:style style:name="T70" style:family="text">
      <style:text-properties fo:color="#333333" fo:font-size="10.5pt" style:font-size-asian="10.5pt" style:text-scale="220%"/>
    </style:style>
    <style:style style:name="T71" style:family="text">
      <style:text-properties fo:color="#333333" fo:font-size="10.5pt" style:font-size-asian="10.5pt" style:text-scale="140%"/>
    </style:style>
    <style:style style:name="T72" style:family="text">
      <style:text-properties fo:color="#333333" fo:font-size="10.5pt" style:font-size-asian="10.5pt" style:text-scale="145%"/>
    </style:style>
    <style:style style:name="T73" style:family="text">
      <style:text-properties fo:color="#333333" fo:font-size="10.5pt" style:font-size-asian="10.5pt" style:text-scale="150%"/>
    </style:style>
    <style:style style:name="T74" style:family="text">
      <style:text-properties fo:color="#333333" fo:font-size="10.5pt" style:font-size-asian="10.5pt" style:text-scale="110%"/>
    </style:style>
    <style:style style:name="T75" style:family="text">
      <style:text-properties fo:color="#333333" fo:font-size="10.5pt" style:font-size-asian="10.5pt" style:text-scale="197%"/>
    </style:style>
    <style:style style:name="T76" style:family="text">
      <style:text-properties fo:color="#333333" fo:font-size="10.5pt" style:font-size-asian="10.5pt" style:text-scale="175%"/>
    </style:style>
    <style:style style:name="T77" style:family="text">
      <style:text-properties fo:color="#333333" fo:font-size="10.5pt" style:font-size-asian="10.5pt"/>
    </style:style>
    <style:style style:name="T78" style:family="text">
      <style:text-properties fo:color="#333333" fo:font-size="10.5pt" style:font-size-asian="10.5pt" style:text-scale="125%"/>
    </style:style>
    <style:style style:name="T79" style:family="text">
      <style:text-properties fo:color="#333333" fo:font-size="10.5pt" style:font-size-asian="10.5pt" style:text-scale="130%"/>
    </style:style>
    <style:style style:name="T80" style:family="text">
      <style:text-properties fo:color="#333333" fo:font-size="10.5pt" style:font-size-asian="10.5pt" style:text-scale="87%"/>
    </style:style>
    <style:style style:name="T81" style:family="text">
      <style:text-properties fo:color="#333333" fo:font-size="10.5pt" style:font-size-asian="10.5pt" style:text-scale="180%"/>
    </style:style>
    <style:style style:name="T82" style:family="text">
      <style:text-properties fo:color="#333333" fo:font-size="10.5pt" fo:letter-spacing="-0.122cm" style:font-size-asian="10.5pt" style:text-scale="220%"/>
    </style:style>
    <style:style style:name="T83" style:family="text">
      <style:text-properties fo:color="#333333" fo:font-size="10.5pt" fo:letter-spacing="0.004cm" style:font-size-asian="10.5pt" style:text-scale="120%"/>
    </style:style>
    <style:style style:name="T84" style:family="text">
      <style:text-properties fo:color="#333333" fo:font-size="10.5pt" fo:letter-spacing="-0.007cm" style:font-size-asian="10.5pt" style:text-scale="120%"/>
    </style:style>
    <style:style style:name="T85" style:family="text">
      <style:text-properties fo:color="#333333" fo:font-size="10.5pt" fo:letter-spacing="-0.007cm" style:font-size-asian="10.5pt" style:text-scale="145%"/>
    </style:style>
    <style:style style:name="T86" style:family="text">
      <style:text-properties fo:color="#333333" fo:font-size="10.5pt" fo:letter-spacing="-0.007cm" style:font-size-asian="10.5pt" style:text-scale="140%"/>
    </style:style>
    <style:style style:name="T87" style:family="text">
      <style:text-properties fo:color="#333333" fo:font-size="10.5pt" fo:letter-spacing="-0.011cm" style:font-size-asian="10.5pt" style:text-scale="135%"/>
    </style:style>
    <style:style style:name="T88" style:family="text">
      <style:text-properties fo:color="#333333" fo:font-size="10.5pt" fo:letter-spacing="-0.011cm" style:font-size-asian="10.5pt" style:text-scale="140%"/>
    </style:style>
    <style:style style:name="T89" style:family="text">
      <style:text-properties fo:color="#333333" fo:font-size="10.5pt" fo:letter-spacing="-0.009cm" style:font-size-asian="10.5pt" style:text-scale="135%"/>
    </style:style>
    <style:style style:name="T90" style:family="text">
      <style:text-properties fo:color="#333333" fo:font-size="10.5pt" fo:letter-spacing="-0.009cm" style:font-size-asian="10.5pt" style:text-scale="140%"/>
    </style:style>
    <style:style style:name="T91" style:family="text">
      <style:text-properties fo:color="#333333" fo:font-size="10.5pt" fo:letter-spacing="-0.009cm" style:font-size-asian="10.5pt" style:text-scale="145%"/>
    </style:style>
    <style:style style:name="T92" style:family="text">
      <style:text-properties fo:color="#333333" fo:font-size="10.5pt" fo:letter-spacing="-0.014cm" style:font-size-asian="10.5pt" style:text-scale="130%"/>
    </style:style>
    <style:style style:name="T93" style:family="text">
      <style:text-properties fo:color="#333333" fo:font-size="10.5pt" fo:letter-spacing="-0.016cm" style:font-size-asian="10.5pt" style:text-scale="130%"/>
    </style:style>
    <style:style style:name="T94" style:family="text">
      <style:text-properties fo:color="#333333" fo:font-size="10.5pt" fo:letter-spacing="-0.016cm" style:font-size-asian="10.5pt" style:text-scale="125%"/>
    </style:style>
    <style:style style:name="T95" style:family="text">
      <style:text-properties fo:color="#333333" fo:font-size="10.5pt" fo:letter-spacing="-0.012cm" style:font-size-asian="10.5pt" style:text-scale="130%"/>
    </style:style>
    <style:style style:name="T96" style:family="text">
      <style:text-properties fo:color="#333333" fo:font-size="10.5pt" fo:letter-spacing="-0.012cm" style:font-size-asian="10.5pt" style:text-scale="135%"/>
    </style:style>
    <style:style style:name="T97" style:family="text">
      <style:text-properties fo:color="#333333" fo:font-size="10.5pt" fo:letter-spacing="-0.019cm" style:font-size-asian="10.5pt" style:text-scale="120%"/>
    </style:style>
    <style:style style:name="T98" style:family="text">
      <style:text-properties fo:color="#333333" fo:font-size="10.5pt" fo:letter-spacing="-0.004cm" style:font-size-asian="10.5pt"/>
    </style:style>
    <style:style style:name="T99" style:family="text">
      <style:text-properties fo:color="#333333" fo:font-size="10.5pt" fo:letter-spacing="-0.002cm" style:font-size-asian="10.5pt" style:text-scale="170%"/>
    </style:style>
    <style:style style:name="T100" style:family="text">
      <style:text-properties fo:color="#333333" fo:font-size="10.5pt" fo:letter-spacing="-0.002cm" style:font-size-asian="10.5pt" style:text-scale="165%"/>
    </style:style>
    <style:style style:name="T101" style:family="text">
      <style:text-properties fo:color="#333333" fo:font-size="10.5pt" fo:letter-spacing="-0.002cm" style:font-size-asian="10.5pt" style:text-scale="87%"/>
    </style:style>
    <style:style style:name="T102" style:family="text">
      <style:text-properties fo:color="#333333" fo:font-weight="normal" style:font-weight-asian="normal" style:text-scale="130%"/>
    </style:style>
    <style:style style:name="T103" style:family="text">
      <style:text-properties fo:color="#333333" style:text-scale="140%"/>
    </style:style>
    <style:style style:name="T104" style:family="text">
      <style:text-properties fo:color="#333333" style:text-scale="105%"/>
    </style:style>
    <style:style style:name="T105" style:family="text">
      <style:text-properties fo:color="#333333" fo:letter-spacing="-0.002cm" style:text-scale="105%"/>
    </style:style>
    <style:style style:name="T106" style:family="text">
      <style:text-properties fo:color="#333333" fo:letter-spacing="-0.002cm" style:text-scale="98%"/>
    </style:style>
    <style:style style:name="T107" style:family="text">
      <style:text-properties fo:color="#333333" fo:letter-spacing="-0.002cm" style:text-scale="165%"/>
    </style:style>
    <style:style style:name="T108" style:family="text">
      <style:text-properties fo:color="#333333" fo:letter-spacing="-0.002cm" style:text-scale="197%"/>
    </style:style>
    <style:style style:name="T109" style:family="text">
      <style:text-properties fo:color="#333333" fo:letter-spacing="-0.002cm" style:text-scale="134%"/>
    </style:style>
    <style:style style:name="T110" style:family="text">
      <style:text-properties fo:color="#333333" fo:letter-spacing="-0.002cm" style:text-scale="247%"/>
    </style:style>
    <style:style style:name="T111" style:family="text">
      <style:text-properties fo:color="#333333" fo:letter-spacing="-0.002cm" style:text-scale="123%"/>
    </style:style>
    <style:style style:name="T112" style:family="text">
      <style:text-properties fo:color="#333333" fo:letter-spacing="-0.002cm" style:text-scale="109%"/>
    </style:style>
    <style:style style:name="T113" style:family="text">
      <style:text-properties fo:color="#333333" fo:letter-spacing="-0.002cm" style:text-scale="129%"/>
    </style:style>
    <style:style style:name="T114" style:family="text">
      <style:text-properties fo:color="#333333" style:text-scale="98%"/>
    </style:style>
    <style:style style:name="T115" style:family="text">
      <style:text-properties fo:color="#333333" style:text-scale="247%"/>
    </style:style>
    <style:style style:name="T116" style:family="text">
      <style:text-properties fo:color="#333333"/>
    </style:style>
    <style:style style:name="T117" style:family="text">
      <style:text-properties fo:color="#333333" fo:letter-spacing="-0.004cm"/>
    </style:style>
    <style:style style:name="T118" style:family="text">
      <style:text-properties fo:color="#333333" style:text-scale="174%"/>
    </style:style>
    <style:style style:name="T119" style:family="text">
      <style:text-properties fo:color="#333333" style:text-scale="170%"/>
    </style:style>
    <style:style style:name="T120" style:family="text">
      <style:text-properties fo:color="#333333" style:text-scale="220%"/>
    </style:style>
    <style:style style:name="T121" style:family="text">
      <style:text-properties fo:color="#333333" fo:letter-spacing="-0.182cm" style:text-scale="220%"/>
    </style:style>
    <style:style style:name="T122" style:family="text">
      <style:text-properties fo:color="#333333" style:text-scale="109%"/>
    </style:style>
    <style:style style:name="T123" style:family="text">
      <style:text-properties fo:color="#333333" style:text-scale="134%"/>
    </style:style>
    <style:style style:name="T124" style:family="text">
      <style:text-properties fo:color="#333333" style:text-scale="180%"/>
    </style:style>
    <style:style style:name="T125" style:family="text">
      <style:text-properties fo:color="#333333" style:text-scale="123%"/>
    </style:style>
    <style:style style:name="T126" style:family="text">
      <style:text-properties fo:color="#333333" style:text-scale="165%"/>
    </style:style>
    <style:style style:name="T127" style:family="text">
      <style:text-properties fo:color="#333333" style:text-scale="145%"/>
    </style:style>
    <style:style style:name="T128" style:family="text">
      <style:text-properties fo:color="#333333" style:text-scale="110%"/>
    </style:style>
    <style:style style:name="T129" style:family="text">
      <style:text-properties fo:color="#333333" style:text-scale="129%"/>
    </style:style>
    <style:style style:name="T130" style:family="text">
      <style:text-properties fo:color="#333333" style:text-scale="160%"/>
    </style:style>
    <style:style style:name="T131" style:family="text">
      <style:text-properties fo:color="#333333" style:text-scale="115%"/>
    </style:style>
    <style:style style:name="T132" style:family="text">
      <style:text-properties fo:color="#333333" fo:letter-spacing="0.039cm" style:text-scale="110%"/>
    </style:style>
    <style:style style:name="T133" style:family="text">
      <style:text-properties fo:color="#333333" style:text-scale="155%"/>
    </style:style>
    <style:style style:name="T134" style:family="text">
      <style:text-properties fo:color="#333333" style:text-scale="120%"/>
    </style:style>
    <style:style style:name="T135" style:family="text">
      <style:text-properties fo:color="#333333" style:text-scale="164%"/>
    </style:style>
    <style:style style:name="T136" style:family="text">
      <style:text-properties fo:color="#333333" fo:letter-spacing="0.118cm" style:text-scale="135%"/>
    </style:style>
    <style:style style:name="T137" style:family="text">
      <style:text-properties fo:color="#333333" style:text-scale="104%"/>
    </style:style>
    <style:style style:name="T138" style:family="text">
      <style:text-properties fo:color="#333333" style:text-scale="197%"/>
    </style:style>
    <style:style style:name="T139" style:family="text">
      <style:text-properties fo:color="#333333" style:text-scale="136%"/>
    </style:style>
    <style:style style:name="T140" style:family="text">
      <style:text-properties fo:color="#333333" style:text-scale="154%"/>
    </style:style>
    <style:style style:name="T141" style:family="text">
      <style:text-properties fo:color="#666666" style:text-scale="125%"/>
    </style:style>
    <style:style style:name="T142" style:family="text">
      <style:text-properties fo:color="#666666" fo:font-size="10.5pt" style:font-size-asian="10.5pt" style:text-scale="160%"/>
    </style:style>
    <style:style style:name="T143" style:family="text">
      <style:text-properties fo:color="#666666" fo:font-size="10.5pt" style:font-size-asian="10.5pt" style:text-scale="170%"/>
    </style:style>
    <style:style style:name="T144" style:family="text">
      <style:text-properties fo:color="#666666" fo:font-size="10.5pt" style:font-size-asian="10.5pt" style:text-scale="98%"/>
    </style:style>
    <style:style style:name="T145" style:family="text">
      <style:text-properties fo:color="#666666" fo:font-size="10.5pt" style:font-size-asian="10.5pt" style:text-scale="94%"/>
    </style:style>
    <style:style style:name="T146" style:family="text">
      <style:text-properties fo:color="#666666" fo:font-size="10.5pt" style:font-size-asian="10.5pt"/>
    </style:style>
    <style:style style:name="T147" style:family="text">
      <style:text-properties fo:color="#666666" fo:font-size="10.5pt" fo:letter-spacing="-0.002cm" style:font-size-asian="10.5pt" style:text-scale="98%"/>
    </style:style>
    <style:style style:name="T148" style:family="text">
      <style:text-properties fo:color="#666666" fo:font-size="10.5pt" fo:letter-spacing="-0.004cm" style:font-size-asian="10.5pt"/>
    </style:style>
    <style:style style:name="T149" style:family="text">
      <style:text-properties fo:color="#666666" fo:letter-spacing="-0.002cm" style:text-scale="197%"/>
    </style:style>
    <style:style style:name="T150" style:family="text">
      <style:text-properties fo:color="#666666" fo:letter-spacing="-0.002cm" style:text-scale="98%"/>
    </style:style>
    <style:style style:name="T151" style:family="text">
      <style:text-properties fo:color="#666666" style:text-scale="61%"/>
    </style:style>
    <style:style style:name="T152" style:family="text">
      <style:text-properties fo:color="#666666"/>
    </style:style>
    <style:style style:name="T153" style:family="text">
      <style:text-properties fo:color="#666666" fo:letter-spacing="-0.004cm"/>
    </style:style>
    <style:style style:name="T154" style:family="text">
      <style:text-properties fo:color="#666666" style:text-scale="94%"/>
    </style:style>
    <style:style style:name="T155" style:family="text">
      <style:text-properties fo:color="#666666" fo:letter-spacing="-0.019cm" style:text-scale="94%"/>
    </style:style>
    <style:style style:name="T156" style:family="text">
      <style:text-properties fo:color="#666666" fo:letter-spacing="-0.019cm" style:text-scale="165%"/>
    </style:style>
    <style:style style:name="T157" style:family="text">
      <style:text-properties fo:color="#666666" style:text-scale="98%"/>
    </style:style>
    <style:style style:name="T158" style:family="text">
      <style:text-properties fo:color="#666666" style:text-scale="120%"/>
    </style:style>
    <style:style style:name="T159" style:family="text">
      <style:text-properties fo:color="#666666" style:text-scale="170%"/>
    </style:style>
    <style:style style:name="T160" style:family="text">
      <style:text-properties fo:color="#666666" style:text-scale="110%"/>
    </style:style>
    <style:style style:name="T161" style:family="text">
      <style:text-properties fo:color="#666666" style:text-scale="105%"/>
    </style:style>
    <style:style style:name="T162" style:family="text">
      <style:text-properties fo:color="#666666" style:text-scale="135%"/>
    </style:style>
    <style:style style:name="T163" style:family="text">
      <style:text-properties fo:color="#666666" style:text-scale="197%"/>
    </style:style>
    <style:style style:name="T164" style:family="text">
      <style:text-properties fo:font-weight="normal" style:font-weight-asian="normal"/>
    </style:style>
    <style:style style:name="T165" style:family="text">
      <style:text-properties fo:color="#7216ab" fo:font-size="10.5pt" fo:font-weight="bold" style:font-size-asian="10.5pt" style:font-weight-asian="bold" style:text-scale="140%"/>
    </style:style>
    <style:style style:name="T166" style:family="text">
      <style:text-properties fo:color="#7216ab" fo:font-size="10.5pt" fo:font-weight="bold" style:font-size-asian="10.5pt" style:font-weight-asian="bold" style:text-scale="120%"/>
    </style:style>
    <style:style style:name="T167" style:family="text">
      <style:text-properties fo:color="#7216ab" fo:font-size="10.5pt" fo:font-weight="bold" style:font-size-asian="10.5pt" style:font-weight-asian="bold" style:text-scale="125%"/>
    </style:style>
    <style:style style:name="T168" style:family="text">
      <style:text-properties fo:color="#7216ab" fo:font-weight="bold" style:font-weight-asian="bold" style:text-scale="140%"/>
    </style:style>
    <style:style style:name="T169" style:family="text">
      <style:text-properties fo:color="#7216ab" fo:font-weight="bold" style:font-weight-asian="bold" style:text-scale="130%"/>
    </style:style>
    <style:style style:name="T170" style:family="text">
      <style:text-properties fo:color="#7216ab" fo:font-weight="bold" style:font-weight-asian="bold" style:text-scale="123%"/>
    </style:style>
    <style:style style:name="T171" style:family="text">
      <style:text-properties fo:color="#7216ab" fo:font-weight="bold" style:font-weight-asian="bold"/>
    </style:style>
    <style:style style:name="T172" style:family="text">
      <style:text-properties fo:color="#b92020" fo:font-size="10.5pt" style:font-size-asian="10.5pt" style:text-scale="145%"/>
    </style:style>
    <style:style style:name="T173" style:family="text">
      <style:text-properties fo:color="#b92020" fo:font-size="10.5pt" style:font-size-asian="10.5pt" style:text-scale="150%"/>
    </style:style>
    <style:style style:name="T174" style:family="text">
      <style:text-properties fo:color="#b92020" fo:font-size="10.5pt" style:font-size-asian="10.5pt" style:text-scale="175%"/>
    </style:style>
    <style:style style:name="T175" style:family="text">
      <style:text-properties fo:color="#b92020" fo:font-size="10.5pt" style:font-size-asian="10.5pt" style:text-scale="136%"/>
    </style:style>
    <style:style style:name="T176" style:family="text">
      <style:text-properties fo:color="#b92020" fo:font-size="10.5pt" style:font-size-asian="10.5pt" style:text-scale="135%"/>
    </style:style>
    <style:style style:name="T177" style:family="text">
      <style:text-properties fo:color="#b92020" fo:font-size="10.5pt" fo:letter-spacing="-0.011cm" style:font-size-asian="10.5pt" style:text-scale="135%"/>
    </style:style>
    <style:style style:name="T178" style:family="text">
      <style:text-properties fo:color="#b92020" fo:font-size="10.5pt" fo:letter-spacing="-0.011cm" style:font-size-asian="10.5pt" style:text-scale="140%"/>
    </style:style>
    <style:style style:name="T179" style:family="text">
      <style:text-properties fo:color="#b92020" fo:font-size="10.5pt" fo:letter-spacing="-0.009cm" style:font-size-asian="10.5pt" style:text-scale="135%"/>
    </style:style>
    <style:style style:name="T180" style:family="text">
      <style:text-properties fo:color="#b92020" fo:font-size="10.5pt" fo:letter-spacing="-0.009cm" style:font-size-asian="10.5pt" style:text-scale="140%"/>
    </style:style>
    <style:style style:name="T181" style:family="text">
      <style:text-properties fo:color="#b92020" fo:font-size="10.5pt" fo:letter-spacing="-0.009cm" style:font-size-asian="10.5pt" style:text-scale="145%"/>
    </style:style>
    <style:style style:name="T182" style:family="text">
      <style:text-properties fo:color="#b92020" fo:font-size="10.5pt" fo:letter-spacing="-0.014cm" style:font-size-asian="10.5pt" style:text-scale="130%"/>
    </style:style>
    <style:style style:name="T183" style:family="text">
      <style:text-properties fo:color="#b92020" fo:font-size="10.5pt" fo:letter-spacing="-0.007cm" style:font-size-asian="10.5pt" style:text-scale="145%"/>
    </style:style>
    <style:style style:name="T184" style:family="text">
      <style:text-properties fo:color="#b92020" fo:font-size="10.5pt" fo:letter-spacing="-0.007cm" style:font-size-asian="10.5pt" style:text-scale="140%"/>
    </style:style>
    <style:style style:name="T185" style:family="text">
      <style:text-properties fo:color="#b92020" fo:font-size="10.5pt" fo:letter-spacing="-0.016cm" style:font-size-asian="10.5pt" style:text-scale="130%"/>
    </style:style>
    <style:style style:name="T186" style:family="text">
      <style:text-properties fo:color="#b92020" fo:font-size="10.5pt" fo:letter-spacing="-0.016cm" style:font-size-asian="10.5pt" style:text-scale="125%"/>
    </style:style>
    <style:style style:name="T187" style:family="text">
      <style:text-properties fo:color="#b92020" fo:font-size="10.5pt" fo:letter-spacing="-0.012cm" style:font-size-asian="10.5pt" style:text-scale="130%"/>
    </style:style>
    <style:style style:name="T188" style:family="text">
      <style:text-properties fo:color="#b92020" fo:font-size="10.5pt" fo:letter-spacing="-0.012cm" style:font-size-asian="10.5pt" style:text-scale="135%"/>
    </style:style>
    <style:style style:name="T189" style:family="text">
      <style:text-properties fo:color="#b92020" fo:font-size="10.5pt" fo:letter-spacing="-0.019cm" style:font-size-asian="10.5pt" style:text-scale="120%"/>
    </style:style>
    <style:style style:name="T190" style:family="text">
      <style:text-properties fo:color="#b92020" fo:font-size="10.5pt" fo:letter-spacing="-0.002cm" style:font-size-asian="10.5pt" style:text-scale="136%"/>
    </style:style>
    <style:style style:name="T191" style:family="text">
      <style:text-properties fo:color="#b92020" fo:font-size="10.5pt" fo:letter-spacing="-0.002cm" style:font-size-asian="10.5pt" style:text-scale="170%"/>
    </style:style>
    <style:style style:name="T192" style:family="text">
      <style:text-properties fo:color="#b92020" style:text-scale="125%"/>
    </style:style>
    <style:style style:name="T193" style:family="text">
      <style:text-properties fo:color="#b92020" style:text-scale="145%"/>
    </style:style>
    <style:style style:name="T194" style:family="text">
      <style:text-properties fo:color="#b92020" style:text-scale="130%"/>
    </style:style>
    <style:style style:name="T195" style:family="text">
      <style:text-properties fo:color="#b92020" style:text-scale="160%"/>
    </style:style>
    <style:style style:name="T196" style:family="text">
      <style:text-properties fo:color="#b92020" style:text-underline-style="solid" style:text-underline-width="auto" style:text-underline-color="#b81f1f" style:text-scale="160%"/>
    </style:style>
    <style:style style:name="T197" style:family="text">
      <style:text-properties fo:color="#b92020" style:text-underline-style="solid" style:text-underline-width="auto" style:text-underline-color="#b81f1f" style:text-scale="105%"/>
    </style:style>
    <style:style style:name="T198" style:family="text">
      <style:text-properties fo:color="#b92020" style:text-scale="105%"/>
    </style:style>
    <style:style style:name="T199" style:family="text">
      <style:text-properties fo:color="#b92020" style:text-scale="155%"/>
    </style:style>
    <style:style style:name="T200" style:family="text">
      <style:text-properties fo:color="#b92020" fo:letter-spacing="0.035cm" style:text-scale="125%"/>
    </style:style>
    <style:style style:name="T201" style:family="text">
      <style:text-properties fo:color="#b92020" style:text-scale="135%"/>
    </style:style>
    <style:style style:name="T202" style:family="text">
      <style:text-properties fo:color="#b92020" style:text-scale="120%"/>
    </style:style>
    <style:style style:name="T203" style:family="text">
      <style:text-properties fo:color="#b92020" style:text-scale="170%"/>
    </style:style>
    <style:style style:name="T204" style:family="text">
      <style:text-properties fo:color="#b92020" style:text-scale="110%"/>
    </style:style>
    <style:style style:name="T205" style:family="text">
      <style:text-properties fo:color="#18177c" style:text-scale="105%"/>
    </style:style>
    <style:style style:name="T206" style:family="text">
      <style:text-properties style:text-scale="130%"/>
    </style:style>
    <style:style style:name="T207" style:family="text">
      <style:text-properties style:text-scale="170%"/>
    </style:style>
    <style:style style:name="T208" style:family="text">
      <style:text-properties fo:letter-spacing="0.093cm" style:text-scale="170%"/>
    </style:style>
    <style:style style:name="T209" style:family="text">
      <style:text-properties style:text-scale="105%"/>
    </style:style>
    <style:style style:name="T210" style:family="text">
      <style:text-properties fo:color="#ba6621" fo:font-weight="bold" style:font-weight-asian="bold" style:text-scale="130%"/>
    </style:style>
    <style:style style:name="T211" style:family="text">
      <style:text-properties fo:color="#ba6621" fo:font-weight="bold" style:font-weight-asian="bold" style:text-scale="120%"/>
    </style:style>
    <style:style style:name="T212" style:family="text">
      <style:text-properties style:text-scale="135%"/>
    </style:style>
    <style:style style:name="T213" style:family="text">
      <style:text-properties style:text-scale="110%"/>
    </style:style>
    <style:style style:name="T214" style:family="text">
      <style:text-properties style:text-scale="120%"/>
    </style:style>
    <style:style style:name="T215" style:family="text">
      <style:text-properties style:text-scale="115%"/>
    </style:style>
    <style:style style:name="T216" style:family="text">
      <style:text-properties style:text-scale="125%"/>
    </style:style>
    <style:style style:name="T217" style:family="text">
      <style:text-properties fo:color="#333333" fo:font-size="10.5pt"/>
    </style:style>
    <style:style style:name="T218" style:family="text">
      <style:text-properties fo:color="#008000" fo:font-size="10.5pt" fo:font-weight="bold"/>
    </style:style>
    <style:style style:name="T219" style:family="text">
      <style:text-properties fo:color="#008000" fo:font-size="10.5pt" fo:letter-spacing="0.017cm" fo:font-weight="bold"/>
    </style:style>
    <style:style style:name="T220" style:family="text">
      <style:text-properties fo:color="#18177c" fo:font-size="10.5pt"/>
    </style:style>
    <style:style style:name="T221" style:family="text">
      <style:text-properties fo:color="#666666" fo:font-size="10.5pt"/>
    </style:style>
    <style:style style:name="T222" style:family="text">
      <style:text-properties fo:color="#b92020" fo:font-size="10.5pt"/>
    </style:style>
    <style:style style:name="T223" style:family="text">
      <style:text-properties fo:color="#b92020" fo:font-size="10.5pt" fo:letter-spacing="-0.008cm"/>
    </style:style>
    <style:style style:name="T224" style:family="text">
      <style:text-properties fo:color="#333333" fo:font-size="10.5pt" fo:letter-spacing="-0.008cm"/>
    </style:style>
    <style:style style:name="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style:column style:rel-width="8686*" fo:start-indent="0cm" fo:end-indent="0.035cm"/>
          <style:column style:rel-width="56849*" fo:start-indent="0.035cm" fo:end-indent="0cm"/>
        </style:columns>
      </style:section-properties>
    </style:style>
    <style:style style:name="Sect3" style:family="section">
      <style:section-properties style:editable="false">
        <style:columns fo:column-count="2">
          <style:column style:rel-width="19073*" fo:start-indent="0cm" fo:end-indent="0.035cm"/>
          <style:column style:rel-width="46462*" fo:start-indent="0.035cm" fo:end-indent="0cm"/>
        </style:columns>
      </style:section-properties>
    </style:style>
    <style:style style:name="Sect4" style:family="section">
      <style:section-properties text:dont-balance-text-columns="true" style:editable="false">
        <style:columns fo:column-count="2">
          <style:column style:rel-width="8686*" fo:start-indent="0cm" fo:end-indent="0.035cm"/>
          <style:column style:rel-width="56849*" fo:start-indent="0.035cm" fo:end-indent="0cm"/>
        </style:columns>
      </style:section-properties>
    </style:style>
    <style:style style:name="gr1" style:family="graphic">
      <style:graphic-properties fo:margin-left="0.318cm" fo:margin-right="0.318cm" fo:margin-top="0cm" fo:margin-bottom="0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2" style:family="graphic">
      <style:graphic-properties draw:stroke="solid" svg:stroke-width="0.026cm" svg:stroke-color="#cfcfcf" draw:stroke-linejoin="round" svg:stroke-linecap="butt" draw:fill="none" draw:textarea-horizontal-align="center" draw:textarea-vertical-align="top" draw:auto-grow-height="false" fo:padding-top="0.012cm" fo:padding-bottom="0.012cm" fo:padding-left="0.012cm" fo:padding-right="0.012cm" style:run-through="background"/>
    </style:style>
    <style:style style:name="gr3" style:family="graphic">
      <style:graphic-properties draw:stroke="none" svg:stroke-width="0cm" draw:fill="none" draw:textarea-vertical-align="top" draw:auto-grow-height="false" fo:min-height="0.37cm" fo:min-width="2.887cm" fo:padding-top="0cm" fo:padding-bottom="0cm" fo:padding-left="0cm" fo:padding-right="0cm" style:run-through="background"/>
      <style:paragraph-properties style:writing-mode="lr-tb"/>
    </style:style>
    <style:style style:name="gr4" style:family="graphic">
      <style:graphic-properties draw:stroke="none" svg:stroke-width="0cm" draw:fill="none" draw:textarea-vertical-align="top" draw:auto-grow-height="false" fo:min-height="0.877cm" fo:min-width="5.33cm" fo:padding-top="0cm" fo:padding-bottom="0cm" fo:padding-left="0cm" fo:padding-right="0cm" style:run-through="background"/>
      <style:paragraph-properties style:writing-mode="lr-tb"/>
    </style:style>
    <style:style style:name="gr5" style:family="graphic">
      <style:graphic-properties draw:stroke="solid" svg:stroke-width="0.026cm" svg:stroke-color="#cfcfcf" draw:stroke-linejoin="round" svg:stroke-linecap="butt" draw:fill="none" draw:textarea-horizontal-align="center" draw:textarea-vertical-align="top" draw:auto-grow-height="false" fo:padding-top="0.012cm" fo:padding-bottom="0.012cm" fo:padding-left="0.012cm" fo:padding-right="0.012cm" fo:margin-left="0.318cm" fo:margin-right="0.318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6" style:family="graphic">
      <style:graphic-properties draw:stroke="solid" svg:stroke-width="0.026cm" svg:stroke-color="#cfcfcf" draw:stroke-linejoin="round" svg:stroke-linecap="butt" draw:fill="none" draw:textarea-horizontal-align="center" draw:textarea-vertical-align="top" draw:auto-grow-height="false" fo:padding-top="0.012cm" fo:padding-bottom="0.012cm" fo:padding-left="0.012cm" fo:padding-right="0.012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7" style:family="graphic">
      <style:graphic-properties draw:stroke="solid" svg:stroke-width="0.026cm" svg:stroke-color="#cfcfcf" draw:stroke-linejoin="round" svg:stroke-linecap="butt" draw:fill="none" draw:textarea-horizontal-align="center" draw:textarea-vertical-align="top" draw:auto-grow-height="false" fo:padding-top="0.012cm" fo:padding-bottom="0.012cm" fo:padding-left="0.012cm" fo:padding-right="0.012cm" fo:margin-left="0.318cm" fo:margin-right="0.318cm" fo:margin-top="0cm" fo:margin-bottom="0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96"/>
        <text:p text:style-name="P80"/>
        <text:p text:style-name="P87"/>
        <text:h text:style-name="P54" text:outline-level="2">GALGOTIAS UNIVERSITY</text:h>
        <text:p text:style-name="P81"/>
        <text:p text:style-name="P89"/>
        <text:p text:style-name="P151">CRYPTOGRAPHY SYSTEM USING VIGENERE CIPHER AND POLYBIUS CIPHER</text:p>
        <text:p text:style-name="P91"/>
        <text:p text:style-name="P82"/>
        <text:p text:style-name="P93"/>
        <text:p text:style-name="P95">*This Project Can be used for Important and Instant High level Security Protected Communication used by Army and RAW(Agencies) in War, Special operations and Public Safety.</text:p>
        <text:p text:style-name="P82"/>
        <text:p text:style-name="P90"/>
        <text:p text:style-name="P92">ENCODING</text:p>
      </text:section>
      <text:p text:style-name="P98"/>
      <text:section text:style-name="Sect2" text:name="Section1">
        <text:p text:style-name="P100"><text:span text:style-name="T2">In </text:span><text:span text:style-name="T3">[ ]:</text:span></text:p>
        <text:p text:style-name="P60"><text:span text:style-name="T4"># Python code to implement # Vigenere</text:span><text:span text:style-name="T10"> </text:span><text:span text:style-name="T4">Cipher</text:span></text:p>
        <text:p text:style-name="P83"/>
        <text:p text:style-name="P61"><draw:polygon text:anchor-type="char" draw:z-index="0" draw:style-name="gr7" draw:text-style-name="P152" svg:width="16.271cm" svg:height="22.913cm" svg:x="3.947cm" svg:y="-1.517cm" svg:viewBox="0 0 16272 22914" draw:points="0,22875 0,41 0,35 2,30 4,25 5,21 9,16 12,12 16,9 21,5 25,4 30,2 35,0 41,0 16233,0 16238,0 16244,2 16249,4 16253,5 16270,25 16272,30 16272,35 16272,41 16272,22875 16272,22880 16272,22886 16270,22891 16268,22895 16238,22914 16233,22914 41,22914 35,22914 30,22914 4,22891 2,22886 0,22880"><text:p/></draw:polygon><text:span text:style-name="T5"># </text:span><text:span text:style-name="T6">This function generates the <text:s/></text:span><text:span text:style-name="T5"># </text:span><text:span text:style-name="T6">key in </text:span><text:span text:style-name="T5">a </text:span><text:span text:style-name="T7">cyclic </text:span><text:span text:style-name="T5">manner </text:span><text:span text:style-name="T11">until </text:span><text:span text:style-name="T5"># </text:span><text:span text:style-name="T8">it's </text:span><text:span text:style-name="T6">length </text:span><text:span text:style-name="T7">isn't </text:span><text:span text:style-name="T6">equal</text:span><text:span text:style-name="T13"> </text:span><text:span text:style-name="T6">to</text:span></text:p>
        <text:p text:style-name="P62"><text:span text:style-name="T9"># the length of original text</text:span></text:p>
        <text:p text:style-name="P102"><text:span text:style-name="T25">def </text:span><text:span text:style-name="T60">generateKey</text:span><text:span text:style-name="T66">(string, key): </text:span><text:span text:style-name="T67">key </text:span><text:span text:style-name="T141">= </text:span><text:span text:style-name="T34">list</text:span><text:span text:style-name="T67">(key)</text:span></text:p>
        <text:p text:style-name="P103"><text:span text:style-name="T26">if </text:span><text:span text:style-name="T35">len</text:span><text:span text:style-name="T68">(string) </text:span><text:span text:style-name="T141">== </text:span><text:span text:style-name="T35">len</text:span><text:span text:style-name="T68">(key):</text:span></text:p>
        <text:p text:style-name="P67"><text:span text:style-name="T36">return</text:span><text:span text:style-name="T69">(key)</text:span></text:p>
      </text:section>
      <text:section text:style-name="Sect3" text:name="Section2">
        <text:h text:style-name="P55" text:outline-level="2"><text:span text:style-name="T34">else</text:span><text:span text:style-name="T102">:</text:span></text:h>
        <text:p text:style-name="P104"/>
        <text:p text:style-name="P68"><text:span text:style-name="T37">for </text:span><text:span text:style-name="T70">i</text:span><text:span text:style-name="T82"> </text:span><text:span text:style-name="T165">in </text:span><text:span text:style-name="T45">range</text:span><text:span text:style-name="T71">(</text:span><text:span text:style-name="T45">len</text:span><text:span text:style-name="T71">(string) </text:span><text:span text:style-name="T142">-</text:span></text:p>
        <text:p text:style-name="P107"><text:span text:style-name="T48">len</text:span><text:span text:style-name="T103">(key)):</text:span></text:p>
        <text:p text:style-name="P108"><text:span text:style-name="T104">ke</text:span><text:span text:style-name="T105">y</text:span><text:span text:style-name="T149">.</text:span><text:span text:style-name="T114">appen</text:span><text:span text:style-name="T106">d</text:span><text:span text:style-name="T107">(</text:span><text:span text:style-name="T104">ke</text:span><text:span text:style-name="T105">y</text:span><text:span text:style-name="T108">[</text:span><text:span text:style-name="T115">i</text:span><text:span text:style-name="T116"> </text:span><text:span text:style-name="T117"><text:s/></text:span><text:span text:style-name="T151">%</text:span><text:span text:style-name="T152"> </text:span><text:span text:style-name="T153"><text:s/></text:span><text:span text:style-name="T49">le</text:span><text:span text:style-name="T50">n</text:span><text:span text:style-name="T107">(</text:span><text:span text:style-name="T104">ke</text:span><text:span text:style-name="T105">y</text:span><text:span text:style-name="T118">)])</text:span></text:p>
      </text:section>
      <text:section text:style-name="Sect1" text:name="Section3">
        <text:p text:style-name="P69"><text:span text:style-name="T38">return</text:span><text:span text:style-name="T72">(</text:span><text:span text:style-name="T172">"" </text:span><text:span text:style-name="T143">. </text:span><text:span text:style-name="T72">join(key))</text:span></text:p>
        <text:p text:style-name="P105"/>
        <text:p text:style-name="P71"><text:span text:style-name="T6"># This function <text:s/>returns <text:s/>the # encrypted text <text:s/>generated # with the help of the <text:s/>key </text:span><text:span text:style-name="T36">def</text:span><text:span text:style-name="T46"> </text:span><text:span text:style-name="T61">cipherText</text:span><text:span text:style-name="T69">(string,</text:span><text:span text:style-name="T83"> </text:span><text:span text:style-name="T84">key):</text:span></text:p>
        <text:p text:style-name="P109"><text:span text:style-name="T66">cipher_text </text:span><text:span text:style-name="T141">= </text:span><text:span text:style-name="T119">[]</text:span></text:p>
        <text:p text:style-name="P112"><text:span text:style-name="T27">for </text:span><text:span text:style-name="T120">i</text:span><text:span text:style-name="T121"> </text:span><text:span text:style-name="T168">in </text:span><text:span text:style-name="T48">range</text:span><text:span text:style-name="T103">(</text:span><text:span text:style-name="T48">len</text:span><text:span text:style-name="T103">(string)): </text:span><text:span text:style-name="T122">x</text:span><text:span text:style-name="T116"> <text:s/></text:span><text:span text:style-name="T154">=</text:span><text:span text:style-name="T152"> <text:s/></text:span><text:span text:style-name="T107">(</text:span><text:span text:style-name="T53">or</text:span><text:span text:style-name="T51">d</text:span><text:span text:style-name="T107">(</text:span><text:span text:style-name="T123">strin</text:span><text:span text:style-name="T109">g</text:span><text:span text:style-name="T108">[</text:span><text:span text:style-name="T110">i</text:span><text:span text:style-name="T124">])</text:span><text:span text:style-name="T116"> <text:s/></text:span><text:span text:style-name="T155">+</text:span></text:p>
        <text:p text:style-name="P113"><text:span text:style-name="T53">or</text:span><text:span text:style-name="T51">d</text:span><text:span text:style-name="T107">(</text:span><text:span text:style-name="T104">ke</text:span><text:span text:style-name="T105">y</text:span><text:span text:style-name="T108">[</text:span><text:span text:style-name="T110">i</text:span><text:span text:style-name="T118">]))</text:span><text:span text:style-name="T116"> </text:span><text:span text:style-name="T117"><text:s/></text:span><text:span text:style-name="T151">%</text:span><text:span text:style-name="T152"> </text:span><text:span text:style-name="T153"><text:s/></text:span><text:span text:style-name="T157">26</text:span></text:p>
        <text:p text:style-name="P114"><text:span text:style-name="T66">x </text:span><text:span text:style-name="T158">+= </text:span><text:span text:style-name="T54">ord</text:span><text:span text:style-name="T66">(</text:span><text:span text:style-name="T192">'A'</text:span><text:span text:style-name="T66">)</text:span></text:p>
        <text:p text:style-name="P115"><text:span text:style-name="T125">cipher_tex</text:span><text:span text:style-name="T111">t</text:span><text:span text:style-name="T149">.</text:span><text:span text:style-name="T114">appen</text:span><text:span text:style-name="T106">d</text:span><text:span text:style-name="T107">(</text:span><text:span text:style-name="T55">ch</text:span><text:span text:style-name="T52">r</text:span><text:span text:style-name="T107">(</text:span><text:span text:style-name="T112">x</text:span><text:span text:style-name="T126">))</text:span></text:p>
        <text:p text:style-name="P110"><text:span text:style-name="T28">return</text:span><text:span text:style-name="T127">(</text:span><text:span text:style-name="T193">"" </text:span><text:span text:style-name="T159">. </text:span><text:span text:style-name="T127">join(cipher_text))</text:span></text:p>
        <text:p text:style-name="P118"/>
        <text:p text:style-name="P72"><text:span text:style-name="T5"># This function <text:s/>decrypts <text:s/></text:span><text:span text:style-name="T14">the </text:span><text:span text:style-name="T5"># encrypted text and </text:span><text:span text:style-name="T12">returns <text:s text:c="2"/></text:span><text:span text:style-name="T5"># the original</text:span><text:span text:style-name="T15"> </text:span><text:span text:style-name="T5">text</text:span></text:p>
        <text:p text:style-name="P120"><text:span text:style-name="T25">def </text:span><text:span text:style-name="T60">originalText</text:span><text:span text:style-name="T66">(cipher_text, key): orig_text </text:span><text:span text:style-name="T141">= </text:span><text:span text:style-name="T119">[]</text:span></text:p>
        <text:p text:style-name="P121"><text:span text:style-name="T29">for </text:span><text:span text:style-name="T120">i </text:span><text:span text:style-name="T169">in </text:span><text:span text:style-name="T34">range</text:span><text:span text:style-name="T67">(</text:span><text:span text:style-name="T34">len</text:span><text:span text:style-name="T67">(cipher_text)): </text:span><text:span text:style-name="T122">x</text:span><text:span text:style-name="T116"> <text:s/></text:span><text:span text:style-name="T154">=</text:span><text:span text:style-name="T152"> <text:s/></text:span><text:span text:style-name="T107">(</text:span><text:span text:style-name="T53">or</text:span><text:span text:style-name="T51">d</text:span><text:span text:style-name="T107">(</text:span><text:span text:style-name="T125">cipher_tex</text:span><text:span text:style-name="T111">t</text:span><text:span text:style-name="T108">[</text:span><text:span text:style-name="T110">i</text:span><text:span text:style-name="T124">])</text:span><text:span text:style-name="T116"> <text:s/></text:span><text:span text:style-name="T156">-</text:span></text:p>
        <text:p text:style-name="P122"><text:span text:style-name="T53">or</text:span><text:span text:style-name="T51">d</text:span><text:span text:style-name="T107">(</text:span><text:span text:style-name="T104">ke</text:span><text:span text:style-name="T105">y</text:span><text:span text:style-name="T108">[</text:span><text:span text:style-name="T110">i</text:span><text:span text:style-name="T124">])</text:span><text:span text:style-name="T116"> <text:s/></text:span><text:span text:style-name="T154">+</text:span><text:span text:style-name="T152"> <text:s/></text:span><text:span text:style-name="T157">2</text:span><text:span text:style-name="T150">6</text:span><text:span text:style-name="T126">)</text:span><text:span text:style-name="T116"> <text:s/></text:span><text:span text:style-name="T151">%</text:span><text:span text:style-name="T152"> <text:s/></text:span><text:span text:style-name="T157">26 </text:span><text:span text:style-name="T128">x </text:span><text:span text:style-name="T160">+= </text:span><text:span text:style-name="T34">ord</text:span><text:span text:style-name="T67">(</text:span><text:span text:style-name="T194">'A'</text:span><text:span text:style-name="T67">)</text:span></text:p>
        <text:p text:style-name="P116"><text:span text:style-name="T129">orig_tex</text:span><text:span text:style-name="T113">t</text:span><text:span text:style-name="T149">.</text:span><text:span text:style-name="T114">appen</text:span><text:span text:style-name="T106">d</text:span><text:span text:style-name="T107">(</text:span><text:span text:style-name="T55">ch</text:span><text:span text:style-name="T52">r</text:span><text:span text:style-name="T107">(</text:span><text:span text:style-name="T112">x</text:span><text:span text:style-name="T126">))</text:span></text:p>
        <text:p text:style-name="P70"><text:span text:style-name="T39">return</text:span><text:span text:style-name="T73">(</text:span><text:span text:style-name="T173">"" </text:span><text:span text:style-name="T143">. </text:span><text:span text:style-name="T73">join(orig_text))</text:span></text:p>
        <text:p text:style-name="P105"/>
        <text:p text:style-name="P73"><text:span text:style-name="T4"># Driver code</text:span></text:p>
        <text:p text:style-name="P123"><text:span text:style-name="T30">if</text:span><text:span text:style-name="T56"> </text:span><text:span text:style-name="T205">name </text:span><text:span text:style-name="T161">== </text:span><text:span text:style-name="T195">"</text:span><text:span text:style-name="T196"> </text:span><text:span text:style-name="T198">main</text:span><text:span text:style-name="T197"> </text:span><text:span text:style-name="T195">"</text:span><text:span text:style-name="T130">:</text:span></text:p>
        <text:p text:style-name="P111"><text:span text:style-name="T131">string </text:span><text:span text:style-name="T161">= </text:span><text:span text:style-name="T198">"AMERICANVIRUS"</text:span></text:p>
        <text:p text:style-name="P110"><text:span text:style-name="T104">keyword </text:span><text:span text:style-name="T161">= </text:span><text:span text:style-name="T198">"DELHI"</text:span></text:p>
        <text:p text:style-name="P111"><text:span text:style-name="T128">key <text:s text:c="2"/></text:span><text:span text:style-name="T160">= <text:s text:c="2"/></text:span><text:span text:style-name="T128">generateKey(string,</text:span><text:span text:style-name="T132"> </text:span><text:span text:style-name="T128">keyword)</text:span></text:p>
        <text:p text:style-name="P124"><text:span text:style-name="T66">cipher_text </text:span><text:span text:style-name="T141">= </text:span><text:span text:style-name="T66">cipherText(string,key) </text:span><text:span text:style-name="T54">print</text:span><text:span text:style-name="T66">(</text:span><text:span text:style-name="T192">"Ciphertext </text:span><text:span text:style-name="T199">:"</text:span><text:span text:style-name="T133">, </text:span><text:span text:style-name="T66">cipher_text) </text:span><text:span text:style-name="T54">print</text:span><text:span text:style-name="T66">(</text:span><text:span text:style-name="T192">"Original/Decrypted Text</text:span><text:span text:style-name="T200"> </text:span><text:span text:style-name="T199">:"</text:span><text:span text:style-name="T133">,</text:span></text:p>
        <text:p text:style-name="P117"><text:span text:style-name="T67">originalText(cipher_text, key))</text:span></text:p>
        <text:p text:style-name="P105"/>
        <text:p text:style-name="P125"><text:span text:style-name="T206">Ciphertext </text:span><text:span text:style-name="T207">: </text:span>DQPYQFEYCQUYD</text:p>
        <text:p text:style-name="P126"><text:span text:style-name="T206">Original/Decrypted Text </text:span><text:span text:style-name="T207">:</text:span><text:span text:style-name="T208"> </text:span><text:span text:style-name="T209">AMERICANVIRUS</text:span></text:p>
      </text:section>
      <text:p text:style-name="P99"/>
      <text:section text:style-name="Sect4" text:name="Section4">
        <text:p text:style-name="P100"><draw:polyline text:anchor-type="char" draw:z-index="2" draw:style-name="gr6" draw:text-style-name="P152" svg:width="16.271cm" svg:height="25.757cm" svg:x="3.947cm" svg:y="1.195cm" svg:viewBox="0 0 16272 25758" draw:points="0,25758 0,41 0,35 2,30 4,25 5,21 9,16 35,0 41,0 16233,0 16238,0 16244,2 16270,25 16272,30 16272,35 16272,41 16272,25758"><text:p/></draw:polyline><text:span text:style-name="T2">In </text:span><text:span text:style-name="T3">[ ]:</text:span></text:p>
        <text:p text:style-name="P64"><text:span text:style-name="T40">from </text:span><text:span text:style-name="T64">string </text:span><text:span text:style-name="T40">import </text:span><text:span text:style-name="T74">ascii_uppercase </text:span><text:span text:style-name="T40">as </text:span><text:span text:style-name="T74">alphabet</text:span></text:p>
        <text:p text:style-name="P84"/>
        <text:p text:style-name="P128"/>
        <text:p text:style-name="P129"><text:span text:style-name="T31">def </text:span><text:span text:style-name="T65">codes_table</text:span><text:span text:style-name="T134">(char): </text:span><text:span text:style-name="T66">table </text:span><text:span text:style-name="T141">= </text:span><text:span text:style-name="T68">{</text:span></text:p>
        <text:p text:style-name="P106"/>
        <table:table table:name="Table1" table:style-name="Table1">
          <table:table-column table:style-name="Table1.A"/>
          <table:table-column table:style-name="Table1.B"/>
          <table:table-column table:style-name="Table1.C"/>
          <table:table-column table:style-name="Table1.D"/>
          <table:table-column table:style-name="Table1.B" table:number-columns-repeated="6"/>
          <table:table-column table:style-name="Table1.K"/>
          <table:table-column table:style-name="Table1.L"/>
          <table:table-row table:style-name="Table1.1">
            <table:table-cell table:style-name="Table1.A1" office:value-type="string">
              <text:p text:style-name="P11"><text:span text:style-name="T177">"A"</text:span><text:span text:style-name="T87">:</text:span></text:p>
            </table:table-cell>
            <table:table-cell table:style-name="Table1.A1" office:value-type="string">
              <text:p text:style-name="P14"><text:span text:style-name="T144">1</text:span><text:span text:style-name="T147">1</text:span><text:span text:style-name="T75">,</text:span></text:p>
            </table:table-cell>
            <table:table-cell table:style-name="Table1.A1" office:value-type="string">
              <text:p text:style-name="P19"><text:span text:style-name="T178">"B"</text:span><text:span text:style-name="T88">:</text:span></text:p>
            </table:table-cell>
            <table:table-cell table:style-name="Table1.A1" office:value-type="string">
              <text:p text:style-name="P22"><text:span text:style-name="T144">2</text:span><text:span text:style-name="T147">1</text:span><text:span text:style-name="T75">,</text:span></text:p>
            </table:table-cell>
            <table:table-cell table:style-name="Table1.A1" office:value-type="string">
              <text:p text:style-name="P27"><text:span text:style-name="T177">"C"</text:span><text:span text:style-name="T87">:</text:span></text:p>
            </table:table-cell>
            <table:table-cell table:style-name="Table1.A1" office:value-type="string">
              <text:p text:style-name="P30"><text:span text:style-name="T144">3</text:span><text:span text:style-name="T147">1</text:span><text:span text:style-name="T75">,</text:span></text:p>
            </table:table-cell>
            <table:table-cell table:style-name="Table1.A1" office:value-type="string">
              <text:p text:style-name="P35"><text:span text:style-name="T177">"D"</text:span><text:span text:style-name="T87">:</text:span></text:p>
            </table:table-cell>
            <table:table-cell table:style-name="Table1.A1" office:value-type="string">
              <text:p text:style-name="P38"><text:span text:style-name="T144">4</text:span><text:span text:style-name="T147">1</text:span><text:span text:style-name="T75">,</text:span></text:p>
            </table:table-cell>
            <table:table-cell table:style-name="Table1.A1" office:value-type="string">
              <text:p text:style-name="P43"><text:span text:style-name="T179">"E"</text:span><text:span text:style-name="T89">:</text:span></text:p>
            </table:table-cell>
            <table:table-cell table:style-name="Table1.A1" office:value-type="string">
              <text:p text:style-name="P46"><text:span text:style-name="T144">5</text:span><text:span text:style-name="T147">1</text:span><text:span text:style-name="T75">,</text:span></text:p>
            </table:table-cell>
            <table:table-cell table:style-name="Table1.A1" table:number-rows-spanned="4" table:number-columns-spanned="2" office:value-type="string">
              <text:p text:style-name="P7"/>
            </table:table-cell>
            <table:covered-table-cell/>
          </table:table-row>
          <table:table-row table:style-name="Table1.2">
            <table:table-cell table:style-name="Table1.A1" office:value-type="string">
              <text:p text:style-name="P10"><text:span text:style-name="T180">"F"</text:span><text:span text:style-name="T90">:</text:span></text:p>
            </table:table-cell>
            <table:table-cell table:style-name="Table1.A1" office:value-type="string">
              <text:p text:style-name="P15"><text:span text:style-name="T144">1</text:span><text:span text:style-name="T147">2</text:span><text:span text:style-name="T75">,</text:span></text:p>
            </table:table-cell>
            <table:table-cell table:style-name="Table1.A1" office:value-type="string">
              <text:p text:style-name="P18"><text:span text:style-name="T182">"G"</text:span><text:span text:style-name="T92">:</text:span></text:p>
            </table:table-cell>
            <table:table-cell table:style-name="Table1.A1" office:value-type="string">
              <text:p text:style-name="P23"><text:span text:style-name="T144">2</text:span><text:span text:style-name="T147">2</text:span><text:span text:style-name="T75">,</text:span></text:p>
            </table:table-cell>
            <table:table-cell table:style-name="Table1.A1" office:value-type="string">
              <text:p text:style-name="P26"><text:span text:style-name="T177">"H"</text:span><text:span text:style-name="T87">:</text:span></text:p>
            </table:table-cell>
            <table:table-cell table:style-name="Table1.A1" office:value-type="string">
              <text:p text:style-name="P31"><text:span text:style-name="T144">3</text:span><text:span text:style-name="T147">2</text:span><text:span text:style-name="T75">,</text:span></text:p>
            </table:table-cell>
            <table:table-cell table:style-name="Table1.A1" office:value-type="string">
              <text:p text:style-name="P34"><text:span text:style-name="T174">"I"</text:span><text:span text:style-name="T76">:</text:span></text:p>
            </table:table-cell>
            <table:table-cell table:style-name="Table1.A1" office:value-type="string">
              <text:p text:style-name="P39"><text:span text:style-name="T144">4</text:span><text:span text:style-name="T147">2</text:span><text:span text:style-name="T75">,</text:span></text:p>
            </table:table-cell>
            <table:table-cell table:style-name="Table1.A1" office:value-type="string">
              <text:p text:style-name="P42"><text:span text:style-name="T179">"K"</text:span><text:span text:style-name="T89">:</text:span></text:p>
            </table:table-cell>
            <table:table-cell table:style-name="Table1.A1" office:value-type="string">
              <text:p text:style-name="P47"><text:span text:style-name="T144">5</text:span><text:span text:style-name="T147">2</text:span><text:span text:style-name="T75">,</text:span></text:p>
            </table:table-cell>
            <table:covered-table-cell/>
            <table:covered-table-cell/>
          </table:table-row>
          <table:table-row table:style-name="Table1.2">
            <table:table-cell table:style-name="Table1.A1" office:value-type="string">
              <text:p text:style-name="P10"><text:span text:style-name="T183">"L"</text:span><text:span text:style-name="T85">:</text:span></text:p>
            </table:table-cell>
            <table:table-cell table:style-name="Table1.A1" office:value-type="string">
              <text:p text:style-name="P15"><text:span text:style-name="T144">1</text:span><text:span text:style-name="T147">3</text:span><text:span text:style-name="T75">,</text:span></text:p>
            </table:table-cell>
            <table:table-cell table:style-name="Table1.A1" office:value-type="string">
              <text:p text:style-name="P18"><text:span text:style-name="T185">"M"</text:span><text:span text:style-name="T93">:</text:span></text:p>
            </table:table-cell>
            <table:table-cell table:style-name="Table1.A1" office:value-type="string">
              <text:p text:style-name="P23"><text:span text:style-name="T144">2</text:span><text:span text:style-name="T147">3</text:span><text:span text:style-name="T75">,</text:span></text:p>
            </table:table-cell>
            <table:table-cell table:style-name="Table1.A1" office:value-type="string">
              <text:p text:style-name="P26"><text:span text:style-name="T177">"N"</text:span><text:span text:style-name="T87">:</text:span></text:p>
            </table:table-cell>
            <table:table-cell table:style-name="Table1.A1" office:value-type="string">
              <text:p text:style-name="P31"><text:span text:style-name="T144">3</text:span><text:span text:style-name="T147">3</text:span><text:span text:style-name="T75">,</text:span></text:p>
            </table:table-cell>
            <table:table-cell table:style-name="Table1.A1" office:value-type="string">
              <text:p text:style-name="P34"><text:span text:style-name="T187">"O"</text:span><text:span text:style-name="T95">:</text:span></text:p>
            </table:table-cell>
            <table:table-cell table:style-name="Table1.A1" office:value-type="string">
              <text:p text:style-name="P39"><text:span text:style-name="T144">4</text:span><text:span text:style-name="T147">3</text:span><text:span text:style-name="T75">,</text:span></text:p>
            </table:table-cell>
            <table:table-cell table:style-name="Table1.A1" office:value-type="string">
              <text:p text:style-name="P42"><text:span text:style-name="T179">"P"</text:span><text:span text:style-name="T89">:</text:span></text:p>
            </table:table-cell>
            <table:table-cell table:style-name="Table1.A1" office:value-type="string">
              <text:p text:style-name="P47"><text:span text:style-name="T144">5</text:span><text:span text:style-name="T147">3</text:span><text:span text:style-name="T75">,</text:span></text:p>
            </table:table-cell>
            <table:covered-table-cell/>
            <table:covered-table-cell/>
          </table:table-row>
          <table:table-row table:style-name="Table1.2">
            <table:table-cell table:style-name="Table1.A1" office:value-type="string">
              <text:p text:style-name="P10"><text:span text:style-name="T182">"Q"</text:span><text:span text:style-name="T92">:</text:span></text:p>
            </table:table-cell>
            <table:table-cell table:style-name="Table1.A1" office:value-type="string">
              <text:p text:style-name="P15"><text:span text:style-name="T144">1</text:span><text:span text:style-name="T147">4</text:span><text:span text:style-name="T75">,</text:span></text:p>
            </table:table-cell>
            <table:table-cell table:style-name="Table1.A1" office:value-type="string">
              <text:p text:style-name="P18"><text:span text:style-name="T188">"R"</text:span><text:span text:style-name="T96">:</text:span></text:p>
            </table:table-cell>
            <table:table-cell table:style-name="Table1.A1" office:value-type="string">
              <text:p text:style-name="P23"><text:span text:style-name="T144">2</text:span><text:span text:style-name="T147">4</text:span><text:span text:style-name="T75">,</text:span></text:p>
            </table:table-cell>
            <table:table-cell table:style-name="Table1.A1" office:value-type="string">
              <text:p text:style-name="P26"><text:span text:style-name="T179">"S"</text:span><text:span text:style-name="T89">:</text:span></text:p>
            </table:table-cell>
            <table:table-cell table:style-name="Table1.A1" office:value-type="string">
              <text:p text:style-name="P31"><text:span text:style-name="T144">3</text:span><text:span text:style-name="T147">4</text:span><text:span text:style-name="T75">,</text:span></text:p>
            </table:table-cell>
            <table:table-cell table:style-name="Table1.A1" office:value-type="string">
              <text:p text:style-name="P34"><text:span text:style-name="T184">"T"</text:span><text:span text:style-name="T86">:</text:span></text:p>
            </table:table-cell>
            <table:table-cell table:style-name="Table1.A1" office:value-type="string">
              <text:p text:style-name="P39"><text:span text:style-name="T144">4</text:span><text:span text:style-name="T147">4</text:span><text:span text:style-name="T75">,</text:span></text:p>
            </table:table-cell>
            <table:table-cell table:style-name="Table1.A1" office:value-type="string">
              <text:p text:style-name="P42"><text:span text:style-name="T177">"U"</text:span><text:span text:style-name="T87">:</text:span></text:p>
            </table:table-cell>
            <table:table-cell table:style-name="Table1.A1" office:value-type="string">
              <text:p text:style-name="P47"><text:span text:style-name="T144">5</text:span><text:span text:style-name="T147">4</text:span><text:span text:style-name="T75">,</text:span></text:p>
            </table:table-cell>
            <table:covered-table-cell/>
            <table:covered-table-cell/>
          </table:table-row>
          <table:table-row table:style-name="Table1.1">
            <table:table-cell table:style-name="Table1.A1" office:value-type="string">
              <text:p text:style-name="P12"><text:span text:style-name="T177">"V"</text:span><text:span text:style-name="T87">:</text:span></text:p>
            </table:table-cell>
            <table:table-cell table:style-name="Table1.A1" office:value-type="string">
              <text:p text:style-name="P16"><text:span text:style-name="T144">1</text:span><text:span text:style-name="T147">5</text:span><text:span text:style-name="T75">,</text:span></text:p>
            </table:table-cell>
            <table:table-cell table:style-name="Table1.A1" office:value-type="string">
              <text:p text:style-name="P20"><text:span text:style-name="T189">"W"</text:span><text:span text:style-name="T97">:</text:span></text:p>
            </table:table-cell>
            <table:table-cell table:style-name="Table1.A1" office:value-type="string">
              <text:p text:style-name="P24"><text:span text:style-name="T144">2</text:span><text:span text:style-name="T147">5</text:span><text:span text:style-name="T75">,</text:span></text:p>
            </table:table-cell>
            <table:table-cell table:style-name="Table1.A1" office:value-type="string">
              <text:p text:style-name="P28"><text:span text:style-name="T179">"X"</text:span><text:span text:style-name="T89">:</text:span></text:p>
            </table:table-cell>
            <table:table-cell table:style-name="Table1.A1" office:value-type="string">
              <text:p text:style-name="P32"><text:span text:style-name="T144">3</text:span><text:span text:style-name="T147">5</text:span><text:span text:style-name="T75">,</text:span></text:p>
            </table:table-cell>
            <table:table-cell table:style-name="Table1.A1" office:value-type="string">
              <text:p text:style-name="P36"><text:span text:style-name="T179">"Y"</text:span><text:span text:style-name="T89">:</text:span></text:p>
            </table:table-cell>
            <table:table-cell table:style-name="Table1.A1" office:value-type="string">
              <text:p text:style-name="P40"><text:span text:style-name="T144">4</text:span><text:span text:style-name="T147">5</text:span><text:span text:style-name="T75">,</text:span></text:p>
            </table:table-cell>
            <table:table-cell table:style-name="Table1.A1" office:value-type="string">
              <text:p text:style-name="P44"><text:span text:style-name="T184">"Z"</text:span><text:span text:style-name="T86">:</text:span></text:p>
            </table:table-cell>
            <table:table-cell table:style-name="Table1.A1" office:value-type="string">
              <text:p text:style-name="P48"><text:span text:style-name="T144">5</text:span><text:span text:style-name="T147">5</text:span><text:span text:style-name="T75">,</text:span></text:p>
            </table:table-cell>
            <table:table-cell table:style-name="Table1.A1" table:number-columns-spanned="2" office:value-type="string">
              <text:p text:style-name="P50"><text:span text:style-name="T175">"J</text:span><text:span text:style-name="T190">"</text:span><text:span text:style-name="T75">:</text:span><text:span text:style-name="T77"> </text:span><text:span text:style-name="T98"><text:s/></text:span><text:span text:style-name="T147">0</text:span><text:span text:style-name="T75">,</text:span></text:p>
            </table:table-cell>
            <table:covered-table-cell/>
          </table:table-row>
          <table:table-row table:style-name="Table1.6">
            <table:table-cell table:style-name="Table1.A1" office:value-type="string">
              <text:p text:style-name="P9"/>
              <text:p text:style-name="P13"><text:span text:style-name="T144">1</text:span><text:span text:style-name="T147">1</text:span><text:span text:style-name="T75">:</text:span></text:p>
            </table:table-cell>
            <table:table-cell table:style-name="Table1.A1" office:value-type="string">
              <text:p text:style-name="P9"/>
              <text:p text:style-name="P17"><text:span text:style-name="T177">"A"</text:span><text:span text:style-name="T87">,</text:span></text:p>
            </table:table-cell>
            <table:table-cell table:style-name="Table1.A1" office:value-type="string">
              <text:p text:style-name="P9"/>
              <text:p text:style-name="P21"><text:span text:style-name="T144">2</text:span><text:span text:style-name="T147">1</text:span><text:span text:style-name="T75">:</text:span></text:p>
            </table:table-cell>
            <table:table-cell table:style-name="Table1.A1" office:value-type="string">
              <text:p text:style-name="P9"/>
              <text:p text:style-name="P25"><text:span text:style-name="T177">"B"</text:span><text:span text:style-name="T87">,</text:span></text:p>
            </table:table-cell>
            <table:table-cell table:style-name="Table1.A1" office:value-type="string">
              <text:p text:style-name="P9"/>
              <text:p text:style-name="P29"><text:span text:style-name="T144">3</text:span><text:span text:style-name="T147">1</text:span><text:span text:style-name="T75">:</text:span></text:p>
            </table:table-cell>
            <table:table-cell table:style-name="Table1.A1" office:value-type="string">
              <text:p text:style-name="P9"/>
              <text:p text:style-name="P33"><text:span text:style-name="T188">"C"</text:span><text:span text:style-name="T96">,</text:span></text:p>
            </table:table-cell>
            <table:table-cell table:style-name="Table1.A1" office:value-type="string">
              <text:p text:style-name="P9"/>
              <text:p text:style-name="P37"><text:span text:style-name="T144">4</text:span><text:span text:style-name="T147">1</text:span><text:span text:style-name="T75">:</text:span></text:p>
            </table:table-cell>
            <table:table-cell table:style-name="Table1.A1" office:value-type="string">
              <text:p text:style-name="P9"/>
              <text:p text:style-name="P41"><text:span text:style-name="T188">"D"</text:span><text:span text:style-name="T96">,</text:span></text:p>
            </table:table-cell>
            <table:table-cell table:style-name="Table1.A1" office:value-type="string">
              <text:p text:style-name="P9"/>
              <text:p text:style-name="P45"><text:span text:style-name="T144">5</text:span><text:span text:style-name="T147">1</text:span><text:span text:style-name="T75">:</text:span></text:p>
            </table:table-cell>
            <table:table-cell table:style-name="Table1.A1" office:value-type="string">
              <text:p text:style-name="P9"/>
              <text:p text:style-name="P49"><text:span text:style-name="T177">"E"</text:span><text:span text:style-name="T87">,</text:span></text:p>
            </table:table-cell>
            <table:table-cell table:style-name="Table1.A1" office:value-type="string">
              <text:p text:style-name="P7"/>
            </table:table-cell>
            <table:table-cell table:style-name="Table1.A1" office:value-type="string">
              <text:p text:style-name="P7"/>
            </table:table-cell>
          </table:table-row>
          <table:table-row table:style-name="Table1.2">
            <table:table-cell table:style-name="Table1.A1" office:value-type="string">
              <text:p text:style-name="P10"><text:span text:style-name="T144">1</text:span><text:span text:style-name="T147">2</text:span><text:span text:style-name="T75">:</text:span></text:p>
            </table:table-cell>
            <table:table-cell table:style-name="Table1.A1" office:value-type="string">
              <text:p text:style-name="P15"><text:span text:style-name="T180">"F"</text:span><text:span text:style-name="T90">,</text:span></text:p>
            </table:table-cell>
            <table:table-cell table:style-name="Table1.A1" office:value-type="string">
              <text:p text:style-name="P18"><text:span text:style-name="T144">2</text:span><text:span text:style-name="T147">2</text:span><text:span text:style-name="T75">:</text:span></text:p>
            </table:table-cell>
            <table:table-cell table:style-name="Table1.A1" office:value-type="string">
              <text:p text:style-name="P23"><text:span text:style-name="T182">"G"</text:span><text:span text:style-name="T92">,</text:span></text:p>
            </table:table-cell>
            <table:table-cell table:style-name="Table1.A1" office:value-type="string">
              <text:p text:style-name="P26"><text:span text:style-name="T144">3</text:span><text:span text:style-name="T147">2</text:span><text:span text:style-name="T75">:</text:span></text:p>
            </table:table-cell>
            <table:table-cell table:style-name="Table1.A1" office:value-type="string">
              <text:p text:style-name="P31"><text:span text:style-name="T188">"H"</text:span><text:span text:style-name="T96">,</text:span></text:p>
            </table:table-cell>
            <table:table-cell table:style-name="Table1.A1" office:value-type="string">
              <text:p text:style-name="P34"><text:span text:style-name="T144">4</text:span><text:span text:style-name="T147">2</text:span><text:span text:style-name="T75">:</text:span></text:p>
            </table:table-cell>
            <table:table-cell table:style-name="Table1.A1" office:value-type="string">
              <text:p text:style-name="P39"><text:span text:style-name="T191">"I"</text:span><text:span text:style-name="T99">,</text:span></text:p>
            </table:table-cell>
            <table:table-cell table:style-name="Table1.A1" office:value-type="string">
              <text:p text:style-name="P42"><text:span text:style-name="T144">5</text:span><text:span text:style-name="T147">2</text:span><text:span text:style-name="T75">:</text:span></text:p>
            </table:table-cell>
            <table:table-cell table:style-name="Table1.A1" office:value-type="string">
              <text:p text:style-name="P47"><text:span text:style-name="T177">"K"</text:span><text:span text:style-name="T87">,</text:span></text:p>
            </table:table-cell>
            <table:table-cell table:style-name="Table1.A1" office:value-type="string">
              <text:p text:style-name="P8"/>
            </table:table-cell>
            <table:table-cell table:style-name="Table1.A1" office:value-type="string">
              <text:p text:style-name="P8"/>
            </table:table-cell>
          </table:table-row>
          <table:table-row table:style-name="Table1.2">
            <table:table-cell table:style-name="Table1.A1" office:value-type="string">
              <text:p text:style-name="P10"><text:span text:style-name="T144">1</text:span><text:span text:style-name="T147">3</text:span><text:span text:style-name="T75">:</text:span></text:p>
            </table:table-cell>
            <table:table-cell table:style-name="Table1.A1" office:value-type="string">
              <text:p text:style-name="P15"><text:span text:style-name="T181">"L"</text:span><text:span text:style-name="T91">,</text:span></text:p>
            </table:table-cell>
            <table:table-cell table:style-name="Table1.A1" office:value-type="string">
              <text:p text:style-name="P18"><text:span text:style-name="T144">2</text:span><text:span text:style-name="T147">3</text:span><text:span text:style-name="T75">:</text:span></text:p>
            </table:table-cell>
            <table:table-cell table:style-name="Table1.A1" office:value-type="string">
              <text:p text:style-name="P23"><text:span text:style-name="T186">"M"</text:span><text:span text:style-name="T94">,</text:span></text:p>
            </table:table-cell>
            <table:table-cell table:style-name="Table1.A1" office:value-type="string">
              <text:p text:style-name="P26"><text:span text:style-name="T144">3</text:span><text:span text:style-name="T147">3</text:span><text:span text:style-name="T75">:</text:span></text:p>
            </table:table-cell>
            <table:table-cell table:style-name="Table1.A1" office:value-type="string">
              <text:p text:style-name="P31"><text:span text:style-name="T188">"N"</text:span><text:span text:style-name="T96">,</text:span></text:p>
            </table:table-cell>
            <table:table-cell table:style-name="Table1.A1" office:value-type="string">
              <text:p text:style-name="P34"><text:span text:style-name="T144">4</text:span><text:span text:style-name="T147">3</text:span><text:span text:style-name="T75">:</text:span></text:p>
            </table:table-cell>
            <table:table-cell table:style-name="Table1.A1" office:value-type="string">
              <text:p text:style-name="P39"><text:span text:style-name="T182">"O"</text:span><text:span text:style-name="T92">,</text:span></text:p>
            </table:table-cell>
            <table:table-cell table:style-name="Table1.A1" office:value-type="string">
              <text:p text:style-name="P42"><text:span text:style-name="T144">5</text:span><text:span text:style-name="T147">3</text:span><text:span text:style-name="T75">:</text:span></text:p>
            </table:table-cell>
            <table:table-cell table:style-name="Table1.A1" office:value-type="string">
              <text:p text:style-name="P47"><text:span text:style-name="T177">"P"</text:span><text:span text:style-name="T87">,</text:span></text:p>
            </table:table-cell>
            <table:table-cell table:style-name="Table1.A1" office:value-type="string">
              <text:p text:style-name="P8"/>
            </table:table-cell>
            <table:table-cell table:style-name="Table1.A1" office:value-type="string">
              <text:p text:style-name="P8"/>
            </table:table-cell>
          </table:table-row>
          <table:table-row table:style-name="Table1.2">
            <table:table-cell table:style-name="Table1.A1" office:value-type="string">
              <text:p text:style-name="P10"><text:span text:style-name="T144">1</text:span><text:span text:style-name="T147">4</text:span><text:span text:style-name="T75">:</text:span></text:p>
            </table:table-cell>
            <table:table-cell table:style-name="Table1.A1" office:value-type="string">
              <text:p text:style-name="P15"><text:span text:style-name="T182">"Q"</text:span><text:span text:style-name="T92">,</text:span></text:p>
            </table:table-cell>
            <table:table-cell table:style-name="Table1.A1" office:value-type="string">
              <text:p text:style-name="P18"><text:span text:style-name="T144">2</text:span><text:span text:style-name="T147">4</text:span><text:span text:style-name="T75">:</text:span></text:p>
            </table:table-cell>
            <table:table-cell table:style-name="Table1.A1" office:value-type="string">
              <text:p text:style-name="P23"><text:span text:style-name="T188">"R"</text:span><text:span text:style-name="T96">,</text:span></text:p>
            </table:table-cell>
            <table:table-cell table:style-name="Table1.A1" office:value-type="string">
              <text:p text:style-name="P26"><text:span text:style-name="T144">3</text:span><text:span text:style-name="T147">4</text:span><text:span text:style-name="T75">:</text:span></text:p>
            </table:table-cell>
            <table:table-cell table:style-name="Table1.A1" office:value-type="string">
              <text:p text:style-name="P31"><text:span text:style-name="T177">"S"</text:span><text:span text:style-name="T87">,</text:span></text:p>
            </table:table-cell>
            <table:table-cell table:style-name="Table1.A1" office:value-type="string">
              <text:p text:style-name="P34"><text:span text:style-name="T144">4</text:span><text:span text:style-name="T147">4</text:span><text:span text:style-name="T75">:</text:span></text:p>
            </table:table-cell>
            <table:table-cell table:style-name="Table1.A1" office:value-type="string">
              <text:p text:style-name="P39"><text:span text:style-name="T180">"T"</text:span><text:span text:style-name="T90">,</text:span></text:p>
            </table:table-cell>
            <table:table-cell table:style-name="Table1.A1" office:value-type="string">
              <text:p text:style-name="P42"><text:span text:style-name="T144">5</text:span><text:span text:style-name="T147">4</text:span><text:span text:style-name="T75">:</text:span></text:p>
            </table:table-cell>
            <table:table-cell table:style-name="Table1.A1" office:value-type="string">
              <text:p text:style-name="P47"><text:span text:style-name="T188">"U"</text:span><text:span text:style-name="T96">,</text:span></text:p>
            </table:table-cell>
            <table:table-cell table:style-name="Table1.A1" office:value-type="string">
              <text:p text:style-name="P8"/>
            </table:table-cell>
            <table:table-cell table:style-name="Table1.A1" office:value-type="string">
              <text:p text:style-name="P8"/>
            </table:table-cell>
          </table:table-row>
          <table:table-row table:style-name="Table1.1">
            <table:table-cell table:style-name="Table1.A1" office:value-type="string">
              <text:p text:style-name="P12"><text:span text:style-name="T144">1</text:span><text:span text:style-name="T147">5</text:span><text:span text:style-name="T75">:</text:span></text:p>
            </table:table-cell>
            <table:table-cell table:style-name="Table1.A1" office:value-type="string">
              <text:p text:style-name="P16"><text:span text:style-name="T177">"V"</text:span><text:span text:style-name="T87">,</text:span></text:p>
            </table:table-cell>
            <table:table-cell table:style-name="Table1.A1" office:value-type="string">
              <text:p text:style-name="P20"><text:span text:style-name="T144">2</text:span><text:span text:style-name="T147">5</text:span><text:span text:style-name="T75">:</text:span></text:p>
            </table:table-cell>
            <table:table-cell table:style-name="Table1.A1" office:value-type="string">
              <text:p text:style-name="P24"><text:span text:style-name="T189">"W"</text:span><text:span text:style-name="T97">,</text:span></text:p>
            </table:table-cell>
            <table:table-cell table:style-name="Table1.A1" office:value-type="string">
              <text:p text:style-name="P28"><text:span text:style-name="T144">3</text:span><text:span text:style-name="T147">5</text:span><text:span text:style-name="T75">:</text:span></text:p>
            </table:table-cell>
            <table:table-cell table:style-name="Table1.A1" office:value-type="string">
              <text:p text:style-name="P32"><text:span text:style-name="T177">"X"</text:span><text:span text:style-name="T87">,</text:span></text:p>
            </table:table-cell>
            <table:table-cell table:style-name="Table1.A1" office:value-type="string">
              <text:p text:style-name="P36"><text:span text:style-name="T144">4</text:span><text:span text:style-name="T147">5</text:span><text:span text:style-name="T75">:</text:span></text:p>
            </table:table-cell>
            <table:table-cell table:style-name="Table1.A1" office:value-type="string">
              <text:p text:style-name="P40"><text:span text:style-name="T177">"Y"</text:span><text:span text:style-name="T87">,</text:span></text:p>
            </table:table-cell>
            <table:table-cell table:style-name="Table1.A1" office:value-type="string">
              <text:p text:style-name="P44"><text:span text:style-name="T144">5</text:span><text:span text:style-name="T147">5</text:span><text:span text:style-name="T75">:</text:span></text:p>
            </table:table-cell>
            <table:table-cell table:style-name="Table1.A1" office:value-type="string">
              <text:p text:style-name="P48"><text:span text:style-name="T180">"Z"</text:span><text:span text:style-name="T90">,</text:span></text:p>
            </table:table-cell>
            <table:table-cell table:style-name="Table1.A1" office:value-type="string">
              <text:p text:style-name="P50"><text:span text:style-name="T147">0</text:span><text:span text:style-name="T75">:</text:span></text:p>
            </table:table-cell>
            <table:table-cell table:style-name="Table1.A1" office:value-type="string">
              <text:p text:style-name="P51"><text:span text:style-name="T176">"J"</text:span></text:p>
            </table:table-cell>
          </table:table-row>
        </table:table>
        <text:p text:style-name="P131"><text:span text:style-name="T135">}</text:span></text:p>
        <text:p text:style-name="P105"/>
        <text:p text:style-name="P74"><text:span text:style-name="T41">return </text:span><text:span text:style-name="T78">table[char]</text:span></text:p>
        <text:p text:style-name="P84"/>
        <text:p text:style-name="P128"/>
        <text:p text:style-name="P63"><text:span text:style-name="T41">def </text:span><text:span text:style-name="T62">encoding</text:span><text:span text:style-name="T78">(text):</text:span></text:p>
        <text:p text:style-name="P132"><text:span text:style-name="T68">text, finished_text </text:span><text:span text:style-name="T141">= </text:span><text:span text:style-name="T68">text</text:span><text:span text:style-name="T162">.</text:span><text:span text:style-name="T68">upper(),</text:span><text:span text:style-name="T136"> </text:span><text:span text:style-name="T201">""</text:span></text:p>
        <text:p text:style-name="P75"><text:span text:style-name="T36">for </text:span><text:span text:style-name="T69">symbol </text:span><text:span text:style-name="T166">in </text:span><text:span text:style-name="T79">text:</text:span></text:p>
        <text:p text:style-name="P78"><text:span text:style-name="T39">if </text:span><text:span text:style-name="T78">symbol </text:span><text:span text:style-name="T167">in </text:span><text:span text:style-name="T78">alphabet:</text:span></text:p>
        <text:p text:style-name="P137"><text:span text:style-name="T66">finished_text </text:span><text:span text:style-name="T141">+= </text:span><text:span text:style-name="T54">str</text:span><text:span text:style-name="T66">(codes_table(symbol)) </text:span><text:span text:style-name="T141">+ </text:span><text:span text:style-name="T192">" "</text:span></text:p>
        <text:p text:style-name="P118"/>
        <text:p text:style-name="P76"><text:span text:style-name="T41">return </text:span><text:span text:style-name="T78">finished_text</text:span></text:p>
        <text:p text:style-name="P84"/>
        <text:p text:style-name="P140"/>
        <text:p text:style-name="P65"><text:span text:style-name="T41">def </text:span><text:span text:style-name="T62">decoding</text:span><text:span text:style-name="T78">(text):</text:span></text:p>
        <text:p text:style-name="P133"><text:span text:style-name="T68">text, finished_text </text:span><text:span text:style-name="T141">= </text:span><text:span text:style-name="T68">text</text:span><text:span text:style-name="T162">.</text:span><text:span text:style-name="T68">upper(),</text:span><text:span text:style-name="T136"> </text:span><text:span text:style-name="T201">""</text:span></text:p>
        <text:p text:style-name="P141"><text:span text:style-name="T32">for</text:span><text:span text:style-name="T33"> <text:s/></text:span><text:span text:style-name="T137">symbol</text:span><text:span text:style-name="T116"> <text:s/></text:span><text:span text:style-name="T170">in</text:span><text:span text:style-name="T171"> <text:s/></text:span><text:span text:style-name="T57">list</text:span><text:span text:style-name="T126">(</text:span><text:span text:style-name="T58">map</text:span><text:span text:style-name="T126">(</text:span><text:span text:style-name="T59">int</text:span><text:span text:style-name="T138">,</text:span><text:span text:style-name="T116"> <text:s/></text:span><text:span text:style-name="T139">text</text:span><text:span text:style-name="T163">.</text:span><text:span text:style-name="T140">split</text:span><text:span text:style-name="T119">())): </text:span><text:span text:style-name="T134">finished_text </text:span><text:span text:style-name="T158">+= </text:span><text:span text:style-name="T134">codes_table(symbol)</text:span></text:p>
        <text:p text:style-name="P82"/>
        <text:p text:style-name="P74"><text:span text:style-name="T41">return </text:span><text:span text:style-name="T78">finished_text</text:span></text:p>
        <text:p text:style-name="P84"/>
        <text:p text:style-name="P128"/>
        <text:p text:style-name="P63"><text:span text:style-name="T42">def</text:span><text:span text:style-name="T43"> </text:span><text:span text:style-name="T47"><text:s/></text:span><text:span text:style-name="T63">assembly</text:span><text:span text:style-name="T100">(</text:span><text:span text:style-name="T80">mod</text:span><text:span text:style-name="T101">e</text:span><text:span text:style-name="T81">):</text:span></text:p>
        <text:p text:style-name="P133"><text:span text:style-name="T68">text </text:span><text:span text:style-name="T141">= </text:span><text:span text:style-name="T35">str</text:span><text:span text:style-name="T68">(</text:span><text:span text:style-name="T35">input</text:span><text:span text:style-name="T68">(</text:span><text:span text:style-name="T201">"[+] Enter your text - "</text:span><text:span text:style-name="T68">))</text:span></text:p>
        <text:p text:style-name="P105"/>
        <text:p text:style-name="P74"><text:span text:style-name="T44">if</text:span><text:span text:style-name="T43"> </text:span><text:span text:style-name="T47"><text:s/></text:span><text:span text:style-name="T80">mode</text:span><text:span text:style-name="T77"> </text:span><text:span text:style-name="T98"><text:s/></text:span><text:span text:style-name="T145">==</text:span><text:span text:style-name="T146"> </text:span><text:span text:style-name="T148"><text:s/></text:span><text:span text:style-name="T147">0</text:span><text:span text:style-name="T75">:</text:span></text:p>
        <text:p text:style-name="P142"><text:span text:style-name="T134">finished_text </text:span><text:span text:style-name="T158">= </text:span><text:span text:style-name="T134">encoding(text)</text:span></text:p>
        <text:h text:style-name="P56" text:outline-level="2"><text:span text:style-name="T34">else</text:span><text:span text:style-name="T102">:</text:span></text:h>
        <text:p text:style-name="P142"><text:span text:style-name="T134">finished_text </text:span><text:span text:style-name="T158">= </text:span><text:span text:style-name="T134">decoding(text)</text:span></text:p>
        <text:p text:style-name="P105"/>
        <text:p text:style-name="P144"><text:span text:style-name="T34">print</text:span><text:span text:style-name="T67">(</text:span><text:span text:style-name="T194">"</text:span><text:span text:style-name="T210">\n </text:span><text:span text:style-name="T202">»» The </text:span><text:span text:style-name="T194">result of </text:span><text:span text:style-name="T202">encoding </text:span><text:span text:style-name="T203">. </text:span><text:span text:style-name="T194">««"</text:span><text:span text:style-name="T67">) </text:span><text:span text:style-name="T34">print</text:span><text:span text:style-name="T67">(finished_text)</text:span></text:p>
        <text:p text:style-name="P84"/>
        <text:p text:style-name="P97"/>
        <text:p text:style-name="P63"><text:soft-page-break/><text:span text:style-name="T41">def </text:span><text:span text:style-name="T62">main</text:span><text:span text:style-name="T78">():</text:span></text:p>
        <text:p text:style-name="P145"><text:span text:style-name="T54">print</text:span><text:span text:style-name="T66">(</text:span><text:span text:style-name="T192">"[x]Hybrid of Vigenere </text:span><text:span text:style-name="T204">&amp; </text:span><text:span text:style-name="T192">Polybius Square cryptography algorithm. </text:span><text:span text:style-name="T194">[x]"</text:span><text:span text:style-name="T67">)</text:span></text:p>
        <text:p text:style-name="P135"><text:span text:style-name="T35">print</text:span><text:span text:style-name="T68">(</text:span><text:span text:style-name="T201">" • </text:span><text:span text:style-name="T202">0. Encoding mode.</text:span><text:span text:style-name="T211">\n </text:span><text:span text:style-name="T201">• </text:span><text:span text:style-name="T202">1. Decoding mode."</text:span><text:span text:style-name="T134">)</text:span></text:p>
        <text:p text:style-name="P118"/>
        <text:p text:style-name="P136"><text:span text:style-name="T128">mode </text:span><text:span text:style-name="T160">= </text:span><text:span text:style-name="T35">int</text:span><text:span text:style-name="T68">(</text:span><text:span text:style-name="T35">input</text:span><text:span text:style-name="T68">(</text:span><text:span text:style-name="T201">"[?] Select </text:span><text:span text:style-name="T204">program mode </text:span><text:span text:style-name="T201">- "</text:span><text:span text:style-name="T68">))</text:span></text:p>
      </text:section>
      <text:p text:style-name="P147"/>
      <text:p text:style-name="P84"/>
      <text:p text:style-name="P84"/>
      <text:p text:style-name="P84"/>
      <text:p text:style-name="P84"/>
      <text:p text:style-name="P88"/>
      <text:list xml:id="list1536495700" text:style-name="WWNum1">
        <text:list-item>
          <text:p text:style-name="P1"><draw:g text:anchor-type="char" draw:z-index="36" draw:style-name="gr1"><draw:path draw:style-name="gr2" draw:text-style-name="P152" svg:width="16.271cm" svg:height="2.474cm" svg:x="3.945cm" svg:y="-2.562cm" svg:viewBox="0 0 16272 2475" svg:d="M0 2436v-2436zM16272 0v2436 6 5l-2 5-2 4-3 5-4 4-3 3-5 4-4 1-5 2h-6-5-16192-6-5l-5-2-4-1-5-4-4-3-3-4-4-5-1-4-2-5-2-5v-6z"><text:p/></draw:path><draw:custom-shape draw:style-name="gr3" draw:text-style-name="P154" svg:width="2.888cm" svg:height="0.371cm" svg:x="4.923cm" svg:y="-2.491cm"><text:p text:style-name="P153"><text:span text:style-name="T217">assembly(mode)</text:span></text:p><draw:enhanced-geometry draw:type="0"/></draw:custom-shape><draw:custom-shape draw:style-name="gr4" draw:text-style-name="P154" svg:width="5.331cm" svg:height="0.877cm" svg:x="4.11cm" svg:y="-1.198cm"><text:p text:style-name="P153"><text:span text:style-name="T218">if <text:s/></text:span><text:span text:style-name="T219"><text:s/></text:span><text:span text:style-name="T220">name </text:span><text:span text:style-name="T221">== </text:span><text:span text:style-name="T222">' main </text:span><text:span text:style-name="T223">'</text:span><text:span text:style-name="T224">: </text:span><text:span text:style-name="T217">main()</text:span></text:p><draw:enhanced-geometry draw:type="0"/></draw:custom-shape></draw:g><text:span text:style-name="T18">Hybrid</text:span><text:span text:style-name="T21"> </text:span><text:span text:style-name="T18">of</text:span><text:span text:style-name="T21"> </text:span><text:span text:style-name="T18">Vigenere</text:span><text:span text:style-name="T21"> </text:span><text:span text:style-name="T19">&amp;</text:span><text:span text:style-name="T22"> </text:span><text:span text:style-name="T18">Polybius</text:span><text:span text:style-name="T21"> </text:span><text:span text:style-name="T18">Square</text:span><text:span text:style-name="T21"> </text:span><text:span text:style-name="T18">cryptography</text:span><text:span text:style-name="T21"> </text:span><text:span text:style-name="T18">algorithm.</text:span><text:span text:style-name="T21"> </text:span><text:span text:style-name="T20">[x]</text:span></text:p>
          <text:list>
            <text:list-item>
              <text:p text:style-name="P3"><text:span text:style-name="T19">0. Encoding</text:span><text:span text:style-name="T23"> </text:span><text:span text:style-name="T19">mode.</text:span></text:p>
            </text:list-item>
            <text:list-item>
              <text:p text:style-name="P5"><text:span text:style-name="T19">1. Decoding</text:span><text:span text:style-name="T24"> </text:span><text:span text:style-name="T19">mode.</text:span></text:p>
            </text:list-item>
          </text:list>
        </text:list-item>
      </text:list>
      <text:p text:style-name="P127"><text:span text:style-name="T212">[?] </text:span><text:span text:style-name="T213">Select program mode </text:span><text:span text:style-name="T212">- </text:span><text:span text:style-name="T213">0</text:span></text:p>
      <text:p text:style-name="P126"><text:span text:style-name="T212">[+] </text:span><text:span text:style-name="T214">Enter your </text:span><text:span text:style-name="T212">text - </text:span><text:span text:style-name="T214">ATTACKpakistan</text:span></text:p>
      <text:p text:style-name="P105"/>
      <text:p text:style-name="P146"><text:span text:style-name="T215">»» The </text:span><text:span text:style-name="T216">result </text:span><text:span text:style-name="T214">of encoding </text:span><text:span text:style-name="T207">. </text:span><text:span text:style-name="T215">««</text:span></text:p>
      <text:p text:style-name="P127">11 44 44 11 31 52 53 11 52 42 34 44 11 33</text:p>
      <text:p text:style-name="P84"/>
      <text:p text:style-name="P119"/>
      <text:h text:style-name="P58" text:outline-level="2">DECODING</text:h>
      <text:p text:style-name="P148"/>
      <text:section text:style-name="Sect4" text:name="Section5">
        <text:p text:style-name="P101"><draw:polyline text:anchor-type="char" draw:z-index="6" draw:style-name="gr6" draw:text-style-name="P152" svg:width="16.271cm" svg:height="25.757cm" svg:x="3.947cm" svg:y="1.195cm" svg:viewBox="0 0 16272 25758" draw:points="0,25758 0,41 0,35 2,30 4,25 5,19 9,16 35,0 41,0 16233,0 16238,0 16244,2 16270,25 16272,30 16272,35 16272,41 16272,25758"><text:p/></draw:polyline><text:span text:style-name="T2">In </text:span><text:span text:style-name="T3">[ ]:</text:span></text:p>
        <text:p text:style-name="P66"><text:span text:style-name="T40">from </text:span><text:span text:style-name="T64">string </text:span><text:span text:style-name="T40">import </text:span><text:span text:style-name="T74">ascii_uppercase </text:span><text:span text:style-name="T40">as </text:span><text:span text:style-name="T74">alphabet</text:span></text:p>
        <text:p text:style-name="P84"/>
        <text:p text:style-name="P140"/>
        <text:p text:style-name="P130"><text:span text:style-name="T31">def </text:span><text:span text:style-name="T65">codes_table</text:span><text:span text:style-name="T134">(char): </text:span><text:span text:style-name="T66">table </text:span><text:span text:style-name="T141">= </text:span><text:span text:style-name="T68">{</text:span></text:p>
        <text:p text:style-name="P106"/>
        <table:table table:name="Table2" table:style-name="Table2">
          <table:table-column table:style-name="Table2.A"/>
          <table:table-column table:style-name="Table2.B"/>
          <table:table-column table:style-name="Table2.C"/>
          <table:table-column table:style-name="Table2.D"/>
          <table:table-column table:style-name="Table2.B" table:number-columns-repeated="6"/>
          <table:table-column table:style-name="Table2.K"/>
          <table:table-column table:style-name="Table2.L"/>
          <table:table-row table:style-name="Table2.1">
            <table:table-cell table:style-name="Table2.A1" office:value-type="string">
              <text:p text:style-name="P11"><text:span text:style-name="T177">"A"</text:span><text:span text:style-name="T87">:</text:span></text:p>
            </table:table-cell>
            <table:table-cell table:style-name="Table2.A1" office:value-type="string">
              <text:p text:style-name="P14"><text:span text:style-name="T144">1</text:span><text:span text:style-name="T147">1</text:span><text:span text:style-name="T75">,</text:span></text:p>
            </table:table-cell>
            <table:table-cell table:style-name="Table2.A1" office:value-type="string">
              <text:p text:style-name="P19"><text:span text:style-name="T178">"B"</text:span><text:span text:style-name="T88">:</text:span></text:p>
            </table:table-cell>
            <table:table-cell table:style-name="Table2.A1" office:value-type="string">
              <text:p text:style-name="P22"><text:span text:style-name="T144">2</text:span><text:span text:style-name="T147">1</text:span><text:span text:style-name="T75">,</text:span></text:p>
            </table:table-cell>
            <table:table-cell table:style-name="Table2.A1" office:value-type="string">
              <text:p text:style-name="P27"><text:span text:style-name="T177">"C"</text:span><text:span text:style-name="T87">:</text:span></text:p>
            </table:table-cell>
            <table:table-cell table:style-name="Table2.A1" office:value-type="string">
              <text:p text:style-name="P30"><text:span text:style-name="T144">3</text:span><text:span text:style-name="T147">1</text:span><text:span text:style-name="T75">,</text:span></text:p>
            </table:table-cell>
            <table:table-cell table:style-name="Table2.A1" office:value-type="string">
              <text:p text:style-name="P35"><text:span text:style-name="T177">"D"</text:span><text:span text:style-name="T87">:</text:span></text:p>
            </table:table-cell>
            <table:table-cell table:style-name="Table2.A1" office:value-type="string">
              <text:p text:style-name="P38"><text:span text:style-name="T144">4</text:span><text:span text:style-name="T147">1</text:span><text:span text:style-name="T75">,</text:span></text:p>
            </table:table-cell>
            <table:table-cell table:style-name="Table2.A1" office:value-type="string">
              <text:p text:style-name="P43"><text:span text:style-name="T179">"E"</text:span><text:span text:style-name="T89">:</text:span></text:p>
            </table:table-cell>
            <table:table-cell table:style-name="Table2.A1" office:value-type="string">
              <text:p text:style-name="P46"><text:span text:style-name="T144">5</text:span><text:span text:style-name="T147">1</text:span><text:span text:style-name="T75">,</text:span></text:p>
            </table:table-cell>
            <table:table-cell table:style-name="Table2.A1" table:number-rows-spanned="4" table:number-columns-spanned="2" office:value-type="string">
              <text:p text:style-name="P7"/>
            </table:table-cell>
            <table:covered-table-cell/>
          </table:table-row>
          <table:table-row table:style-name="Table2.2">
            <table:table-cell table:style-name="Table2.A1" office:value-type="string">
              <text:p text:style-name="P10"><text:span text:style-name="T180">"F"</text:span><text:span text:style-name="T90">:</text:span></text:p>
            </table:table-cell>
            <table:table-cell table:style-name="Table2.A1" office:value-type="string">
              <text:p text:style-name="P15"><text:span text:style-name="T144">1</text:span><text:span text:style-name="T147">2</text:span><text:span text:style-name="T75">,</text:span></text:p>
            </table:table-cell>
            <table:table-cell table:style-name="Table2.A1" office:value-type="string">
              <text:p text:style-name="P18"><text:span text:style-name="T182">"G"</text:span><text:span text:style-name="T92">:</text:span></text:p>
            </table:table-cell>
            <table:table-cell table:style-name="Table2.A1" office:value-type="string">
              <text:p text:style-name="P23"><text:span text:style-name="T144">2</text:span><text:span text:style-name="T147">2</text:span><text:span text:style-name="T75">,</text:span></text:p>
            </table:table-cell>
            <table:table-cell table:style-name="Table2.A1" office:value-type="string">
              <text:p text:style-name="P26"><text:span text:style-name="T177">"H"</text:span><text:span text:style-name="T87">:</text:span></text:p>
            </table:table-cell>
            <table:table-cell table:style-name="Table2.A1" office:value-type="string">
              <text:p text:style-name="P31"><text:span text:style-name="T144">3</text:span><text:span text:style-name="T147">2</text:span><text:span text:style-name="T75">,</text:span></text:p>
            </table:table-cell>
            <table:table-cell table:style-name="Table2.A1" office:value-type="string">
              <text:p text:style-name="P34"><text:span text:style-name="T174">"I"</text:span><text:span text:style-name="T76">:</text:span></text:p>
            </table:table-cell>
            <table:table-cell table:style-name="Table2.A1" office:value-type="string">
              <text:p text:style-name="P39"><text:span text:style-name="T144">4</text:span><text:span text:style-name="T147">2</text:span><text:span text:style-name="T75">,</text:span></text:p>
            </table:table-cell>
            <table:table-cell table:style-name="Table2.A1" office:value-type="string">
              <text:p text:style-name="P42"><text:span text:style-name="T179">"K"</text:span><text:span text:style-name="T89">:</text:span></text:p>
            </table:table-cell>
            <table:table-cell table:style-name="Table2.A1" office:value-type="string">
              <text:p text:style-name="P47"><text:span text:style-name="T144">5</text:span><text:span text:style-name="T147">2</text:span><text:span text:style-name="T75">,</text:span></text:p>
            </table:table-cell>
            <table:covered-table-cell/>
            <table:covered-table-cell/>
          </table:table-row>
          <table:table-row table:style-name="Table2.2">
            <table:table-cell table:style-name="Table2.A1" office:value-type="string">
              <text:p text:style-name="P10"><text:span text:style-name="T183">"L"</text:span><text:span text:style-name="T85">:</text:span></text:p>
            </table:table-cell>
            <table:table-cell table:style-name="Table2.A1" office:value-type="string">
              <text:p text:style-name="P15"><text:span text:style-name="T144">1</text:span><text:span text:style-name="T147">3</text:span><text:span text:style-name="T75">,</text:span></text:p>
            </table:table-cell>
            <table:table-cell table:style-name="Table2.A1" office:value-type="string">
              <text:p text:style-name="P18"><text:span text:style-name="T185">"M"</text:span><text:span text:style-name="T93">:</text:span></text:p>
            </table:table-cell>
            <table:table-cell table:style-name="Table2.A1" office:value-type="string">
              <text:p text:style-name="P23"><text:span text:style-name="T144">2</text:span><text:span text:style-name="T147">3</text:span><text:span text:style-name="T75">,</text:span></text:p>
            </table:table-cell>
            <table:table-cell table:style-name="Table2.A1" office:value-type="string">
              <text:p text:style-name="P26"><text:span text:style-name="T177">"N"</text:span><text:span text:style-name="T87">:</text:span></text:p>
            </table:table-cell>
            <table:table-cell table:style-name="Table2.A1" office:value-type="string">
              <text:p text:style-name="P31"><text:span text:style-name="T144">3</text:span><text:span text:style-name="T147">3</text:span><text:span text:style-name="T75">,</text:span></text:p>
            </table:table-cell>
            <table:table-cell table:style-name="Table2.A1" office:value-type="string">
              <text:p text:style-name="P34"><text:span text:style-name="T187">"O"</text:span><text:span text:style-name="T95">:</text:span></text:p>
            </table:table-cell>
            <table:table-cell table:style-name="Table2.A1" office:value-type="string">
              <text:p text:style-name="P39"><text:span text:style-name="T144">4</text:span><text:span text:style-name="T147">3</text:span><text:span text:style-name="T75">,</text:span></text:p>
            </table:table-cell>
            <table:table-cell table:style-name="Table2.A1" office:value-type="string">
              <text:p text:style-name="P42"><text:span text:style-name="T179">"P"</text:span><text:span text:style-name="T89">:</text:span></text:p>
            </table:table-cell>
            <table:table-cell table:style-name="Table2.A1" office:value-type="string">
              <text:p text:style-name="P47"><text:span text:style-name="T144">5</text:span><text:span text:style-name="T147">3</text:span><text:span text:style-name="T75">,</text:span></text:p>
            </table:table-cell>
            <table:covered-table-cell/>
            <table:covered-table-cell/>
          </table:table-row>
          <table:table-row table:style-name="Table2.2">
            <table:table-cell table:style-name="Table2.A1" office:value-type="string">
              <text:p text:style-name="P10"><text:span text:style-name="T182">"Q"</text:span><text:span text:style-name="T92">:</text:span></text:p>
            </table:table-cell>
            <table:table-cell table:style-name="Table2.A1" office:value-type="string">
              <text:p text:style-name="P15"><text:span text:style-name="T144">1</text:span><text:span text:style-name="T147">4</text:span><text:span text:style-name="T75">,</text:span></text:p>
            </table:table-cell>
            <table:table-cell table:style-name="Table2.A1" office:value-type="string">
              <text:p text:style-name="P18"><text:span text:style-name="T188">"R"</text:span><text:span text:style-name="T96">:</text:span></text:p>
            </table:table-cell>
            <table:table-cell table:style-name="Table2.A1" office:value-type="string">
              <text:p text:style-name="P23"><text:span text:style-name="T144">2</text:span><text:span text:style-name="T147">4</text:span><text:span text:style-name="T75">,</text:span></text:p>
            </table:table-cell>
            <table:table-cell table:style-name="Table2.A1" office:value-type="string">
              <text:p text:style-name="P26"><text:span text:style-name="T179">"S"</text:span><text:span text:style-name="T89">:</text:span></text:p>
            </table:table-cell>
            <table:table-cell table:style-name="Table2.A1" office:value-type="string">
              <text:p text:style-name="P31"><text:span text:style-name="T144">3</text:span><text:span text:style-name="T147">4</text:span><text:span text:style-name="T75">,</text:span></text:p>
            </table:table-cell>
            <table:table-cell table:style-name="Table2.A1" office:value-type="string">
              <text:p text:style-name="P34"><text:span text:style-name="T184">"T"</text:span><text:span text:style-name="T86">:</text:span></text:p>
            </table:table-cell>
            <table:table-cell table:style-name="Table2.A1" office:value-type="string">
              <text:p text:style-name="P39"><text:span text:style-name="T144">4</text:span><text:span text:style-name="T147">4</text:span><text:span text:style-name="T75">,</text:span></text:p>
            </table:table-cell>
            <table:table-cell table:style-name="Table2.A1" office:value-type="string">
              <text:p text:style-name="P42"><text:span text:style-name="T177">"U"</text:span><text:span text:style-name="T87">:</text:span></text:p>
            </table:table-cell>
            <table:table-cell table:style-name="Table2.A1" office:value-type="string">
              <text:p text:style-name="P47"><text:span text:style-name="T144">5</text:span><text:span text:style-name="T147">4</text:span><text:span text:style-name="T75">,</text:span></text:p>
            </table:table-cell>
            <table:covered-table-cell/>
            <table:covered-table-cell/>
          </table:table-row>
          <table:table-row table:style-name="Table2.1">
            <table:table-cell table:style-name="Table2.A1" office:value-type="string">
              <text:p text:style-name="P12"><text:span text:style-name="T177">"V"</text:span><text:span text:style-name="T87">:</text:span></text:p>
            </table:table-cell>
            <table:table-cell table:style-name="Table2.A1" office:value-type="string">
              <text:p text:style-name="P16"><text:span text:style-name="T144">1</text:span><text:span text:style-name="T147">5</text:span><text:span text:style-name="T75">,</text:span></text:p>
            </table:table-cell>
            <table:table-cell table:style-name="Table2.A1" office:value-type="string">
              <text:p text:style-name="P20"><text:span text:style-name="T189">"W"</text:span><text:span text:style-name="T97">:</text:span></text:p>
            </table:table-cell>
            <table:table-cell table:style-name="Table2.A1" office:value-type="string">
              <text:p text:style-name="P24"><text:span text:style-name="T144">2</text:span><text:span text:style-name="T147">5</text:span><text:span text:style-name="T75">,</text:span></text:p>
            </table:table-cell>
            <table:table-cell table:style-name="Table2.A1" office:value-type="string">
              <text:p text:style-name="P28"><text:span text:style-name="T179">"X"</text:span><text:span text:style-name="T89">:</text:span></text:p>
            </table:table-cell>
            <table:table-cell table:style-name="Table2.A1" office:value-type="string">
              <text:p text:style-name="P32"><text:span text:style-name="T144">3</text:span><text:span text:style-name="T147">5</text:span><text:span text:style-name="T75">,</text:span></text:p>
            </table:table-cell>
            <table:table-cell table:style-name="Table2.A1" office:value-type="string">
              <text:p text:style-name="P36"><text:span text:style-name="T179">"Y"</text:span><text:span text:style-name="T89">:</text:span></text:p>
            </table:table-cell>
            <table:table-cell table:style-name="Table2.A1" office:value-type="string">
              <text:p text:style-name="P40"><text:span text:style-name="T144">4</text:span><text:span text:style-name="T147">5</text:span><text:span text:style-name="T75">,</text:span></text:p>
            </table:table-cell>
            <table:table-cell table:style-name="Table2.A1" office:value-type="string">
              <text:p text:style-name="P44"><text:span text:style-name="T184">"Z"</text:span><text:span text:style-name="T86">:</text:span></text:p>
            </table:table-cell>
            <table:table-cell table:style-name="Table2.A1" office:value-type="string">
              <text:p text:style-name="P48"><text:span text:style-name="T144">5</text:span><text:span text:style-name="T147">5</text:span><text:span text:style-name="T75">,</text:span></text:p>
            </table:table-cell>
            <table:table-cell table:style-name="Table2.A1" table:number-columns-spanned="2" office:value-type="string">
              <text:p text:style-name="P50"><text:span text:style-name="T175">"J</text:span><text:span text:style-name="T190">"</text:span><text:span text:style-name="T75">:</text:span><text:span text:style-name="T77"> </text:span><text:span text:style-name="T98"><text:s/></text:span><text:span text:style-name="T147">0</text:span><text:span text:style-name="T75">,</text:span></text:p>
            </table:table-cell>
            <table:covered-table-cell/>
          </table:table-row>
          <table:table-row table:style-name="Table2.6">
            <table:table-cell table:style-name="Table2.A1" office:value-type="string">
              <text:p text:style-name="P9"/>
              <text:p text:style-name="P13"><text:span text:style-name="T144">1</text:span><text:span text:style-name="T147">1</text:span><text:span text:style-name="T75">:</text:span></text:p>
            </table:table-cell>
            <table:table-cell table:style-name="Table2.A1" office:value-type="string">
              <text:p text:style-name="P9"/>
              <text:p text:style-name="P17"><text:span text:style-name="T177">"A"</text:span><text:span text:style-name="T87">,</text:span></text:p>
            </table:table-cell>
            <table:table-cell table:style-name="Table2.A1" office:value-type="string">
              <text:p text:style-name="P9"/>
              <text:p text:style-name="P21"><text:span text:style-name="T144">2</text:span><text:span text:style-name="T147">1</text:span><text:span text:style-name="T75">:</text:span></text:p>
            </table:table-cell>
            <table:table-cell table:style-name="Table2.A1" office:value-type="string">
              <text:p text:style-name="P9"/>
              <text:p text:style-name="P25"><text:span text:style-name="T177">"B"</text:span><text:span text:style-name="T87">,</text:span></text:p>
            </table:table-cell>
            <table:table-cell table:style-name="Table2.A1" office:value-type="string">
              <text:p text:style-name="P9"/>
              <text:p text:style-name="P29"><text:span text:style-name="T144">3</text:span><text:span text:style-name="T147">1</text:span><text:span text:style-name="T75">:</text:span></text:p>
            </table:table-cell>
            <table:table-cell table:style-name="Table2.A1" office:value-type="string">
              <text:p text:style-name="P9"/>
              <text:p text:style-name="P33"><text:span text:style-name="T188">"C"</text:span><text:span text:style-name="T96">,</text:span></text:p>
            </table:table-cell>
            <table:table-cell table:style-name="Table2.A1" office:value-type="string">
              <text:p text:style-name="P9"/>
              <text:p text:style-name="P37"><text:span text:style-name="T144">4</text:span><text:span text:style-name="T147">1</text:span><text:span text:style-name="T75">:</text:span></text:p>
            </table:table-cell>
            <table:table-cell table:style-name="Table2.A1" office:value-type="string">
              <text:p text:style-name="P9"/>
              <text:p text:style-name="P41"><text:span text:style-name="T188">"D"</text:span><text:span text:style-name="T96">,</text:span></text:p>
            </table:table-cell>
            <table:table-cell table:style-name="Table2.A1" office:value-type="string">
              <text:p text:style-name="P9"/>
              <text:p text:style-name="P45"><text:span text:style-name="T144">5</text:span><text:span text:style-name="T147">1</text:span><text:span text:style-name="T75">:</text:span></text:p>
            </table:table-cell>
            <table:table-cell table:style-name="Table2.A1" office:value-type="string">
              <text:p text:style-name="P9"/>
              <text:p text:style-name="P49"><text:span text:style-name="T177">"E"</text:span><text:span text:style-name="T87">,</text:span></text:p>
            </table:table-cell>
            <table:table-cell table:style-name="Table2.A1" office:value-type="string">
              <text:p text:style-name="P7"/>
            </table:table-cell>
            <table:table-cell table:style-name="Table2.A1" office:value-type="string">
              <text:p text:style-name="P7"/>
            </table:table-cell>
          </table:table-row>
          <table:table-row table:style-name="Table2.2">
            <table:table-cell table:style-name="Table2.A1" office:value-type="string">
              <text:p text:style-name="P10"><text:span text:style-name="T144">1</text:span><text:span text:style-name="T147">2</text:span><text:span text:style-name="T75">:</text:span></text:p>
            </table:table-cell>
            <table:table-cell table:style-name="Table2.A1" office:value-type="string">
              <text:p text:style-name="P15"><text:span text:style-name="T180">"F"</text:span><text:span text:style-name="T90">,</text:span></text:p>
            </table:table-cell>
            <table:table-cell table:style-name="Table2.A1" office:value-type="string">
              <text:p text:style-name="P18"><text:span text:style-name="T144">2</text:span><text:span text:style-name="T147">2</text:span><text:span text:style-name="T75">:</text:span></text:p>
            </table:table-cell>
            <table:table-cell table:style-name="Table2.A1" office:value-type="string">
              <text:p text:style-name="P23"><text:span text:style-name="T182">"G"</text:span><text:span text:style-name="T92">,</text:span></text:p>
            </table:table-cell>
            <table:table-cell table:style-name="Table2.A1" office:value-type="string">
              <text:p text:style-name="P26"><text:span text:style-name="T144">3</text:span><text:span text:style-name="T147">2</text:span><text:span text:style-name="T75">:</text:span></text:p>
            </table:table-cell>
            <table:table-cell table:style-name="Table2.A1" office:value-type="string">
              <text:p text:style-name="P31"><text:span text:style-name="T188">"H"</text:span><text:span text:style-name="T96">,</text:span></text:p>
            </table:table-cell>
            <table:table-cell table:style-name="Table2.A1" office:value-type="string">
              <text:p text:style-name="P34"><text:span text:style-name="T144">4</text:span><text:span text:style-name="T147">2</text:span><text:span text:style-name="T75">:</text:span></text:p>
            </table:table-cell>
            <table:table-cell table:style-name="Table2.A1" office:value-type="string">
              <text:p text:style-name="P39"><text:span text:style-name="T191">"I"</text:span><text:span text:style-name="T99">,</text:span></text:p>
            </table:table-cell>
            <table:table-cell table:style-name="Table2.A1" office:value-type="string">
              <text:p text:style-name="P42"><text:span text:style-name="T144">5</text:span><text:span text:style-name="T147">2</text:span><text:span text:style-name="T75">:</text:span></text:p>
            </table:table-cell>
            <table:table-cell table:style-name="Table2.A1" office:value-type="string">
              <text:p text:style-name="P47"><text:span text:style-name="T177">"K"</text:span><text:span text:style-name="T87">,</text:span></text:p>
            </table:table-cell>
            <table:table-cell table:style-name="Table2.A1" office:value-type="string">
              <text:p text:style-name="P8"/>
            </table:table-cell>
            <table:table-cell table:style-name="Table2.A1" office:value-type="string">
              <text:p text:style-name="P8"/>
            </table:table-cell>
          </table:table-row>
          <table:table-row table:style-name="Table2.2">
            <table:table-cell table:style-name="Table2.A1" office:value-type="string">
              <text:p text:style-name="P10"><text:span text:style-name="T144">1</text:span><text:span text:style-name="T147">3</text:span><text:span text:style-name="T75">:</text:span></text:p>
            </table:table-cell>
            <table:table-cell table:style-name="Table2.A1" office:value-type="string">
              <text:p text:style-name="P15"><text:span text:style-name="T181">"L"</text:span><text:span text:style-name="T91">,</text:span></text:p>
            </table:table-cell>
            <table:table-cell table:style-name="Table2.A1" office:value-type="string">
              <text:p text:style-name="P18"><text:span text:style-name="T144">2</text:span><text:span text:style-name="T147">3</text:span><text:span text:style-name="T75">:</text:span></text:p>
            </table:table-cell>
            <table:table-cell table:style-name="Table2.A1" office:value-type="string">
              <text:p text:style-name="P23"><text:span text:style-name="T186">"M"</text:span><text:span text:style-name="T94">,</text:span></text:p>
            </table:table-cell>
            <table:table-cell table:style-name="Table2.A1" office:value-type="string">
              <text:p text:style-name="P26"><text:span text:style-name="T144">3</text:span><text:span text:style-name="T147">3</text:span><text:span text:style-name="T75">:</text:span></text:p>
            </table:table-cell>
            <table:table-cell table:style-name="Table2.A1" office:value-type="string">
              <text:p text:style-name="P31"><text:span text:style-name="T188">"N"</text:span><text:span text:style-name="T96">,</text:span></text:p>
            </table:table-cell>
            <table:table-cell table:style-name="Table2.A1" office:value-type="string">
              <text:p text:style-name="P34"><text:span text:style-name="T144">4</text:span><text:span text:style-name="T147">3</text:span><text:span text:style-name="T75">:</text:span></text:p>
            </table:table-cell>
            <table:table-cell table:style-name="Table2.A1" office:value-type="string">
              <text:p text:style-name="P39"><text:span text:style-name="T182">"O"</text:span><text:span text:style-name="T92">,</text:span></text:p>
            </table:table-cell>
            <table:table-cell table:style-name="Table2.A1" office:value-type="string">
              <text:p text:style-name="P42"><text:span text:style-name="T144">5</text:span><text:span text:style-name="T147">3</text:span><text:span text:style-name="T75">:</text:span></text:p>
            </table:table-cell>
            <table:table-cell table:style-name="Table2.A1" office:value-type="string">
              <text:p text:style-name="P47"><text:span text:style-name="T177">"P"</text:span><text:span text:style-name="T87">,</text:span></text:p>
            </table:table-cell>
            <table:table-cell table:style-name="Table2.A1" office:value-type="string">
              <text:p text:style-name="P8"/>
            </table:table-cell>
            <table:table-cell table:style-name="Table2.A1" office:value-type="string">
              <text:p text:style-name="P8"/>
            </table:table-cell>
          </table:table-row>
          <table:table-row table:style-name="Table2.2">
            <table:table-cell table:style-name="Table2.A1" office:value-type="string">
              <text:p text:style-name="P10"><text:span text:style-name="T144">1</text:span><text:span text:style-name="T147">4</text:span><text:span text:style-name="T75">:</text:span></text:p>
            </table:table-cell>
            <table:table-cell table:style-name="Table2.A1" office:value-type="string">
              <text:p text:style-name="P15"><text:span text:style-name="T182">"Q"</text:span><text:span text:style-name="T92">,</text:span></text:p>
            </table:table-cell>
            <table:table-cell table:style-name="Table2.A1" office:value-type="string">
              <text:p text:style-name="P18"><text:span text:style-name="T144">2</text:span><text:span text:style-name="T147">4</text:span><text:span text:style-name="T75">:</text:span></text:p>
            </table:table-cell>
            <table:table-cell table:style-name="Table2.A1" office:value-type="string">
              <text:p text:style-name="P23"><text:span text:style-name="T188">"R"</text:span><text:span text:style-name="T96">,</text:span></text:p>
            </table:table-cell>
            <table:table-cell table:style-name="Table2.A1" office:value-type="string">
              <text:p text:style-name="P26"><text:span text:style-name="T144">3</text:span><text:span text:style-name="T147">4</text:span><text:span text:style-name="T75">:</text:span></text:p>
            </table:table-cell>
            <table:table-cell table:style-name="Table2.A1" office:value-type="string">
              <text:p text:style-name="P31"><text:span text:style-name="T177">"S"</text:span><text:span text:style-name="T87">,</text:span></text:p>
            </table:table-cell>
            <table:table-cell table:style-name="Table2.A1" office:value-type="string">
              <text:p text:style-name="P34"><text:span text:style-name="T144">4</text:span><text:span text:style-name="T147">4</text:span><text:span text:style-name="T75">:</text:span></text:p>
            </table:table-cell>
            <table:table-cell table:style-name="Table2.A1" office:value-type="string">
              <text:p text:style-name="P39"><text:span text:style-name="T180">"T"</text:span><text:span text:style-name="T90">,</text:span></text:p>
            </table:table-cell>
            <table:table-cell table:style-name="Table2.A1" office:value-type="string">
              <text:p text:style-name="P42"><text:span text:style-name="T144">5</text:span><text:span text:style-name="T147">4</text:span><text:span text:style-name="T75">:</text:span></text:p>
            </table:table-cell>
            <table:table-cell table:style-name="Table2.A1" office:value-type="string">
              <text:p text:style-name="P47"><text:span text:style-name="T188">"U"</text:span><text:span text:style-name="T96">,</text:span></text:p>
            </table:table-cell>
            <table:table-cell table:style-name="Table2.A1" office:value-type="string">
              <text:p text:style-name="P8"/>
            </table:table-cell>
            <table:table-cell table:style-name="Table2.A1" office:value-type="string">
              <text:p text:style-name="P8"/>
            </table:table-cell>
          </table:table-row>
          <table:table-row table:style-name="Table2.1">
            <table:table-cell table:style-name="Table2.A1" office:value-type="string">
              <text:p text:style-name="P12"><text:span text:style-name="T144">1</text:span><text:span text:style-name="T147">5</text:span><text:span text:style-name="T75">:</text:span></text:p>
            </table:table-cell>
            <table:table-cell table:style-name="Table2.A1" office:value-type="string">
              <text:p text:style-name="P16"><text:span text:style-name="T177">"V"</text:span><text:span text:style-name="T87">,</text:span></text:p>
            </table:table-cell>
            <table:table-cell table:style-name="Table2.A1" office:value-type="string">
              <text:p text:style-name="P20"><text:span text:style-name="T144">2</text:span><text:span text:style-name="T147">5</text:span><text:span text:style-name="T75">:</text:span></text:p>
            </table:table-cell>
            <table:table-cell table:style-name="Table2.A1" office:value-type="string">
              <text:p text:style-name="P24"><text:span text:style-name="T189">"W"</text:span><text:span text:style-name="T97">,</text:span></text:p>
            </table:table-cell>
            <table:table-cell table:style-name="Table2.A1" office:value-type="string">
              <text:p text:style-name="P28"><text:span text:style-name="T144">3</text:span><text:span text:style-name="T147">5</text:span><text:span text:style-name="T75">:</text:span></text:p>
            </table:table-cell>
            <table:table-cell table:style-name="Table2.A1" office:value-type="string">
              <text:p text:style-name="P32"><text:span text:style-name="T177">"X"</text:span><text:span text:style-name="T87">,</text:span></text:p>
            </table:table-cell>
            <table:table-cell table:style-name="Table2.A1" office:value-type="string">
              <text:p text:style-name="P36"><text:span text:style-name="T144">4</text:span><text:span text:style-name="T147">5</text:span><text:span text:style-name="T75">:</text:span></text:p>
            </table:table-cell>
            <table:table-cell table:style-name="Table2.A1" office:value-type="string">
              <text:p text:style-name="P40"><text:span text:style-name="T177">"Y"</text:span><text:span text:style-name="T87">,</text:span></text:p>
            </table:table-cell>
            <table:table-cell table:style-name="Table2.A1" office:value-type="string">
              <text:p text:style-name="P44"><text:span text:style-name="T144">5</text:span><text:span text:style-name="T147">5</text:span><text:span text:style-name="T75">:</text:span></text:p>
            </table:table-cell>
            <table:table-cell table:style-name="Table2.A1" office:value-type="string">
              <text:p text:style-name="P48"><text:span text:style-name="T180">"Z"</text:span><text:span text:style-name="T90">,</text:span></text:p>
            </table:table-cell>
            <table:table-cell table:style-name="Table2.A1" office:value-type="string">
              <text:p text:style-name="P50"><text:span text:style-name="T147">0</text:span><text:span text:style-name="T75">:</text:span></text:p>
            </table:table-cell>
            <table:table-cell table:style-name="Table2.A1" office:value-type="string">
              <text:p text:style-name="P51"><text:span text:style-name="T176">"J"</text:span></text:p>
            </table:table-cell>
          </table:table-row>
        </table:table>
        <text:p text:style-name="P131"><text:span text:style-name="T135">}</text:span></text:p>
        <text:p text:style-name="P105"/>
        <text:p text:style-name="P74"><text:span text:style-name="T41">return </text:span><text:span text:style-name="T78">table[char]</text:span></text:p>
        <text:p text:style-name="P84"/>
        <text:p text:style-name="P128"/>
        <text:p text:style-name="P63"><text:span text:style-name="T41">def </text:span><text:span text:style-name="T62">encoding</text:span><text:span text:style-name="T78">(text):</text:span></text:p>
        <text:p text:style-name="P132"><text:span text:style-name="T68">text, finished_text </text:span><text:span text:style-name="T141">= </text:span><text:span text:style-name="T68">text</text:span><text:span text:style-name="T162">.</text:span><text:span text:style-name="T68">upper(),</text:span><text:span text:style-name="T136"> </text:span><text:span text:style-name="T201">""</text:span></text:p>
        <text:p text:style-name="P77"><text:span text:style-name="T36">for </text:span><text:span text:style-name="T69">symbol </text:span><text:span text:style-name="T166">in </text:span><text:span text:style-name="T79">text:</text:span></text:p>
        <text:p text:style-name="P79"><text:span text:style-name="T39">if </text:span><text:span text:style-name="T78">symbol </text:span><text:span text:style-name="T167">in </text:span><text:span text:style-name="T78">alphabet:</text:span></text:p>
        <text:p text:style-name="P138"><text:span text:style-name="T66">finished_text </text:span><text:span text:style-name="T141">+= </text:span><text:span text:style-name="T54">str</text:span><text:span text:style-name="T66">(codes_table(symbol)) </text:span><text:span text:style-name="T141">+ </text:span><text:span text:style-name="T192">" "</text:span></text:p>
        <text:p text:style-name="P105"/>
        <text:p text:style-name="P74"><text:span text:style-name="T41">return </text:span><text:span text:style-name="T78">finished_text</text:span></text:p>
        <text:p text:style-name="P84"/>
        <text:p text:style-name="P128"/>
        <text:p text:style-name="P65"><text:span text:style-name="T41">def </text:span><text:span text:style-name="T62">decoding</text:span><text:span text:style-name="T78">(text):</text:span></text:p>
        <text:p text:style-name="P133"><text:span text:style-name="T68">text, finished_text </text:span><text:span text:style-name="T141">= </text:span><text:span text:style-name="T68">text</text:span><text:span text:style-name="T162">.</text:span><text:span text:style-name="T68">upper(),</text:span><text:span text:style-name="T136"> </text:span><text:span text:style-name="T201">""</text:span></text:p>
        <text:p text:style-name="P141"><text:span text:style-name="T32">for</text:span><text:span text:style-name="T33"> <text:s/></text:span><text:span text:style-name="T137">symbol</text:span><text:span text:style-name="T116"> <text:s/></text:span><text:span text:style-name="T170">in</text:span><text:span text:style-name="T171"> <text:s/></text:span><text:span text:style-name="T57">list</text:span><text:span text:style-name="T126">(</text:span><text:span text:style-name="T58">map</text:span><text:span text:style-name="T126">(</text:span><text:span text:style-name="T59">int</text:span><text:span text:style-name="T138">,</text:span><text:span text:style-name="T116"> <text:s/></text:span><text:span text:style-name="T139">text</text:span><text:span text:style-name="T163">.</text:span><text:span text:style-name="T140">split</text:span><text:span text:style-name="T119">())): </text:span><text:span text:style-name="T134">finished_text </text:span><text:span text:style-name="T158">+= </text:span><text:span text:style-name="T134">codes_table(symbol)</text:span></text:p>
        <text:p text:style-name="P86"/>
        <text:p text:style-name="P74"><text:span text:style-name="T41">return </text:span><text:span text:style-name="T78">finished_text</text:span></text:p>
        <text:p text:style-name="P84"/>
        <text:p text:style-name="P128"/>
        <text:p text:style-name="P63"><text:span text:style-name="T42">def</text:span><text:span text:style-name="T43"> </text:span><text:span text:style-name="T47"><text:s/></text:span><text:span text:style-name="T63">assembly</text:span><text:span text:style-name="T100">(</text:span><text:span text:style-name="T80">mod</text:span><text:span text:style-name="T101">e</text:span><text:span text:style-name="T81">):</text:span></text:p>
        <text:p text:style-name="P132"><text:span text:style-name="T68">text </text:span><text:span text:style-name="T141">= </text:span><text:span text:style-name="T35">str</text:span><text:span text:style-name="T68">(</text:span><text:span text:style-name="T35">input</text:span><text:span text:style-name="T68">(</text:span><text:span text:style-name="T201">"[+] Enter your text - "</text:span><text:span text:style-name="T68">))</text:span></text:p>
        <text:p text:style-name="P105"/>
        <text:p text:style-name="P74"><text:span text:style-name="T44">if</text:span><text:span text:style-name="T43"> </text:span><text:span text:style-name="T47"><text:s/></text:span><text:span text:style-name="T80">mode</text:span><text:span text:style-name="T77"> </text:span><text:span text:style-name="T98"><text:s/></text:span><text:span text:style-name="T145">==</text:span><text:span text:style-name="T146"> </text:span><text:span text:style-name="T148"><text:s/></text:span><text:span text:style-name="T147">0</text:span><text:span text:style-name="T75">:</text:span></text:p>
        <text:p text:style-name="P143"><text:span text:style-name="T134">finished_text </text:span><text:span text:style-name="T158">= </text:span><text:span text:style-name="T134">encoding(text)</text:span></text:p>
        <text:h text:style-name="P57" text:outline-level="2"><text:span text:style-name="T34">else</text:span><text:span text:style-name="T102">:</text:span></text:h>
        <text:p text:style-name="P143"><text:span text:style-name="T134">finished_text </text:span><text:span text:style-name="T158">= </text:span><text:span text:style-name="T134">decoding(text)</text:span></text:p>
        <text:p text:style-name="P105"/>
        <text:p text:style-name="P144"><text:span text:style-name="T34">print</text:span><text:span text:style-name="T67">(</text:span><text:span text:style-name="T194">"</text:span><text:span text:style-name="T210">\n </text:span><text:span text:style-name="T202">»» The </text:span><text:span text:style-name="T194">result of </text:span><text:span text:style-name="T202">encoding </text:span><text:span text:style-name="T203">. </text:span><text:span text:style-name="T194">««"</text:span><text:span text:style-name="T67">) </text:span><text:span text:style-name="T34">print</text:span><text:span text:style-name="T67">(finished_text)</text:span></text:p>
        <text:p text:style-name="P84"/>
        <text:p text:style-name="P97"/>
        <text:p text:style-name="P63"><text:soft-page-break/><text:span text:style-name="T41">def </text:span><text:span text:style-name="T62">main</text:span><text:span text:style-name="T78">():</text:span></text:p>
        <text:p text:style-name="P145"><text:span text:style-name="T54">print</text:span><text:span text:style-name="T66">(</text:span><text:span text:style-name="T192">"[x]Hybrid of Vigenere </text:span><text:span text:style-name="T204">&amp; </text:span><text:span text:style-name="T192">Polybius Square cryptography algorithm. </text:span><text:span text:style-name="T194">[x]"</text:span><text:span text:style-name="T67">)</text:span></text:p>
        <text:p text:style-name="P135"><text:span text:style-name="T35">print</text:span><text:span text:style-name="T68">(</text:span><text:span text:style-name="T201">" • </text:span><text:span text:style-name="T202">0. Encoding mode.</text:span><text:span text:style-name="T211">\n </text:span><text:span text:style-name="T201">• </text:span><text:span text:style-name="T202">1. Decoding mode."</text:span><text:span text:style-name="T134">)</text:span></text:p>
        <text:p text:style-name="P105"/>
        <text:p text:style-name="P134"><text:span text:style-name="T128">mode </text:span><text:span text:style-name="T160">= </text:span><text:span text:style-name="T35">int</text:span><text:span text:style-name="T68">(</text:span><text:span text:style-name="T35">input</text:span><text:span text:style-name="T68">(</text:span><text:span text:style-name="T201">"[?] Select </text:span><text:span text:style-name="T204">program mode </text:span><text:span text:style-name="T201">- "</text:span><text:span text:style-name="T68">))</text:span></text:p>
      </text:section>
      <text:p text:style-name="P150"/>
      <text:p text:style-name="P84"/>
      <text:p text:style-name="P84"/>
      <text:p text:style-name="P84"/>
      <text:p text:style-name="P84"/>
      <text:p text:style-name="P139"/>
      <text:list xml:id="list1981252826" text:style-name="WWNum2">
        <text:list-item>
          <text:p text:style-name="P2"><draw:g text:anchor-type="char" draw:z-index="37" draw:style-name="gr1"><draw:path draw:style-name="gr2" draw:text-style-name="P152" svg:width="16.271cm" svg:height="2.368cm" svg:x="3.945cm" svg:y="-2.429cm" svg:viewBox="0 0 16272 2369" svg:d="M0 2330v-2330zM16272 0v2330 6 5l-2 5-2 4-3 5-4 4-3 3-5 4-4 1-5 2h-6-5-16192-6-5l-5-2-4-1-5-4-4-3-3-4-4-5-1-4-2-5-2-5v-6z"><text:p/></draw:path><draw:custom-shape draw:style-name="gr3" draw:text-style-name="P154" svg:width="2.888cm" svg:height="0.371cm" svg:x="4.923cm" svg:y="-2.36cm"><text:p text:style-name="P153"><text:span text:style-name="T217">assembly(mode)</text:span></text:p><draw:enhanced-geometry draw:type="0"/></draw:custom-shape><draw:custom-shape draw:style-name="gr4" draw:text-style-name="P154" svg:width="5.331cm" svg:height="0.877cm" svg:x="4.11cm" svg:y="-1.067cm"><text:p text:style-name="P153"><text:span text:style-name="T218">if <text:s/></text:span><text:span text:style-name="T219"><text:s/></text:span><text:span text:style-name="T220">name </text:span><text:span text:style-name="T221">== </text:span><text:span text:style-name="T222">' main </text:span><text:span text:style-name="T223">'</text:span><text:span text:style-name="T224">: </text:span><text:span text:style-name="T217">main()</text:span></text:p><draw:enhanced-geometry draw:type="0"/></draw:custom-shape></draw:g><text:span text:style-name="T18">Hybrid</text:span><text:span text:style-name="T21"> </text:span><text:span text:style-name="T18">of</text:span><text:span text:style-name="T21"> </text:span><text:span text:style-name="T18">Vigenere</text:span><text:span text:style-name="T21"> </text:span><text:span text:style-name="T19">&amp;</text:span><text:span text:style-name="T22"> </text:span><text:span text:style-name="T18">Polybius</text:span><text:span text:style-name="T21"> </text:span><text:span text:style-name="T18">Square</text:span><text:span text:style-name="T21"> </text:span><text:span text:style-name="T18">cryptography</text:span><text:span text:style-name="T21"> </text:span><text:span text:style-name="T18">algorithm.</text:span><text:span text:style-name="T21"> </text:span><text:span text:style-name="T20">[x]</text:span></text:p>
          <text:list>
            <text:list-item>
              <text:p text:style-name="P4"><text:span text:style-name="T19">0. Encoding</text:span><text:span text:style-name="T23"> </text:span><text:span text:style-name="T19">mode.</text:span></text:p>
            </text:list-item>
            <text:list-item>
              <text:p text:style-name="P6"><text:span text:style-name="T19">1. Decoding</text:span><text:span text:style-name="T24"> </text:span><text:span text:style-name="T19">mode.</text:span></text:p>
            </text:list-item>
          </text:list>
        </text:list-item>
      </text:list>
      <text:p text:style-name="P127"><text:span text:style-name="T212">[?] </text:span><text:span text:style-name="T213">Select program mode </text:span><text:span text:style-name="T212">- </text:span><text:span text:style-name="T213">1</text:span></text:p>
      <text:p text:style-name="P126"><text:span text:style-name="T216">[+] Enter your text </text:span><text:span text:style-name="T212">- </text:span><text:span text:style-name="T213">11 44 44 11 31 52 53 11 52 42 34 44 11 33</text:span></text:p>
      <text:p text:style-name="P105"/>
      <text:p text:style-name="P149">»» The <text:span text:style-name="T214">result of </text:span>encoding <text:span text:style-name="T207">. </text:span>«« ATTACKPAKISTAN</text:p>
      <text:p text:style-name="P94"/>
      <text:p text:style-name="P100"><draw:polygon text:anchor-type="char" draw:z-index="7" draw:style-name="gr5" draw:text-style-name="P152" svg:width="16.271cm" svg:height="0.765cm" svg:x="3.947cm" svg:y="-0.061cm" svg:viewBox="0 0 16272 766" draw:points="0,727 0,41 0,35 2,30 4,25 5,21 9,16 35,0 41,0 16233,0 16238,0 16244,2 16270,25 16272,30 16272,35 16272,41 16272,727 16272,732 16272,738 16270,743 16268,747 16249,764 16244,766 16238,766 16233,766 41,766 35,766 30,766 25,764 21,762 4,743 2,738 0,732"><text:p/></draw:polygon><text:span text:style-name="T2">In </text:span><text:span text:style-name="T3">[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1" svg:font-family="Arial"/>
    <style:font-face style:name="Lohit Devanagari" svg:font-family="'Lohit Devanagari'"/>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line-height="100%" fo:text-align="start" style:justify-single-word="false" fo:orphans="0" fo:widows="0" fo:text-indent="0cm" style:auto-text-indent="false" style:writing-mode="lr-tb"/>
      <style:text-properties style:font-name="Arial" fo:font-family="Arial" style:font-family-generic="roman" style:font-pitch="variable" fo:language="en" fo:country="US" style:font-name-asian="Arial2" style:font-family-asian="Arial" style:font-family-generic-asian="system" style:font-pitch-asian="variable" style:language-asian="en" style:country-asian="US" style:font-name-complex="Arial2" style:font-family-complex="Arial"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text-properties style:font-name="Arial" fo:font-family="Arial" style:font-family-generic="roman" style:font-pitch="variable" fo:font-size="10.5pt" fo:language="en" fo:country="US" style:font-name-asian="Arial2" style:font-family-asian="Arial" style:font-family-generic-asian="system" style:font-pitch-asian="variable" style:font-size-asian="10.5pt" style:language-asian="en" style:country-asian="US" style:font-name-complex="Arial2" style:font-family-complex="Arial" style:font-family-generic-complex="system" style:font-pitch-complex="variable" style:font-size-complex="10.5pt" style:language-complex="ar" style:country-complex="SA"/>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default-outline-level="2" style:list-style-name="" style:class="text">
      <style:paragraph-properties fo:margin-left="0.199cm" fo:margin-right="0cm" fo:margin-top="0.023cm" fo:margin-bottom="0cm" loext:contextual-spacing="false" fo:text-indent="0cm" style:auto-text-indent="false"/>
      <style:text-properties style:font-name="Arial" fo:font-family="Arial" style:font-family-generic="roman" style:font-pitch="variable" fo:font-size="10.5pt" fo:language="en" fo:country="US" fo:font-weight="bold" style:font-name-asian="Arial2" style:font-family-asian="Arial" style:font-family-generic-asian="system" style:font-pitch-asian="variable" style:font-size-asian="10.5pt" style:language-asian="en" style:country-asian="US" style:font-weight-asian="bold" style:font-name-complex="Arial2" style:font-family-complex="Arial" style:font-family-generic-complex="system" style:font-pitch-complex="variable" style:font-size-complex="10.5pt" style:language-complex="ar" style:country-complex="SA" style:font-weight-complex="bold"/>
    </style:style>
    <style:style style:name="Title" style:family="paragraph" style:parent-style-name="Standard" style:default-outline-level="" style:class="chapter">
      <style:paragraph-properties fo:margin-left="0.199cm" fo:margin-right="0cm" fo:text-indent="0cm" style:auto-text-indent="false"/>
      <style:text-properties style:font-name="Arial" fo:font-family="Arial" style:font-family-generic="roman" style:font-pitch="variable" fo:font-size="19.5pt" fo:language="en" fo:country="US" fo:font-weight="bold" style:font-name-asian="Arial2" style:font-family-asian="Arial" style:font-family-generic-asian="system" style:font-pitch-asian="variable" style:font-size-asian="19.5pt" style:language-asian="en" style:country-asian="US" style:font-weight-asian="bold" style:font-name-complex="Arial2" style:font-family-complex="Arial" style:font-family-generic-complex="system" style:font-pitch-complex="variable" style:font-size-complex="19.5pt" style:language-complex="ar" style:country-complex="SA" style:font-weight-complex="bold"/>
    </style:style>
    <style:style style:name="List_20_Paragraph" style:display-name="List Paragraph" style:family="paragraph" style:parent-style-name="Standard" style:default-outline-level="">
      <style:paragraph-properties fo:margin-left="3.353cm" fo:margin-right="0cm" fo:margin-top="0.023cm" fo:margin-bottom="0cm" loext:contextual-spacing="false" fo:text-indent="-0.409cm" style:auto-text-indent="false"/>
      <style:text-properties style:font-name="Arial" fo:font-family="Arial" style:font-family-generic="roman" style:font-pitch="variable" fo:language="en" fo:country="US" style:font-name-asian="Arial2" style:font-family-asian="Arial" style:font-family-generic-asian="system" style:font-pitch-asian="variable" style:language-asian="en" style:country-asian="US" style:font-name-complex="Arial2" style:font-family-complex="Arial" style:font-family-generic-complex="system" style:font-pitch-complex="variable" style:language-complex="ar" style:country-complex="SA"/>
    </style:style>
    <style:style style:name="Table_20_Paragraph" style:display-name="Table Paragraph" style:family="paragraph" style:parent-style-name="Standard" style:default-outline-level="">
      <style:paragraph-properties fo:margin-left="-0.014cm" fo:margin-right="0cm" fo:line-height="0.393cm" fo:text-indent="0cm" style:auto-text-indent="false"/>
      <style:text-properties style:font-name="Arial" fo:font-family="Arial" style:font-family-generic="roman" style:font-pitch="variable" fo:language="en" fo:country="US" style:font-name-asian="Arial2" style:font-family-asian="Arial" style:font-family-generic-asian="system" style:font-pitch-asian="variable" style:language-asian="en" style:country-asian="US" style:font-name-complex="Arial2" style:font-family-complex="Arial"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Footer" style:family="paragraph" style:parent-style-name="Header_20_and_20_Footer" style:class="extra"/>
    <style:style style:name="Default_20_Paragraph_20_Font" style:display-name="Default Paragraph Font" style:family="text"/>
    <style:style style:name="ListLabel_20_1" style:display-name="ListLabel 1" style:family="text">
      <style:text-properties fo:font-size="9.5pt" fo:language="en" fo:country="US" style:font-name-asian="Arial2" style:font-family-asian="Arial" style:font-family-generic-asian="system" style:font-pitch-asian="variable" style:font-size-asian="9.5pt" style:language-asian="en" style:country-asian="US" style:font-name-complex="Arial2" style:font-family-complex="Arial" style:font-family-generic-complex="system" style:font-pitch-complex="variable" style:font-size-complex="9.5pt" style:language-complex="ar" style:country-complex="SA" style:text-scale="156%"/>
    </style:style>
    <style:style style:name="ListLabel_20_2" style:display-name="ListLabel 2" style:family="text">
      <style:text-properties fo:font-size="10.5pt" fo:language="en" fo:country="US" style:font-name-asian="Arial2" style:font-family-asian="Arial" style:font-family-generic-asian="system" style:font-pitch-asian="variable" style:font-size-asian="10.5pt" style:language-asian="en" style:country-asian="US" style:font-name-complex="Arial2" style:font-family-complex="Arial" style:font-family-generic-complex="system" style:font-pitch-complex="variable" style:font-size-complex="10.5pt" style:language-complex="ar" style:country-complex="SA" style:text-scale="157%"/>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ListLabel_20_10" style:display-name="ListLabel 10" style:family="text">
      <style:text-properties fo:font-size="9.5pt" fo:language="en" fo:country="US" style:font-name-asian="Arial2" style:font-family-asian="Arial" style:font-family-generic-asian="system" style:font-pitch-asian="variable" style:font-size-asian="9.5pt" style:language-asian="en" style:country-asian="US" style:font-name-complex="Arial2" style:font-family-complex="Arial" style:font-family-generic-complex="system" style:font-pitch-complex="variable" style:font-size-complex="9.5pt" style:language-complex="ar" style:country-complex="SA" style:text-scale="156%"/>
    </style:style>
    <style:style style:name="ListLabel_20_11" style:display-name="ListLabel 11" style:family="text">
      <style:text-properties fo:font-size="10.5pt" fo:language="en" fo:country="US" style:font-name-asian="Arial2" style:font-family-asian="Arial" style:font-family-generic-asian="system" style:font-pitch-asian="variable" style:font-size-asian="10.5pt" style:language-asian="en" style:country-asian="US" style:font-name-complex="Arial2" style:font-family-complex="Arial" style:font-family-generic-complex="system" style:font-pitch-complex="variable" style:font-size-complex="10.5pt" style:language-complex="ar" style:country-complex="SA" style:text-scale="157%"/>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prefix="[" style:num-suffix="]" style:num-format="i" text:start-value="10">
        <style:list-level-properties text:list-level-position-and-space-mode="label-alignment">
          <style:list-level-label-alignment text:label-followed-by="listtab" fo:text-indent="-0.614cm" fo:margin-left="3.355cm"/>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407cm" fo:margin-left="3.353cm"/>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0.407cm" fo:margin-left="6.428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407cm" fo:margin-left="7.966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407cm" fo:margin-left="9.504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407cm" fo:margin-left="11.04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407cm" fo:margin-left="12.58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407cm" fo:margin-left="14.118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407cm" fo:margin-left="15.65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0" style:num-prefix="[" style:num-suffix="]" style:num-format="i" text:start-value="10">
        <style:list-level-properties text:list-level-position-and-space-mode="label-alignment">
          <style:list-level-label-alignment text:label-followed-by="listtab" fo:text-indent="-0.614cm" fo:margin-left="3.355cm"/>
        </style:list-level-properties>
      </text:list-level-style-number>
      <text:list-level-style-bullet text:level="2" text:style-name="ListLabel_20_11" style:num-suffix="•" text:bullet-char="•">
        <style:list-level-properties text:list-level-position-and-space-mode="label-alignment">
          <style:list-level-label-alignment text:label-followed-by="listtab" fo:text-indent="-0.407cm" fo:margin-left="3.353cm"/>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fo:text-indent="-0.407cm" fo:margin-left="6.428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407cm" fo:margin-left="7.966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407cm" fo:margin-left="9.504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407cm" fo:margin-left="11.04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407cm" fo:margin-left="12.58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407cm" fo:margin-left="14.118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407cm" fo:margin-left="15.65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Text_20_body">
      <style:paragraph-properties fo:line-height="5%"/>
      <style:text-properties fo:font-size="10pt" style:font-size-asian="10pt"/>
    </style:style>
    <style:style style:name="MP2" style:family="paragraph" style:parent-style-name="Frame_20_contents">
      <style:paragraph-properties fo:margin-left="0.035cm" fo:margin-right="0cm" fo:margin-top="0.025cm" fo:margin-bottom="0cm" loext:contextual-spacing="false" fo:text-align="start" style:justify-single-word="false" fo:text-indent="0cm" style:auto-text-indent="false"/>
    </style:style>
    <style:style style:name="MP3" style:family="paragraph" style:parent-style-name="Frame_20_contents">
      <style:paragraph-properties fo:margin-left="0.106cm" fo:margin-right="0cm" fo:margin-top="0.025cm" fo:margin-bottom="0cm" loext:contextual-spacing="false" fo:text-align="start" style:justify-single-word="false" fo:text-indent="0cm" style:auto-text-indent="false"/>
    </style:style>
    <style:style style:name="MT1" style:family="text">
      <style:text-properties fo:font-size="8pt" style:font-size-asian="8pt"/>
    </style:style>
    <style:style style:name="M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page-layout style:name="Mpm1">
      <style:page-layout-properties fo:page-width="21.59cm" fo:page-height="27.94cm" style:num-format="1" style:print-orientation="portrait" fo:margin-top="0.483cm" fo:margin-bottom="0.503cm" fo:margin-left="1.341cm" fo:margin-right="1.51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504cm" fo:margin-left="0cm" fo:margin-right="0cm" fo:margin-bottom="0.406cm" style:dynamic-spacing="true"/>
      </style:header-style>
      <style:footer-style>
        <style:header-footer-properties fo:min-height="0.344cm" fo:margin-left="0cm" fo:margin-right="0cm" fo:margin-top="0.243cm" style:dynamic-spacing="true"/>
      </style:footer-style>
    </style:page-layout>
    <style:page-layout style:name="Mpm2">
      <style:page-layout-properties fo:page-width="21.59cm" fo:page-height="27.94cm" style:num-format="1" style:print-orientation="portrait" fo:margin-top="0.988cm" fo:margin-bottom="0.847cm" fo:margin-left="1.341cm" fo:margin-right="1.51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0.483cm" fo:margin-bottom="0.503cm" fo:margin-left="1.341cm" fo:margin-right="1.517cm" style:writing-mode="lr-tb" style:layout-grid-color="#c0c0c0" style:layout-grid-lines="26105"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504cm" fo:margin-left="0cm" fo:margin-right="0cm" fo:margin-bottom="0.406cm" style:dynamic-spacing="true"/>
      </style:header-style>
      <style:footer-style>
        <style:header-footer-properties fo:min-height="0.344cm" fo:margin-left="0cm" fo:margin-right="0cm" fo:margin-top="0.243cm" style:dynamic-spacing="true"/>
      </style:footer-style>
    </style:page-layout>
  </office:automatic-styles>
  <office:master-styles>
    <style:master-page style:name="Standard" style:page-layout-name="Mpm1">
      <style:header>
        <text:p text:style-name="MP1"><draw:frame draw:style-name="Mfr1" text:anchor-type="char" svg:x="0.898cm" svg:y="0.485cm" svg:width="1.483cm" svg:height="0.386cm" draw:z-index="1"><draw:text-box><text:p text:style-name="MP2"><text:span text:style-name="MT1">10/16/2020</text:span></text:p></draw:text-box></draw:frame><draw:frame draw:style-name="Mfr1" text:anchor-type="char" svg:x="10.225cm" svg:y="0.485cm" svg:width="3.618cm" svg:height="0.386cm" draw:z-index="3"><draw:text-box><text:p text:style-name="MP2"><text:span text:style-name="MT1">temp-160283072477242934</text:span></text:p></draw:text-box></draw:frame></text:p>
      </style:header>
      <style:footer>
        <text:p text:style-name="MP1"><draw:frame draw:style-name="Mfr1" text:anchor-type="char" svg:x="0.898cm" svg:y="27.049cm" svg:width="16.522cm" svg:height="0.386cm" draw:z-index="4"><draw:text-box><text:p text:style-name="MP2"><text:span text:style-name="MT1">https://htmtopdf.herokuapp.com/ipynbviewer/temp/aa7ac12f322daa7c3ea8087f8203d2d5/Hybrid_cipher (3).html?t=1602830726652</text:span></text:p></draw:text-box></draw:frame><draw:frame draw:style-name="Mfr1" text:anchor-type="char" svg:x="20.158cm" svg:y="27.049cm" svg:width="0.534cm" svg:height="0.386cm" draw:z-index="5"><draw:text-box><text:p text:style-name="MP3"><text:page-number text:select-page="current">1</text:page-number><text:span text:style-name="MT1">/6</text:span></text:p></draw:text-box></draw:frame></text:p>
      </style:footer>
    </style:master-page>
    <style:master-page style:name="First_20_Page" style:display-name="First Page" style:page-layout-name="Mpm2" style:next-style-name="Standard"/>
    <style:master-page style:name="Converted1" style:page-layout-name="Mpm3">
      <style:header>
        <text:p text:style-name="MP1"><draw:frame draw:style-name="Mfr1" text:anchor-type="char" svg:x="0.898cm" svg:y="0.485cm" svg:width="1.483cm" svg:height="0.386cm" draw:z-index="8"><draw:text-box><text:p text:style-name="MP2"><text:span text:style-name="MT1">10/16/2020</text:span></text:p></draw:text-box></draw:frame><draw:frame draw:style-name="Mfr1" text:anchor-type="char" svg:x="10.225cm" svg:y="0.485cm" svg:width="3.618cm" svg:height="0.386cm" draw:z-index="9"><draw:text-box><text:p text:style-name="MP2"><text:span text:style-name="MT1">temp-160283072477242934</text:span></text:p></draw:text-box></draw:frame></text:p>
      </style:header>
      <style:footer>
        <text:p text:style-name="MP1"><draw:frame draw:style-name="Mfr1" text:anchor-type="char" svg:x="0.898cm" svg:y="27.049cm" svg:width="16.522cm" svg:height="0.386cm" draw:z-index="10"><draw:text-box><text:p text:style-name="MP2"><text:span text:style-name="MT1">https://htmtopdf.herokuapp.com/ipynbviewer/temp/aa7ac12f322daa7c3ea8087f8203d2d5/Hybrid_cipher (3).html?t=1602830726652</text:span></text:p></draw:text-box></draw:frame><draw:frame draw:style-name="Mfr1" text:anchor-type="char" svg:x="20.158cm" svg:y="27.049cm" svg:width="0.534cm" svg:height="0.386cm" draw:z-index="35"><draw:text-box><text:p text:style-name="MP3"><text:page-number text:select-page="current">2</text:page-number><text:span text:style-name="MT1">/6</text:span></text:p></draw:text-box></draw:frame></text:p>
      </style:footer>
    </style:master-page>
    <style:master-page style:name="Converted2" style:page-layout-name="Mpm3">
      <style:header>
        <text:p text:style-name="MP1"><draw:frame draw:style-name="Mfr1" text:anchor-type="char" svg:x="0.898cm" svg:y="0.485cm" svg:width="1.483cm" svg:height="0.386cm" draw:z-index="14"><draw:text-box><text:p text:style-name="MP2"><text:span text:style-name="MT1">10/16/2020</text:span></text:p></draw:text-box></draw:frame><draw:frame draw:style-name="Mfr1" text:anchor-type="char" svg:x="10.225cm" svg:y="0.485cm" svg:width="3.618cm" svg:height="0.386cm" draw:z-index="12"><draw:text-box><text:p text:style-name="MP2"><text:span text:style-name="MT1">temp-160283072477242934</text:span></text:p></draw:text-box></draw:frame></text:p>
      </style:header>
      <style:footer>
        <text:p text:style-name="MP1"><draw:frame draw:style-name="Mfr1" text:anchor-type="char" svg:x="0.898cm" svg:y="27.049cm" svg:width="16.522cm" svg:height="0.386cm" draw:z-index="34"><draw:text-box><text:p text:style-name="MP2"><text:span text:style-name="MT1">https://htmtopdf.herokuapp.com/ipynbviewer/temp/aa7ac12f322daa7c3ea8087f8203d2d5/Hybrid_cipher (3).html?t=1602830726652</text:span></text:p></draw:text-box></draw:frame><draw:frame draw:style-name="Mfr1" text:anchor-type="char" svg:x="20.158cm" svg:y="27.049cm" svg:width="0.534cm" svg:height="0.386cm" draw:z-index="16"><draw:text-box><text:p text:style-name="MP3"><text:page-number text:select-page="current">3</text:page-number><text:span text:style-name="MT1">/6</text:span></text:p></draw:text-box></draw:frame></text:p>
      </style:footer>
    </style:master-page>
    <style:master-page style:name="Converted3" style:page-layout-name="Mpm3">
      <style:header>
        <text:p text:style-name="MP1"><draw:frame draw:style-name="Mfr1" text:anchor-type="char" svg:x="0.898cm" svg:y="0.485cm" svg:width="1.483cm" svg:height="0.386cm" draw:z-index="19"><draw:text-box><text:p text:style-name="MP2"><text:span text:style-name="MT1">10/16/2020</text:span></text:p></draw:text-box></draw:frame><draw:frame draw:style-name="Mfr1" text:anchor-type="char" svg:x="10.225cm" svg:y="0.485cm" svg:width="3.618cm" svg:height="0.386cm" draw:z-index="18"><draw:text-box><text:p text:style-name="MP2"><text:span text:style-name="MT1">temp-160283072477242934</text:span></text:p></draw:text-box></draw:frame></text:p>
      </style:header>
      <style:footer>
        <text:p text:style-name="MP1"><draw:frame draw:style-name="Mfr1" text:anchor-type="char" svg:x="0.898cm" svg:y="27.049cm" svg:width="16.522cm" svg:height="0.386cm" draw:z-index="29"><draw:text-box><text:p text:style-name="MP2"><text:span text:style-name="MT1">https://htmtopdf.herokuapp.com/ipynbviewer/temp/aa7ac12f322daa7c3ea8087f8203d2d5/Hybrid_cipher (3).html?t=1602830726652</text:span></text:p></draw:text-box></draw:frame><draw:frame draw:style-name="Mfr1" text:anchor-type="char" svg:x="20.158cm" svg:y="27.049cm" svg:width="0.534cm" svg:height="0.386cm" draw:z-index="20"><draw:text-box><text:p text:style-name="MP3"><text:page-number text:select-page="current">5</text:page-number><text:span text:style-name="MT1">/6</text:span></text:p></draw:text-box></draw:frame></text:p>
      </style:footer>
    </style:master-page>
    <style:master-page style:name="Converted4" style:page-layout-name="Mpm3">
      <style:header>
        <text:p text:style-name="MP1"><draw:frame draw:style-name="Mfr1" text:anchor-type="char" svg:x="0.898cm" svg:y="0.485cm" svg:width="1.483cm" svg:height="0.386cm" draw:z-index="24"><draw:text-box><text:p text:style-name="MP2"><text:span text:style-name="MT1">10/16/2020</text:span></text:p></draw:text-box></draw:frame><draw:frame draw:style-name="Mfr1" text:anchor-type="char" svg:x="10.225cm" svg:y="0.485cm" svg:width="3.618cm" svg:height="0.386cm" draw:z-index="22"><draw:text-box><text:p text:style-name="MP2"><text:span text:style-name="MT1">temp-160283072477242934</text:span></text:p></draw:text-box></draw:frame></text:p>
      </style:header>
      <style:footer>
        <text:p text:style-name="MP1"><draw:frame draw:style-name="Mfr1" text:anchor-type="char" svg:x="0.898cm" svg:y="27.049cm" svg:width="16.522cm" svg:height="0.386cm" draw:z-index="28"><draw:text-box><text:p text:style-name="MP2"><text:span text:style-name="MT1">https://htmtopdf.herokuapp.com/ipynbviewer/temp/aa7ac12f322daa7c3ea8087f8203d2d5/Hybrid_cipher (3).html?t=1602830726652</text:span></text:p></draw:text-box></draw:frame><draw:frame draw:style-name="Mfr1" text:anchor-type="char" svg:x="20.158cm" svg:y="27.049cm" svg:width="0.534cm" svg:height="0.386cm" draw:z-index="26"><draw:text-box><text:p text:style-name="MP3"><text:page-number text:select-page="current">7</text:page-number><text:span text:style-name="MT1">/6</text:span></text:p></draw:text-box></draw:frame></text:p>
      </style:footer>
    </style:master-page>
    <style:master-page style:name="Converted5" style:page-layout-name="Mpm3">
      <style:header>
        <text:p text:style-name="MP1"><draw:frame draw:style-name="Mfr1" text:anchor-type="char" svg:x="0.898cm" svg:y="0.485cm" svg:width="1.483cm" svg:height="0.386cm" draw:z-index="31"><draw:text-box><text:p text:style-name="MP2"><text:span text:style-name="MT1">10/16/2020</text:span></text:p></draw:text-box></draw:frame><draw:frame draw:style-name="Mfr1" text:anchor-type="char" svg:x="10.225cm" svg:y="0.485cm" svg:width="3.618cm" svg:height="0.386cm" draw:z-index="30"><draw:text-box><text:p text:style-name="MP2"><text:span text:style-name="MT1">temp-160283072477242934</text:span></text:p></draw:text-box></draw:frame></text:p>
      </style:header>
      <style:footer>
        <text:p text:style-name="MP1"><draw:frame draw:style-name="Mfr1" text:anchor-type="char" svg:x="0.898cm" svg:y="27.049cm" svg:width="16.522cm" svg:height="0.386cm" draw:z-index="33"><draw:text-box><text:p text:style-name="MP2"><text:span text:style-name="MT1">https://htmtopdf.herokuapp.com/ipynbviewer/temp/aa7ac12f322daa7c3ea8087f8203d2d5/Hybrid_cipher (3).html?t=1602830726652</text:span></text:p></draw:text-box></draw:frame><draw:frame draw:style-name="Mfr1" text:anchor-type="char" svg:x="20.158cm" svg:y="27.049cm" svg:width="0.534cm" svg:height="0.386cm" draw:z-index="32"><draw:text-box><text:p text:style-name="MP3"><text:page-number text:select-page="current">8</text:page-number><text:span text:style-name="MT1">/6</text:span></text:p></draw:text-box></draw:fram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8T09:27:09</meta:creation-date>
    <dc:date>2020-12-18T14:57:54.166419056</dc:date>
    <meta:editing-duration>PT25S</meta:editing-duration>
    <meta:generator>LibreOffice/6.4.3.2$Linux_X86_64 LibreOffice_project/40$Build-2</meta:generator>
    <meta:editing-cycles>1</meta:editing-cycles>
    <meta:document-statistic meta:table-count="2" meta:image-count="0" meta:object-count="0" meta:page-count="8" meta:paragraph-count="335" meta:word-count="787" meta:character-count="5273" meta:non-whitespace-character-count="4782"/>
    <meta:user-defined meta:name="AppVersion">12.0000</meta:user-defined>
    <meta:user-defined meta:name="Created" meta:value-type="date">2020-10-16T00:00:00</meta:user-defined>
    <meta:user-defined meta:name="Creator">Mozilla/5.0 (Windows NT 10.0; Win64; x64) AppleWebKit/537.36 (KHTML, like Gecko) Chrome/86.0.4240.75 Safari/537.36</meta:user-defined>
    <meta:user-defined meta:name="DocSecurity" meta:value-type="float">0</meta:user-defined>
    <meta:user-defined meta:name="HyperlinksChanged" meta:value-type="boolean">false</meta:user-defined>
    <meta:user-defined meta:name="LastSaved" meta:value-type="date">2020-12-18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